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9.21mm"/>
    </style:style>
    <style:style style:name="co9" style:family="table-column">
      <style:table-column-properties fo:break-before="auto" style:column-width="50.38mm"/>
    </style:style>
    <style:style style:name="co10" style:family="table-column">
      <style:table-column-properties fo:break-before="auto" style:column-width="32.12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22.6mm"/>
    </style:style>
    <style:style style:name="co13" style:family="table-column">
      <style:table-column-properties fo:break-before="auto" style:column-width="17.97mm"/>
    </style:style>
    <style:style style:name="co14" style:family="table-column">
      <style:table-column-properties fo:break-before="auto" style:column-width="17.15mm"/>
    </style:style>
    <style:style style:name="co15" style:family="table-column">
      <style:table-column-properties fo:break-before="auto" style:column-width="19.6mm"/>
    </style:style>
    <style:style style:name="co16" style:family="table-column">
      <style:table-column-properties fo:break-before="auto" style:column-width="32.4mm"/>
    </style:style>
    <style:style style:name="co17" style:family="table-column">
      <style:table-column-properties fo:break-before="auto" style:column-width="35.67mm"/>
    </style:style>
    <style:style style:name="co18" style:family="table-column">
      <style:table-column-properties fo:break-before="auto" style:column-width="32.67mm"/>
    </style:style>
    <style:style style:name="co19" style:family="table-column">
      <style:table-column-properties fo:break-before="auto" style:column-width="52.83mm"/>
    </style:style>
    <style:style style:name="co20" style:family="table-column">
      <style:table-column-properties fo:break-before="auto" style:column-width="50.64mm"/>
    </style:style>
    <style:style style:name="co21" style:family="table-column">
      <style:table-column-properties fo:break-before="auto" style:column-width="29.67mm"/>
    </style:style>
    <style:style style:name="co22" style:family="table-column">
      <style:table-column-properties fo:break-before="auto" style:column-width="34.85mm"/>
    </style:style>
    <style:style style:name="co23" style:family="table-column">
      <style:table-column-properties fo:break-before="auto" style:column-width="35.95mm"/>
    </style:style>
    <style:style style:name="co24" style:family="table-column">
      <style:table-column-properties fo:break-before="auto" style:column-width="37.02mm"/>
    </style:style>
    <style:style style:name="co25" style:family="table-column">
      <style:table-column-properties fo:break-before="auto" style:column-width="43.02mm"/>
    </style:style>
    <style:style style:name="co36" style:family="table-column">
      <style:table-column-properties fo:break-before="auto" style:column-width="34.03mm"/>
    </style:style>
    <style:style style:name="co37" style:family="table-column">
      <style:table-column-properties fo:break-before="auto" style:column-width="31.57mm"/>
    </style:style>
    <style:style style:name="co28" style:family="table-column">
      <style:table-column-properties fo:break-before="auto" style:column-width="78.97mm"/>
    </style:style>
    <style:style style:name="co29" style:family="table-column">
      <style:table-column-properties fo:break-before="auto" style:column-width="47.92mm"/>
    </style:style>
    <style:style style:name="co30" style:family="table-column">
      <style:table-column-properties fo:break-before="auto" style:column-width="53.92mm"/>
    </style:style>
    <style:style style:name="co31" style:family="table-column">
      <style:table-column-properties fo:break-before="auto" style:column-width="26.14mm"/>
    </style:style>
    <style:style style:name="co32" style:family="table-column">
      <style:table-column-properties fo:break-before="auto" style:column-width="49.28mm"/>
    </style:style>
    <style:style style:name="co33" style:family="table-column">
      <style:table-column-properties fo:break-before="auto" style:column-width="74.33mm"/>
    </style:style>
    <style:style style:name="co34" style:family="table-column">
      <style:table-column-properties fo:break-before="auto" style:column-width="65.9mm"/>
    </style:style>
    <style:style style:name="co35" style:family="table-column">
      <style:table-column-properties fo:break-before="auto" style:column-width="26.95mm"/>
    </style:style>
    <style:style style:name="co38" style:family="table-column">
      <style:table-column-properties fo:break-before="auto" style:column-width="32.95mm"/>
    </style:style>
    <style:style style:name="co39" style:family="table-column">
      <style:table-column-properties fo:break-before="auto" style:column-width="36.48mm"/>
    </style:style>
    <style:style style:name="co40" style:family="table-column">
      <style:table-column-properties fo:break-before="auto" style:column-width="28.31mm"/>
    </style:style>
    <style:style style:name="co41" style:family="table-column">
      <style:table-column-properties fo:break-before="auto" style:column-width="58mm"/>
    </style:style>
    <style:style style:name="co42" style:family="table-column">
      <style:table-column-properties fo:break-before="auto" style:column-width="16.05mm"/>
    </style:style>
    <style:style style:name="co43" style:family="table-column">
      <style:table-column-properties fo:break-before="auto" style:column-width="21.78mm"/>
    </style:style>
    <style:style style:name="co44" style:family="table-column">
      <style:table-column-properties fo:break-before="auto" style:column-width="20.69mm"/>
    </style:style>
    <style:style style:name="co45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false"/>
    </style:style>
    <style:style style:name="ro4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0" style:family="table-cell" style:parent-style-name="Default">
      <style:table-cell-properties fo:background-color="#ffff00"/>
      <style:text-properties fo:color="#000000"/>
    </style:style>
    <style:style style:name="ce11" style:family="table-cell" style:parent-style-name="Default">
      <style:table-cell-properties fo:border-bottom="none" fo:background-color="#0000cc" fo:border-left="none" fo:border-right="none" fo:border-top="0.06pt solid #000000"/>
      <style:text-properties fo:color="#ffffff"/>
    </style:style>
    <style:style style:name="ce12" style:family="table-cell" style:parent-style-name="Default">
      <style:table-cell-properties fo:background-color="#0000cc"/>
      <style:text-properties fo:color="#ffffff"/>
    </style:style>
    <style:style style:name="ce13" style:family="table-cell" style:parent-style-name="Default">
      <style:table-cell-properties fo:background-color="#0000cc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color="#ffffff"/>
    </style:style>
    <style:style style:name="ce17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00ffff"/>
      <style:text-properties fo:color="#000000"/>
    </style:style>
    <style:style style:name="ce28" style:family="table-cell" style:parent-style-name="Default">
      <style:table-cell-properties fo:border-bottom="none" fo:background-color="#778899" fo:border-left="none" fo:border-right="none" fo:border-top="0.06pt solid #000000"/>
      <style:text-properties fo:color="#ffffff"/>
    </style:style>
    <style:style style:name="ce30" style:family="table-cell" style:parent-style-name="Default">
      <style:table-cell-properties fo:background-color="#778899"/>
      <style:text-properties fo:color="#ffffff"/>
    </style:style>
    <style:style style:name="ce31" style:family="table-cell" style:parent-style-name="Default">
      <style:table-cell-properties fo:background-color="#778899"/>
    </style:style>
    <style:style style:name="ce33" style:family="table-cell" style:parent-style-name="Default">
      <style:table-cell-properties fo:background-color="#ff3333"/>
      <style:text-properties fo:color="#ffffff"/>
    </style:style>
    <style:style style:name="ce36" style:family="table-cell" style:parent-style-name="Default" style:data-style-name="N4">
      <style:text-properties style:font-name="Liberation Sans" style:font-name-asian="Noto Sans CJK JP DemiLight" style:font-name-complex="FreeSans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fo:background-color="#00ffff"/>
    </style:style>
    <style:style style:name="ce9" style:family="table-cell" style:parent-style-name="Default">
      <style:table-cell-properties fo:background-color="#00cc00"/>
      <style:text-properties fo:color="#ffffff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JP DemiLight" style:font-name-complex="FreeSans"/>
    </style:style>
    <style:style style:name="ce5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8" style:family="table-cell" style:parent-style-name="Default">
      <style:table-cell-properties fo:background-color="#ff0000"/>
      <style:text-properties fo:color="#ffffff"/>
    </style:style>
    <style:style style:name="ce89" style:family="table-cell" style:parent-style-name="Default">
      <style:table-cell-properties fo:background-color="#ff0000" style:text-align-source="fix" style:repeat-content="false"/>
      <style:paragraph-properties fo:text-align="end" fo:margin-left="0mm"/>
      <style:text-properties fo:color="#ffffff"/>
    </style:style>
    <style:style style:name="ce74" style:family="table-cell" style:parent-style-name="Default">
      <style:table-cell-properties fo:background-color="#00ff7f"/>
      <style:text-properties style:use-window-font-color="true"/>
    </style:style>
    <style:style style:name="ce78" style:family="table-cell" style:parent-style-name="Default">
      <style:table-cell-properties fo:background-color="#00ff7f" style:text-align-source="fix" style:repeat-content="false" style:vertical-align="middle"/>
      <style:paragraph-properties fo:text-align="center"/>
    </style:style>
    <style:style style:name="ce82" style:family="table-cell" style:parent-style-name="Default">
      <style:table-cell-properties fo:background-color="#00ff7f"/>
    </style:style>
    <style:style style:name="ce1" style:family="table-cell" style:parent-style-name="Default">
      <style:table-cell-properties fo:background-color="#0000ff"/>
      <style:text-properties fo:color="#ffffff"/>
    </style:style>
    <style:style style:name="ce7" style:family="table-cell" style:parent-style-name="Default">
      <style:table-cell-properties fo:background-color="#0064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69b4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JP DemiLight" style:font-name-complex="FreeSans"/>
    </style:style>
    <style:style style:name="ce70" style:family="table-cell" style:parent-style-name="Default">
      <style:table-cell-properties fo:background-color="#ff3333"/>
      <style:text-properties fo:color="#ffffff"/>
    </style:style>
    <style:style style:name="ce72" style:family="table-cell" style:parent-style-name="Default">
      <style:table-cell-properties fo:background-color="#00cc00"/>
      <style:text-properties fo:color="#ffffff"/>
    </style:style>
    <style:style style:name="ce73" style:family="table-cell" style:parent-style-name="Default">
      <style:table-cell-properties fo:background-color="#00ffff"/>
    </style:style>
    <style:style style:name="ce75" style:family="table-cell" style:parent-style-name="Default">
      <style:table-cell-properties fo:background-color="#ffff00"/>
      <style:text-properties fo:color="#000000"/>
    </style:style>
    <style:style style:name="ce76" style:family="table-cell" style:parent-style-name="Default">
      <style:table-cell-properties fo:background-color="#00ffff"/>
      <style:text-properties fo:color="#000000"/>
    </style:style>
    <style:style style:name="ce77" style:family="table-cell" style:parent-style-name="Default">
      <style:table-cell-properties fo:border-bottom="none" fo:background-color="#778899" fo:border-left="none" fo:border-right="none" fo:border-top="0.06pt solid #000000"/>
      <style:text-properties fo:color="#ffffff"/>
    </style:style>
    <style:style style:name="ce79" style:family="table-cell" style:parent-style-name="Default">
      <style:table-cell-properties fo:background-color="#778899"/>
      <style:text-properties fo:color="#ffffff"/>
    </style:style>
    <style:style style:name="ce80" style:family="table-cell" style:parent-style-name="Default">
      <style:table-cell-properties fo:background-color="#778899"/>
    </style:style>
    <style:style style:name="ce81" style:family="table-cell" style:parent-style-name="Default">
      <style:table-cell-properties fo:border-bottom="none" fo:background-color="#0000cc" fo:border-left="none" fo:border-right="none" fo:border-top="0.06pt solid #000000"/>
      <style:text-properties fo:color="#ffffff"/>
    </style:style>
    <style:style style:name="ce83" style:family="table-cell" style:parent-style-name="Default">
      <style:table-cell-properties fo:background-color="#0000cc"/>
      <style:text-properties fo:color="#ffffff"/>
    </style:style>
    <style:style style:name="ce84" style:family="table-cell" style:parent-style-name="Default">
      <style:table-cell-properties fo:background-color="#0000cc"/>
    </style:style>
    <style:style style:name="ce85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color="#ffffff"/>
    </style:style>
    <style:style style:name="ce86" style:family="table-cell" style:parent-style-name="Default" style:data-style-name="N4">
      <style:text-properties style:font-name="Liberation Sans" style:font-name-asian="Noto Sans CJK JP DemiLight" style:font-name-complex="FreeSans"/>
    </style:style>
    <style:style style:name="ce87" style:family="table-cell" style:parent-style-name="Default" style:data-style-name="N4"/>
    <style:style style:name="ce90" style:family="table-cell" style:parent-style-name="Default" style:data-style-name="N4">
      <style:table-cell-properties fo:background-color="#00ffff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JP DemiLight" style:font-name-complex="FreeSans"/>
    </style:style>
    <style:style style:name="ce92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93" style:family="table-cell" style:parent-style-name="Default">
      <style:table-cell-properties fo:background-color="#ff0000"/>
      <style:text-properties fo:color="#ffffff"/>
    </style:style>
    <style:style style:name="ce94" style:family="table-cell" style:parent-style-name="Default">
      <style:table-cell-properties fo:background-color="#ff0000" style:text-align-source="fix" style:repeat-content="false"/>
      <style:paragraph-properties fo:text-align="end" fo:margin-left="0mm"/>
      <style:text-properties fo:color="#ffffff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2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 style:data-style-name="N122"/>
    <style:style style:name="ce2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Liberation Sans" fo:font-size="10pt" style:font-size-asian="10pt" style:font-size-complex="10pt"/>
    </style:style>
    <style:style style:name="ce27" style:family="table-cell" style:parent-style-name="Default" style:data-style-name="N0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7fff00" fo:border="none"/>
      <style:text-properties fo:color="#ffffff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4500"/>
      <style:text-properties fo:color="#ffffff"/>
    </style:style>
    <style:style style:name="ce66" style:family="table-cell" style:parent-style-name="Default">
      <style:table-cell-properties fo:background-color="#7fff00" fo:border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font-name="Liberation Sans" style:font-name-asian="Noto Sans CJK JP DemiLight" style:font-name-complex="FreeSans"/>
    </style:style>
    <style:style style:name="ce67" style:family="table-cell" style:parent-style-name="Default">
      <style:table-cell-properties fo:background-color="#7fff00"/>
    </style:style>
    <style:style style:name="ce63" style:family="table-cell" style:parent-style-name="Default" style:data-style-name="N99"/>
    <style:style style:name="ce111" style:family="table-cell" style:parent-style-name="Default">
      <style:table-cell-properties fo:background-color="#00ff7f"/>
    </style:style>
    <style:style style:name="ce112" style:family="table-cell" style:parent-style-name="Default">
      <style:table-cell-properties fo:background-color="#00ff7f"/>
      <style:text-properties style:use-window-font-color="true"/>
    </style:style>
    <style:style style:name="ce113" style:family="table-cell" style:parent-style-name="Default">
      <style:table-cell-properties fo:background-color="#00ff7f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Estrutura" table:style-name="ta1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Rout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Number Node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MZ</text:p>
          </table:table-cell>
          <table:table-cell office:value-type="string" calcext:value-type="string">
            <text:p>Server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uilding 1 room 0.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Router interconnection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---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ip</text:p>
          </table:table-cell>
          <table:table-cell office:value-type="string" calcext:value-type="string">
            <text:p>Voip 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all building</text:p>
          </table:table-cell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fi1</text:p>
          </table:table-cell>
          <table:table-cell table:style-name="ce62" office:value-type="string" calcext:value-type="string" table:number-columns-spanned="1" table:number-rows-spanned="2">
            <text:p>Wifi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uilding 1</text:p>
          </table:table-cell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fi2</text:p>
          </table:table-cell>
          <table:covered-table-cell/>
          <table:table-cell office:value-type="string" calcext:value-type="string">
            <text:p>r2</text:p>
          </table:table-cell>
          <table:table-cell office:value-type="string" calcext:value-type="string">
            <text:p>Building 2</text:p>
          </table:table-cell>
          <table:table-cell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10</text:p>
          </table:table-cell>
          <table:table-cell office:value-type="string" calcext:value-type="string">
            <text:p>Network outlet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uilding 1 ground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11</text:p>
          </table:table-cell>
          <table:table-cell office:value-type="string" calcext:value-type="string">
            <text:p>Network outlet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uilding 1 floor one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12</text:p>
          </table:table-cell>
          <table:table-cell office:value-type="string" calcext:value-type="string">
            <text:p>Network outlet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Building 1 floor 2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20</text:p>
          </table:table-cell>
          <table:table-cell office:value-type="string" calcext:value-type="string">
            <text:p>Network outlets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uilding 2 ground</text:p>
          </table:table-cell>
          <table:table-cell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n21</text:p>
          </table:table-cell>
          <table:table-cell office:value-type="string" calcext:value-type="string">
            <text:p>Network outlets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Building 2 floor one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VLAN</text:p>
          </table:table-cell>
          <table:table-cell table:style-name="ce7" table:number-columns-repeated="1023"/>
        </table:table-row>
        <table:table-row table:style-name="ro1">
          <table:table-cell table:number-columns-repeated="7"/>
          <table:table-cell table:style-name="ce62" office:value-type="string" calcext:value-type="string">
            <text:p>Comands: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VLAN</text:p>
          </table:table-cell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Usable Network Address</text:p>
          </table:table-cell>
          <table:table-cell table:style-name="ce16" office:value-type="string" calcext:value-type="string">
            <text:p>Mask</text:p>
          </table:table-cell>
          <table:table-cell table:style-name="ce16"/>
          <table:table-cell/>
          <table:table-cell table:style-name="ce16" table:number-columns-repeated="1018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vlan10</text:p>
          </table:table-cell>
          <table:table-cell table:style-name="ce59" office:value-type="string" calcext:value-type="string">
            <text:p>10.0.173.1</text:p>
          </table:table-cell>
          <table:table-cell table:style-name="ce59" office:value-type="string" calcext:value-type="string">
            <text:p>255.255.255.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COM.MICROSOFT.CONCAT(&quot;vlan &quot;;[.A17])" office:value-type="string" office:string-value="vlan 10" calcext:value-type="string">
            <text:p>vlan 10</text:p>
          </table:table-cell>
          <table:table-cell table:style-name="ce16" table:formula="of:=COM.MICROSOFT.CONCAT(&quot;name &quot;;[.B17])" office:value-type="string" office:string-value="name vlan10" calcext:value-type="string">
            <text:p>name vlan10</text:p>
          </table:table-cell>
          <table:table-cell table:style-name="ce16" table:formula="of:=CONCATENATE(&quot;interface vlan&quot;;&quot; &quot;;[.A17];)" office:value-type="string" office:string-value="interface vlan 10" calcext:value-type="string">
            <text:p>interface vlan 10</text:p>
          </table:table-cell>
          <table:table-cell table:style-name="ce60" table:formula="of:=CONCATENATE(&quot;ip address &quot;;[.C17];&quot; &quot;;[.D17])" office:value-type="string" office:string-value="ip address 10.0.173.1 255.255.255.0" calcext:value-type="string">
            <text:p>ip address 10.0.173.1 255.255.255.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vlan11</text:p>
          </table:table-cell>
          <table:table-cell table:style-name="ce59" office:value-type="string" calcext:value-type="string">
            <text:p>10.0.168.1</text:p>
          </table:table-cell>
          <table:table-cell table:style-name="ce59" office:value-type="string" calcext:value-type="string">
            <text:p>255.255.254.0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COM.MICROSOFT.CONCAT(&quot;vlan &quot;;[.A18])" office:value-type="string" office:string-value="vlan 11" calcext:value-type="string">
            <text:p>vlan 11</text:p>
          </table:table-cell>
          <table:table-cell table:style-name="ce16" table:formula="of:=COM.MICROSOFT.CONCAT(&quot;name &quot;;[.B18])" office:value-type="string" office:string-value="name vlan11" calcext:value-type="string">
            <text:p>name vlan11</text:p>
          </table:table-cell>
          <table:table-cell table:style-name="ce16" table:formula="of:=CONCATENATE(&quot;interface vlan&quot;;&quot; &quot;;[.A18];)" office:value-type="string" office:string-value="interface vlan 11" calcext:value-type="string">
            <text:p>interface vlan 11</text:p>
          </table:table-cell>
          <table:table-cell table:style-name="ce16" table:formula="of:=CONCATENATE(&quot;ip address &quot;;[.C18];&quot; &quot;;[.D18])" office:value-type="string" office:string-value="ip address 10.0.168.1 255.255.254.0" calcext:value-type="string">
            <text:p>ip address 10.0.168.1 255.255.254.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vlan12</text:p>
          </table:table-cell>
          <table:table-cell table:style-name="ce59" office:value-type="string" calcext:value-type="string">
            <text:p>10.0.170.1</text:p>
          </table:table-cell>
          <table:table-cell table:style-name="ce59" office:value-type="string" calcext:value-type="string">
            <text:p>255.255.254.0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COM.MICROSOFT.CONCAT(&quot;vlan &quot;;[.A19])" office:value-type="string" office:string-value="vlan 12" calcext:value-type="string">
            <text:p>vlan 12</text:p>
          </table:table-cell>
          <table:table-cell table:style-name="ce16" table:formula="of:=COM.MICROSOFT.CONCAT(&quot;name &quot;;[.B19])" office:value-type="string" office:string-value="name vlan12" calcext:value-type="string">
            <text:p>name vlan12</text:p>
          </table:table-cell>
          <table:table-cell table:style-name="ce16" table:formula="of:=CONCATENATE(&quot;interface vlan&quot;;&quot; &quot;;[.A19];)" office:value-type="string" office:string-value="interface vlan 12" calcext:value-type="string">
            <text:p>interface vlan 12</text:p>
          </table:table-cell>
          <table:table-cell table:style-name="ce16" table:formula="of:=CONCATENATE(&quot;ip address &quot;;[.C19];&quot; &quot;;[.D19])" office:value-type="string" office:string-value="ip address 10.0.170.1 255.255.254.0" calcext:value-type="string">
            <text:p>ip address 10.0.170.1 255.255.254.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vlan20</text:p>
          </table:table-cell>
          <table:table-cell table:style-name="ce59" office:value-type="string" calcext:value-type="string">
            <text:p>10.0.175.1</text:p>
          </table:table-cell>
          <table:table-cell table:style-name="ce59" office:value-type="string" calcext:value-type="string">
            <text:p>255.255.255.0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COM.MICROSOFT.CONCAT(&quot;vlan &quot;;[.A20])" office:value-type="string" office:string-value="vlan 20" calcext:value-type="string">
            <text:p>vlan 20</text:p>
          </table:table-cell>
          <table:table-cell table:style-name="ce16" table:formula="of:=COM.MICROSOFT.CONCAT(&quot;name &quot;;[.B20])" office:value-type="string" office:string-value="name vlan20" calcext:value-type="string">
            <text:p>name vlan20</text:p>
          </table:table-cell>
          <table:table-cell table:style-name="ce16" table:formula="of:=CONCATENATE(&quot;interface vlan&quot;;&quot; &quot;;[.A20];)" office:value-type="string" office:string-value="interface vlan 20" calcext:value-type="string">
            <text:p>interface vlan 20</text:p>
          </table:table-cell>
          <table:table-cell table:style-name="ce16" table:formula="of:=CONCATENATE(&quot;ip address &quot;;[.C20];&quot; &quot;;[.D20])" office:value-type="string" office:string-value="ip address 10.0.175.1 255.255.255.0" calcext:value-type="string">
            <text:p>ip address 10.0.175.1 255.255.255.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vlan21</text:p>
          </table:table-cell>
          <table:table-cell table:style-name="ce59" office:value-type="string" calcext:value-type="string">
            <text:p>10.0.160.1</text:p>
          </table:table-cell>
          <table:table-cell table:style-name="ce59" office:value-type="string" calcext:value-type="string">
            <text:p>255.255.252.0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COM.MICROSOFT.CONCAT(&quot;vlan &quot;;[.A21])" office:value-type="string" office:string-value="vlan 21" calcext:value-type="string">
            <text:p>vlan 21</text:p>
          </table:table-cell>
          <table:table-cell table:style-name="ce16" table:formula="of:=COM.MICROSOFT.CONCAT(&quot;name &quot;;[.B21])" office:value-type="string" office:string-value="name vlan21" calcext:value-type="string">
            <text:p>name vlan21</text:p>
          </table:table-cell>
          <table:table-cell table:style-name="ce16" table:formula="of:=CONCATENATE(&quot;interface vlan&quot;;&quot; &quot;;[.A21];)" office:value-type="string" office:string-value="interface vlan 21" calcext:value-type="string">
            <text:p>interface vlan 21</text:p>
          </table:table-cell>
          <table:table-cell table:style-name="ce16" table:formula="of:=CONCATENATE(&quot;ip address &quot;;[.C21];&quot; &quot;;[.D21])" office:value-type="string" office:string-value="ip address 10.0.160.1 255.255.252.0" calcext:value-type="string">
            <text:p>ip address 10.0.160.1 255.255.252.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wif1</text:p>
          </table:table-cell>
          <table:table-cell table:style-name="ce59" office:value-type="string" calcext:value-type="string">
            <text:p>10.0.164.1</text:p>
          </table:table-cell>
          <table:table-cell table:style-name="ce59" office:value-type="string" calcext:value-type="string">
            <text:p>255.255.254.0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formula="of:=COM.MICROSOFT.CONCAT(&quot;vlan &quot;;[.A22])" office:value-type="string" office:string-value="vlan 5" calcext:value-type="string">
            <text:p>vlan 5</text:p>
          </table:table-cell>
          <table:table-cell table:style-name="ce16" table:formula="of:=COM.MICROSOFT.CONCAT(&quot;name &quot;;[.B22])" office:value-type="string" office:string-value="name wif1" calcext:value-type="string">
            <text:p>name wif1</text:p>
          </table:table-cell>
          <table:table-cell table:style-name="ce16" table:formula="of:=CONCATENATE(&quot;interface vlan&quot;;&quot; &quot;;[.A22];)" office:value-type="string" office:string-value="interface vlan 5" calcext:value-type="string">
            <text:p>interface vlan 5</text:p>
          </table:table-cell>
          <table:table-cell table:style-name="ce16" table:formula="of:=CONCATENATE(&quot;ip address &quot;;[.C22];&quot; &quot;;[.D22])" office:value-type="string" office:string-value="ip address 10.0.164.1 255.255.254.0" calcext:value-type="string">
            <text:p>ip address 10.0.164.1 255.255.254.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wifi2</text:p>
          </table:table-cell>
          <table:table-cell table:style-name="ce59" office:value-type="string" calcext:value-type="string">
            <text:p>10.0.166.1</text:p>
          </table:table-cell>
          <table:table-cell table:style-name="ce59" office:value-type="string" calcext:value-type="string">
            <text:p>255.255.254.0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formula="of:=COM.MICROSOFT.CONCAT(&quot;vlan &quot;;[.A23])" office:value-type="string" office:string-value="vlan 6" calcext:value-type="string">
            <text:p>vlan 6</text:p>
          </table:table-cell>
          <table:table-cell table:style-name="ce16" table:formula="of:=COM.MICROSOFT.CONCAT(&quot;name &quot;;[.B23])" office:value-type="string" office:string-value="name wifi2" calcext:value-type="string">
            <text:p>name wifi2</text:p>
          </table:table-cell>
          <table:table-cell table:style-name="ce16" table:formula="of:=CONCATENATE(&quot;interface vlan&quot;;&quot; &quot;;[.A23];)" office:value-type="string" office:string-value="interface vlan 6" calcext:value-type="string">
            <text:p>interface vlan 6</text:p>
          </table:table-cell>
          <table:table-cell table:style-name="ce16" table:formula="of:=CONCATENATE(&quot;ip address &quot;;[.C23];&quot; &quot;;[.D23])" office:value-type="string" office:string-value="ip address 10.0.166.1 255.255.254.0" calcext:value-type="string">
            <text:p>ip address 10.0.166.1 255.255.254.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Voip </text:p>
          </table:table-cell>
          <table:table-cell table:style-name="ce59" office:value-type="string" calcext:value-type="string">
            <text:p>10.0.172.1</text:p>
          </table:table-cell>
          <table:table-cell table:style-name="ce59" office:value-type="string" calcext:value-type="string">
            <text:p>255.255.255.0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COM.MICROSOFT.CONCAT(&quot;vlan &quot;;[.A24])" office:value-type="string" office:string-value="vlan 7" calcext:value-type="string">
            <text:p>vlan 7</text:p>
          </table:table-cell>
          <table:table-cell table:style-name="ce16" table:formula="of:=COM.MICROSOFT.CONCAT(&quot;name &quot;;[.B24])" office:value-type="string" office:string-value="name Voip " calcext:value-type="string">
            <text:p>name Voip </text:p>
          </table:table-cell>
          <table:table-cell table:style-name="ce16" table:formula="of:=CONCATENATE(&quot;interface vlan&quot;;&quot; &quot;;[.A24];)" office:value-type="string" office:string-value="interface vlan 7" calcext:value-type="string">
            <text:p>interface vlan 7</text:p>
          </table:table-cell>
          <table:table-cell table:style-name="ce16" table:formula="of:=CONCATENATE(&quot;ip address &quot;;[.C24];&quot; &quot;;[.D24])" office:value-type="string" office:string-value="ip address 10.0.172.1 255.255.255.0" calcext:value-type="string">
            <text:p>ip address 10.0.172.1 255.255.255.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dmz</text:p>
          </table:table-cell>
          <table:table-cell table:style-name="ce59" office:value-type="string" calcext:value-type="string">
            <text:p>10.0.174.1</text:p>
          </table:table-cell>
          <table:table-cell table:style-name="ce16" office:value-type="string" calcext:value-type="string">
            <text:p>255.255.255.128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formula="of:=COM.MICROSOFT.CONCAT(&quot;vlan &quot;;[.A25])" office:value-type="string" office:string-value="vlan 8" calcext:value-type="string">
            <text:p>vlan 8</text:p>
          </table:table-cell>
          <table:table-cell table:style-name="ce16" table:formula="of:=COM.MICROSOFT.CONCAT(&quot;name &quot;;[.B25])" office:value-type="string" office:string-value="name dmz" calcext:value-type="string">
            <text:p>name dmz</text:p>
          </table:table-cell>
          <table:table-cell table:style-name="ce16" table:formula="of:=CONCATENATE(&quot;interface vlan&quot;;&quot; &quot;;[.A25];)" office:value-type="string" office:string-value="interface vlan 8" calcext:value-type="string">
            <text:p>interface vlan 8</text:p>
          </table:table-cell>
          <table:table-cell table:style-name="ce16" table:formula="of:=CONCATENATE(&quot;ip address &quot;;[.C25];&quot; &quot;;[.D25])" office:value-type="string" office:string-value="ip address 10.0.174.1 255.255.255.128" calcext:value-type="string">
            <text:p>ip address 10.0.174.1 255.255.255.128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back</text:p>
          </table:table-cell>
          <table:table-cell table:style-name="ce59" office:value-type="string" calcext:value-type="string">
            <text:p>10.0.174.129</text:p>
          </table:table-cell>
          <table:table-cell table:style-name="ce16" office:value-type="string" calcext:value-type="string">
            <text:p>255.255.255.240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formula="of:=COM.MICROSOFT.CONCAT(&quot;vlan &quot;;[.A26])" office:value-type="string" office:string-value="vlan 9" calcext:value-type="string">
            <text:p>vlan 9</text:p>
          </table:table-cell>
          <table:table-cell table:style-name="ce16" table:formula="of:=COM.MICROSOFT.CONCAT(&quot;name &quot;;[.B26])" office:value-type="string" office:string-value="name back" calcext:value-type="string">
            <text:p>name back</text:p>
          </table:table-cell>
          <table:table-cell table:style-name="ce16" table:formula="of:=CONCATENATE(&quot;interface vlan&quot;;&quot; &quot;;[.A26];)" office:value-type="string" office:string-value="interface vlan 9" calcext:value-type="string">
            <text:p>interface vlan 9</text:p>
          </table:table-cell>
          <table:table-cell table:style-name="ce16" table:formula="of:=CONCATENATE(&quot;ip address &quot;;[.C26];&quot; &quot;;[.D26])" office:value-type="string" office:string-value="ip address 10.0.174.129 255.255.255.240" calcext:value-type="string">
            <text:p>ip address 10.0.174.129 255.255.255.240</text:p>
          </table:table-cell>
          <table:table-cell table:style-name="ce16" office:value-type="string" calcext:value-type="string">
            <text:p>exit</text:p>
          </table:table-cell>
          <table:table-cell table:style-name="ce16" table:number-columns-repeated="101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 ROUTE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HCP</text:p>
          </table:table-cell>
          <table:table-cell table:formula="of:=COM.MICROSOFT.CONCAT(&quot;ip dhcp pool NET-&quot;;[.A17])" office:value-type="string" office:string-value="ip dhcp pool NET-10" calcext:value-type="string">
            <text:p>ip dhcp pool NET-10</text:p>
          </table:table-cell>
          <table:table-cell table:formula="of:=COM.MICROSOFT.CONCAT(&quot;default-router &quot;;[.C17])" office:value-type="string" office:string-value="default-router 10.0.173.1" calcext:value-type="string">
            <text:p>default-router 10.0.173.1</text:p>
          </table:table-cell>
          <table:table-cell table:formula="of:=COM.MICROSOFT.CONCAT(&quot;network &quot;;[.C17];&quot; &quot;;[.D17])" office:value-type="string" office:string-value="network 10.0.173.1 255.255.255.0" calcext:value-type="string">
            <text:p>network 10.0.173.1 255.255.255.0</text:p>
          </table:table-cell>
          <table:table-cell table:number-columns-repeated="2"/>
          <table:table-cell table:formula="of:=COM.MICROSOFT.CONCAT(&quot; ip dhcp excluded-address &quot;;[.C17])" office:value-type="string" office:string-value=" ip dhcp excluded-address 10.0.173.1" calcext:value-type="string">
            <text:p><text:s/>ip dhcp excluded-address 10.0.173.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COM.MICROSOFT.CONCAT(&quot;ip dhcp pool NET-&quot;;[.A18])" office:value-type="string" office:string-value="ip dhcp pool NET-11" calcext:value-type="string">
            <text:p>ip dhcp pool NET-11</text:p>
          </table:table-cell>
          <table:table-cell table:formula="of:=COM.MICROSOFT.CONCAT(&quot;default-router &quot;;[.C18])" office:value-type="string" office:string-value="default-router 10.0.168.1" calcext:value-type="string">
            <text:p>default-router 10.0.168.1</text:p>
          </table:table-cell>
          <table:table-cell table:formula="of:=COM.MICROSOFT.CONCAT(&quot;network &quot;;[.C18];&quot; &quot;;[.D18])" office:value-type="string" office:string-value="network 10.0.168.1 255.255.254.0" calcext:value-type="string">
            <text:p>network 10.0.168.1 255.255.254.0</text:p>
          </table:table-cell>
          <table:table-cell table:number-columns-repeated="2"/>
          <table:table-cell table:formula="of:=COM.MICROSOFT.CONCAT(&quot; ip dhcp excluded-address &quot;;[.C18])" office:value-type="string" office:string-value=" ip dhcp excluded-address 10.0.168.1" calcext:value-type="string">
            <text:p><text:s/>ip dhcp excluded-address 10.0.168.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COM.MICROSOFT.CONCAT(&quot;ip dhcp pool NET-&quot;;[.A19])" office:value-type="string" office:string-value="ip dhcp pool NET-12" calcext:value-type="string">
            <text:p>ip dhcp pool NET-12</text:p>
          </table:table-cell>
          <table:table-cell table:formula="of:=COM.MICROSOFT.CONCAT(&quot;default-router &quot;;[.C19])" office:value-type="string" office:string-value="default-router 10.0.170.1" calcext:value-type="string">
            <text:p>default-router 10.0.170.1</text:p>
          </table:table-cell>
          <table:table-cell table:formula="of:=COM.MICROSOFT.CONCAT(&quot;network &quot;;[.C19];&quot; &quot;;[.D19])" office:value-type="string" office:string-value="network 10.0.170.1 255.255.254.0" calcext:value-type="string">
            <text:p>network 10.0.170.1 255.255.254.0</text:p>
          </table:table-cell>
          <table:table-cell table:number-columns-repeated="2"/>
          <table:table-cell table:formula="of:=COM.MICROSOFT.CONCAT(&quot; ip dhcp excluded-address &quot;;[.C19])" office:value-type="string" office:string-value=" ip dhcp excluded-address 10.0.170.1" calcext:value-type="string">
            <text:p><text:s/>ip dhcp excluded-address 10.0.170.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COM.MICROSOFT.CONCAT(&quot;ip dhcp pool NET-&quot;;[.A20])" office:value-type="string" office:string-value="ip dhcp pool NET-20" calcext:value-type="string">
            <text:p>ip dhcp pool NET-20</text:p>
          </table:table-cell>
          <table:table-cell table:formula="of:=COM.MICROSOFT.CONCAT(&quot;default-router &quot;;[.C20])" office:value-type="string" office:string-value="default-router 10.0.175.1" calcext:value-type="string">
            <text:p>default-router 10.0.175.1</text:p>
          </table:table-cell>
          <table:table-cell table:formula="of:=COM.MICROSOFT.CONCAT(&quot;network &quot;;[.C20];&quot; &quot;;[.D20])" office:value-type="string" office:string-value="network 10.0.175.1 255.255.255.0" calcext:value-type="string">
            <text:p>network 10.0.175.1 255.255.255.0</text:p>
          </table:table-cell>
          <table:table-cell table:number-columns-repeated="2"/>
          <table:table-cell table:formula="of:=COM.MICROSOFT.CONCAT(&quot; ip dhcp excluded-address &quot;;[.C20])" office:value-type="string" office:string-value=" ip dhcp excluded-address 10.0.175.1" calcext:value-type="string">
            <text:p><text:s/>ip dhcp excluded-address 10.0.175.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COM.MICROSOFT.CONCAT(&quot;ip dhcp pool NET-&quot;;[.A21])" office:value-type="string" office:string-value="ip dhcp pool NET-21" calcext:value-type="string">
            <text:p>ip dhcp pool NET-21</text:p>
          </table:table-cell>
          <table:table-cell table:formula="of:=COM.MICROSOFT.CONCAT(&quot;default-router &quot;;[.C21])" office:value-type="string" office:string-value="default-router 10.0.160.1" calcext:value-type="string">
            <text:p>default-router 10.0.160.1</text:p>
          </table:table-cell>
          <table:table-cell table:formula="of:=COM.MICROSOFT.CONCAT(&quot;network &quot;;[.C21];&quot; &quot;;[.D21])" office:value-type="string" office:string-value="network 10.0.160.1 255.255.252.0" calcext:value-type="string">
            <text:p>network 10.0.160.1 255.255.252.0</text:p>
          </table:table-cell>
          <table:table-cell table:number-columns-repeated="2"/>
          <table:table-cell table:formula="of:=COM.MICROSOFT.CONCAT(&quot; ip dhcp excluded-address &quot;;[.C21])" office:value-type="string" office:string-value=" ip dhcp excluded-address 10.0.160.1" calcext:value-type="string">
            <text:p><text:s/>ip dhcp excluded-address 10.0.160.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COM.MICROSOFT.CONCAT(&quot;ip dhcp pool NET-&quot;;[.A22];&quot;-&quot;;[.B22])" office:value-type="string" office:string-value="ip dhcp pool NET-5-wif1" calcext:value-type="string">
            <text:p>ip dhcp pool NET-5-wif1</text:p>
          </table:table-cell>
          <table:table-cell table:formula="of:=COM.MICROSOFT.CONCAT(&quot;default-router &quot;;[.C22])" office:value-type="string" office:string-value="default-router 10.0.164.1" calcext:value-type="string">
            <text:p>default-router 10.0.164.1</text:p>
          </table:table-cell>
          <table:table-cell table:formula="of:=COM.MICROSOFT.CONCAT(&quot;network &quot;;[.C22];&quot; &quot;;[.D22])" office:value-type="string" office:string-value="network 10.0.164.1 255.255.254.0" calcext:value-type="string">
            <text:p>network 10.0.164.1 255.255.254.0</text:p>
          </table:table-cell>
          <table:table-cell table:number-columns-repeated="2"/>
          <table:table-cell table:formula="of:=COM.MICROSOFT.CONCAT(&quot; ip dhcp excluded-address &quot;;[.C22])" office:value-type="string" office:string-value=" ip dhcp excluded-address 10.0.164.1" calcext:value-type="string">
            <text:p><text:s/>ip dhcp excluded-address 10.0.164.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COM.MICROSOFT.CONCAT(&quot;ip dhcp pool NET-&quot;;[.A23];&quot;-&quot;;[.B23])" office:value-type="string" office:string-value="ip dhcp pool NET-6-wifi2" calcext:value-type="string">
            <text:p>ip dhcp pool NET-6-wifi2</text:p>
          </table:table-cell>
          <table:table-cell table:formula="of:=COM.MICROSOFT.CONCAT(&quot;default-router &quot;;[.C23])" office:value-type="string" office:string-value="default-router 10.0.166.1" calcext:value-type="string">
            <text:p>default-router 10.0.166.1</text:p>
          </table:table-cell>
          <table:table-cell table:formula="of:=COM.MICROSOFT.CONCAT(&quot;network &quot;;[.C23];&quot; &quot;;[.D23])" office:value-type="string" office:string-value="network 10.0.166.1 255.255.254.0" calcext:value-type="string">
            <text:p>network 10.0.166.1 255.255.254.0</text:p>
          </table:table-cell>
          <table:table-cell/>
          <table:table-cell office:value-type="string" calcext:value-type="string">
            <text:p>FOR VOIP:</text:p>
          </table:table-cell>
          <table:table-cell table:formula="of:=COM.MICROSOFT.CONCAT(&quot; ip dhcp excluded-address &quot;;[.C23])" office:value-type="string" office:string-value=" ip dhcp excluded-address 10.0.166.1" calcext:value-type="string">
            <text:p><text:s/>ip dhcp excluded-address 10.0.166.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COM.MICROSOFT.CONCAT(&quot;ip dhcp pool NET-&quot;;[.A24];&quot;-&quot;;[.B24])" office:value-type="string" office:string-value="ip dhcp pool NET-7-Voip " calcext:value-type="string">
            <text:p>ip dhcp pool NET-7-Voip </text:p>
          </table:table-cell>
          <table:table-cell table:formula="of:=COM.MICROSOFT.CONCAT(&quot;default-router &quot;;[.C24])" office:value-type="string" office:string-value="default-router 10.0.172.1" calcext:value-type="string">
            <text:p>default-router 10.0.172.1</text:p>
          </table:table-cell>
          <table:table-cell table:formula="of:=COM.MICROSOFT.CONCAT(&quot;network &quot;;[.C24];&quot; &quot;;[.D24])" office:value-type="string" office:string-value="network 10.0.172.1 255.255.255.0" calcext:value-type="string">
            <text:p>network 10.0.172.1 255.255.255.0</text:p>
          </table:table-cell>
          <table:table-cell/>
          <table:table-cell table:formula="of:=COM.MICROSOFT.CONCAT(&quot;option 150 ip &quot;;[.C24])" office:value-type="string" office:string-value="option 150 ip 10.0.172.1" calcext:value-type="string">
            <text:p>option 150 ip 10.0.172.1</text:p>
          </table:table-cell>
          <table:table-cell table:formula="of:=COM.MICROSOFT.CONCAT(&quot; ip dhcp excluded-address &quot;;[.C24])" office:value-type="string" office:string-value=" ip dhcp excluded-address 10.0.172.1" calcext:value-type="string">
            <text:p><text:s/>ip dhcp excluded-address 10.0.172.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COM.MICROSOFT.CONCAT(&quot;ip dhcp pool NET-&quot;;[.A25];&quot;-&quot;;[.B25])" office:value-type="string" office:string-value="ip dhcp pool NET-8-dmz" calcext:value-type="string">
            <text:p>ip dhcp pool NET-8-dmz</text:p>
          </table:table-cell>
          <table:table-cell table:formula="of:=COM.MICROSOFT.CONCAT(&quot;default-router &quot;;[.C25])" office:value-type="string" office:string-value="default-router 10.0.174.1" calcext:value-type="string">
            <text:p>default-router 10.0.174.1</text:p>
          </table:table-cell>
          <table:table-cell table:formula="of:=COM.MICROSOFT.CONCAT(&quot;network &quot;;[.C25];&quot; &quot;;[.D25])" office:value-type="string" office:string-value="network 10.0.174.1 255.255.255.128" calcext:value-type="string">
            <text:p>network 10.0.174.1 255.255.255.128</text:p>
          </table:table-cell>
          <table:table-cell table:number-columns-repeated="2"/>
          <table:table-cell table:formula="of:=COM.MICROSOFT.CONCAT(&quot; ip dhcp excluded-address &quot;;[.C25])" office:value-type="string" office:string-value=" ip dhcp excluded-address 10.0.174.1" calcext:value-type="string">
            <text:p><text:s/>ip dhcp excluded-address 10.0.174.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COM.MICROSOFT.CONCAT(&quot;ip dhcp pool NET-&quot;;[.A26];&quot;-&quot;;[.B26])" office:value-type="string" office:string-value="ip dhcp pool NET-9-back" calcext:value-type="string">
            <text:p>ip dhcp pool NET-9-back</text:p>
          </table:table-cell>
          <table:table-cell table:formula="of:=COM.MICROSOFT.CONCAT(&quot;default-router &quot;;[.C26])" office:value-type="string" office:string-value="default-router 10.0.174.129" calcext:value-type="string">
            <text:p>default-router 10.0.174.129</text:p>
          </table:table-cell>
          <table:table-cell table:formula="of:=COM.MICROSOFT.CONCAT(&quot;network &quot;;[.C26];&quot; &quot;;[.D26])" office:value-type="string" office:string-value="network 10.0.174.129 255.255.255.240" calcext:value-type="string">
            <text:p>network 10.0.174.129 255.255.255.240</text:p>
          </table:table-cell>
          <table:table-cell table:number-columns-repeated="2"/>
          <table:table-cell table:formula="of:=COM.MICROSOFT.CONCAT(&quot; ip dhcp excluded-address &quot;;[.C26])" office:value-type="string" office:string-value=" ip dhcp excluded-address 10.0.174.129" calcext:value-type="string">
            <text:p><text:s/>ip dhcp excluded-address 10.0.174.12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LAN</text:p>
          </table:table-cell>
          <table:table-cell table:formula="of:=COM.MICROSOFT.CONCAT(&quot;interface fastEthernet 0/1.&quot;;[.E17])" office:value-type="string" office:string-value="interface fastEthernet 0/1.1" calcext:value-type="string">
            <text:p>interface fastEthernet 0/1.1</text:p>
          </table:table-cell>
          <table:table-cell table:formula="of:=COM.MICROSOFT.CONCAT(&quot;encapsulation dot1Q &quot;;[.A17])" office:value-type="string" office:string-value="encapsulation dot1Q 10" calcext:value-type="string">
            <text:p>encapsulation dot1Q 10</text:p>
          </table:table-cell>
          <table:table-cell table:formula="of:=CONCATENATE(&quot;ip address &quot;;[.C17];&quot; &quot;;[.D17])" office:value-type="string" office:string-value="ip address 10.0.173.1 255.255.255.0" calcext:value-type="string">
            <text:p>ip address 10.0.173.1 255.255.255.0</text:p>
          </table:table-cell>
          <table:table-cell table:number-columns-repeated="1020"/>
        </table:table-row>
        <table:table-row table:style-name="ro1">
          <table:table-cell/>
          <table:table-cell table:formula="of:=COM.MICROSOFT.CONCAT(&quot;interface fastEthernet 0/1.&quot;;[.E18])" office:value-type="string" office:string-value="interface fastEthernet 0/1.2" calcext:value-type="string">
            <text:p>interface fastEthernet 0/1.2</text:p>
          </table:table-cell>
          <table:table-cell table:formula="of:=COM.MICROSOFT.CONCAT(&quot;encapsulation dot1Q &quot;;[.A18])" office:value-type="string" office:string-value="encapsulation dot1Q 11" calcext:value-type="string">
            <text:p>encapsulation dot1Q 11</text:p>
          </table:table-cell>
          <table:table-cell table:formula="of:=CONCATENATE(&quot;ip address &quot;;[.C18];&quot; &quot;;[.D18])" office:value-type="string" office:string-value="ip address 10.0.168.1 255.255.254.0" calcext:value-type="string">
            <text:p>ip address 10.0.168.1 255.255.254.0</text:p>
          </table:table-cell>
          <table:table-cell table:number-columns-repeated="1020"/>
        </table:table-row>
        <table:table-row table:style-name="ro1">
          <table:table-cell/>
          <table:table-cell table:formula="of:=COM.MICROSOFT.CONCAT(&quot;interface fastEthernet 0/1.&quot;;[.E19])" office:value-type="string" office:string-value="interface fastEthernet 0/1.3" calcext:value-type="string">
            <text:p>interface fastEthernet 0/1.3</text:p>
          </table:table-cell>
          <table:table-cell table:formula="of:=COM.MICROSOFT.CONCAT(&quot;encapsulation dot1Q &quot;;[.A19])" office:value-type="string" office:string-value="encapsulation dot1Q 12" calcext:value-type="string">
            <text:p>encapsulation dot1Q 12</text:p>
          </table:table-cell>
          <table:table-cell table:formula="of:=CONCATENATE(&quot;ip address &quot;;[.C19];&quot; &quot;;[.D19])" office:value-type="string" office:string-value="ip address 10.0.170.1 255.255.254.0" calcext:value-type="string">
            <text:p>ip address 10.0.170.1 255.255.254.0</text:p>
          </table:table-cell>
          <table:table-cell table:number-columns-repeated="1020"/>
        </table:table-row>
        <table:table-row table:style-name="ro1">
          <table:table-cell/>
          <table:table-cell table:formula="of:=COM.MICROSOFT.CONCAT(&quot;interface fastEthernet 0/1.&quot;;[.E20])" office:value-type="string" office:string-value="interface fastEthernet 0/1.4" calcext:value-type="string">
            <text:p>interface fastEthernet 0/1.4</text:p>
          </table:table-cell>
          <table:table-cell table:formula="of:=COM.MICROSOFT.CONCAT(&quot;encapsulation dot1Q &quot;;[.A20])" office:value-type="string" office:string-value="encapsulation dot1Q 20" calcext:value-type="string">
            <text:p>encapsulation dot1Q 20</text:p>
          </table:table-cell>
          <table:table-cell table:formula="of:=CONCATENATE(&quot;ip address &quot;;[.C20];&quot; &quot;;[.D20])" office:value-type="string" office:string-value="ip address 10.0.175.1 255.255.255.0" calcext:value-type="string">
            <text:p>ip address 10.0.175.1 255.255.255.0</text:p>
          </table:table-cell>
          <table:table-cell table:number-columns-repeated="1020"/>
        </table:table-row>
        <table:table-row table:style-name="ro1">
          <table:table-cell/>
          <table:table-cell table:formula="of:=COM.MICROSOFT.CONCAT(&quot;interface fastEthernet 0/1.&quot;;[.E21])" office:value-type="string" office:string-value="interface fastEthernet 0/1.5" calcext:value-type="string">
            <text:p>interface fastEthernet 0/1.5</text:p>
          </table:table-cell>
          <table:table-cell table:formula="of:=COM.MICROSOFT.CONCAT(&quot;encapsulation dot1Q &quot;;[.A21])" office:value-type="string" office:string-value="encapsulation dot1Q 21" calcext:value-type="string">
            <text:p>encapsulation dot1Q 21</text:p>
          </table:table-cell>
          <table:table-cell table:formula="of:=CONCATENATE(&quot;ip address &quot;;[.C21];&quot; &quot;;[.D21])" office:value-type="string" office:string-value="ip address 10.0.160.1 255.255.252.0" calcext:value-type="string">
            <text:p>ip address 10.0.160.1 255.255.252.0</text:p>
          </table:table-cell>
          <table:table-cell table:number-columns-repeated="1020"/>
        </table:table-row>
        <table:table-row table:style-name="ro1">
          <table:table-cell/>
          <table:table-cell table:formula="of:=COM.MICROSOFT.CONCAT(&quot;interface fastEthernet 0/1.&quot;;[.E22])" office:value-type="string" office:string-value="interface fastEthernet 0/1.6" calcext:value-type="string">
            <text:p>interface fastEthernet 0/1.6</text:p>
          </table:table-cell>
          <table:table-cell table:formula="of:=COM.MICROSOFT.CONCAT(&quot;encapsulation dot1Q &quot;;[.A22])" office:value-type="string" office:string-value="encapsulation dot1Q 5" calcext:value-type="string">
            <text:p>encapsulation dot1Q 5</text:p>
          </table:table-cell>
          <table:table-cell table:formula="of:=CONCATENATE(&quot;ip address &quot;;[.C22];&quot; &quot;;[.D22])" office:value-type="string" office:string-value="ip address 10.0.164.1 255.255.254.0" calcext:value-type="string">
            <text:p>ip address 10.0.164.1 255.255.254.0</text:p>
          </table:table-cell>
          <table:table-cell table:number-columns-repeated="1020"/>
        </table:table-row>
        <table:table-row table:style-name="ro1">
          <table:table-cell/>
          <table:table-cell table:formula="of:=COM.MICROSOFT.CONCAT(&quot;interface fastEthernet 0/1.&quot;;[.E23])" office:value-type="string" office:string-value="interface fastEthernet 0/1.7" calcext:value-type="string">
            <text:p>interface fastEthernet 0/1.7</text:p>
          </table:table-cell>
          <table:table-cell table:formula="of:=COM.MICROSOFT.CONCAT(&quot;encapsulation dot1Q &quot;;[.A23])" office:value-type="string" office:string-value="encapsulation dot1Q 6" calcext:value-type="string">
            <text:p>encapsulation dot1Q 6</text:p>
          </table:table-cell>
          <table:table-cell table:formula="of:=CONCATENATE(&quot;ip address &quot;;[.C23];&quot; &quot;;[.D23])" office:value-type="string" office:string-value="ip address 10.0.166.1 255.255.254.0" calcext:value-type="string">
            <text:p>ip address 10.0.166.1 255.255.254.0</text:p>
          </table:table-cell>
          <table:table-cell table:number-columns-repeated="1020"/>
        </table:table-row>
        <table:table-row table:style-name="ro1">
          <table:table-cell/>
          <table:table-cell table:formula="of:=COM.MICROSOFT.CONCAT(&quot;interface fastEthernet 0/1.&quot;;[.E24])" office:value-type="string" office:string-value="interface fastEthernet 0/1.8" calcext:value-type="string">
            <text:p>interface fastEthernet 0/1.8</text:p>
          </table:table-cell>
          <table:table-cell table:formula="of:=COM.MICROSOFT.CONCAT(&quot;encapsulation dot1Q &quot;;[.A24])" office:value-type="string" office:string-value="encapsulation dot1Q 7" calcext:value-type="string">
            <text:p>encapsulation dot1Q 7</text:p>
          </table:table-cell>
          <table:table-cell table:formula="of:=CONCATENATE(&quot;ip address &quot;;[.C24];&quot; &quot;;[.D24])" office:value-type="string" office:string-value="ip address 10.0.172.1 255.255.255.0" calcext:value-type="string">
            <text:p>ip address 10.0.172.1 255.255.255.0</text:p>
          </table:table-cell>
          <table:table-cell table:number-columns-repeated="1020"/>
        </table:table-row>
        <table:table-row table:style-name="ro1">
          <table:table-cell/>
          <table:table-cell table:formula="of:=COM.MICROSOFT.CONCAT(&quot;interface fastEthernet 0/1.&quot;;[.E25])" office:value-type="string" office:string-value="interface fastEthernet 0/1.9" calcext:value-type="string">
            <text:p>interface fastEthernet 0/1.9</text:p>
          </table:table-cell>
          <table:table-cell table:formula="of:=COM.MICROSOFT.CONCAT(&quot;encapsulation dot1Q &quot;;[.A25])" office:value-type="string" office:string-value="encapsulation dot1Q 8" calcext:value-type="string">
            <text:p>encapsulation dot1Q 8</text:p>
          </table:table-cell>
          <table:table-cell table:formula="of:=CONCATENATE(&quot;ip address &quot;;[.C25];&quot; &quot;;[.D25])" office:value-type="string" office:string-value="ip address 10.0.174.1 255.255.255.128" calcext:value-type="string">
            <text:p>ip address 10.0.174.1 255.255.255.128</text:p>
          </table:table-cell>
          <table:table-cell table:number-columns-repeated="1020"/>
        </table:table-row>
        <table:table-row table:style-name="ro1">
          <table:table-cell/>
          <table:table-cell table:formula="of:=COM.MICROSOFT.CONCAT(&quot;interface fastEthernet 0/1.&quot;;[.E26])" office:value-type="string" office:string-value="interface fastEthernet 0/1.10" calcext:value-type="string">
            <text:p>interface fastEthernet 0/1.10</text:p>
          </table:table-cell>
          <table:table-cell table:formula="of:=COM.MICROSOFT.CONCAT(&quot;encapsulation dot1Q &quot;;[.A26])" office:value-type="string" office:string-value="encapsulation dot1Q 9" calcext:value-type="string">
            <text:p>encapsulation dot1Q 9</text:p>
          </table:table-cell>
          <table:table-cell table:formula="of:=CONCATENATE(&quot;ip address &quot;;[.C26];&quot; &quot;;[.D26])" office:value-type="string" office:string-value="ip address 10.0.174.129 255.255.255.240" calcext:value-type="string">
            <text:p>ip address 10.0.174.129 255.255.255.24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OIP</text:p>
          </table:table-cell>
          <table:table-cell office:value-type="string" calcext:value-type="string">
            <text:p>NUMBER_OF_IP_PHONE:</text:p>
          </table:table-cell>
          <table:table-cell table:style-name="ce18"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elephony-service </text:p>
          </table:table-cell>
          <table:table-cell table:formula="of:=[.C65]+[.C64]" office:value-type="float" office:value="61" calcext:value-type="float">
            <text:p>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uto-reg-ephone </text:p>
          </table:table-cell>
          <table:table-cell table:number-columns-repeated="1022"/>
        </table:table-row>
        <table:table-row table:style-name="ro1">
          <table:table-cell/>
          <table:table-cell table:formula="of:=COM.MICROSOFT.CONCAT(&quot;ip source-address &quot;;[.C24];&quot; port 2000&quot;)" office:value-type="string" office:string-value="ip source-address 10.0.172.1 port 2000" calcext:value-type="string">
            <text:p>ip source-address 10.0.172.1 port 2000</text:p>
          </table:table-cell>
          <table:table-cell table:number-columns-repeated="1022"/>
        </table:table-row>
        <table:table-row table:style-name="ro1">
          <table:table-cell/>
          <table:table-cell table:formula="of:=COM.MICROSOFT.CONCAT(&quot;max-ephones 20&quot;)" office:value-type="string" office:string-value="max-ephones 20" calcext:value-type="string">
            <text:p>max-ephones 20</text:p>
          </table:table-cell>
          <table:table-cell table:number-columns-repeated="1022"/>
        </table:table-row>
        <table:table-row table:style-name="ro1">
          <table:table-cell/>
          <table:table-cell table:formula="of:=COM.MICROSOFT.CONCAT(&quot;max-dn &quot;;[.C64])" office:value-type="string" office:string-value="max-dn 50" calcext:value-type="string">
            <text:p>max-dn 50</text:p>
          </table:table-cell>
          <table:table-cell table:number-columns-repeated="1022"/>
        </table:table-row>
        <table:table-row table:style-name="ro1">
          <table:table-cell/>
          <table:table-cell table:formula="of:=COM.MICROSOFT.CONCAT(&quot;auto assign &quot;;[.C65];&quot; to &quot;;[.C66])" office:value-type="string" office:string-value="auto assign 11 to 61" calcext:value-type="string">
            <text:p>auto assign 11 to 61</text:p>
          </table:table-cell>
          <table:table-cell/>
          <table:table-cell office:value-type="string" calcext:value-type="string">
            <text:p>EXIT</text:p>
          </table:table-cell>
          <table:table-cell office:value-type="string" calcext:value-type="string">
            <text:p>NUMBER: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M.MICROSOFT.CONCAT(&quot;ephone-dn &quot;;[.A72])" office:value-type="string" office:string-value="ephone-dn 11" calcext:value-type="string">
            <text:p>ephone-dn 11</text:p>
          </table:table-cell>
          <table:table-cell table:formula="of:=COM.MICROSOFT.CONCAT(&quot;number &quot;;[.E72])" office:value-type="string" office:string-value="number 11001" calcext:value-type="string">
            <text:p>number 11001</text:p>
          </table:table-cell>
          <table:table-cell office:value-type="string" calcext:value-type="string">
            <text:p>exit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primeiro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M.MICROSOFT.CONCAT(&quot;ephone-dn &quot;;[.A73])" office:value-type="string" office:string-value="ephone-dn 12" calcext:value-type="string">
            <text:p>ephone-dn 12</text:p>
          </table:table-cell>
          <table:table-cell table:formula="of:=COM.MICROSOFT.CONCAT(&quot;number &quot;;[.E73])" office:value-type="string" office:string-value="number 1002" calcext:value-type="string">
            <text:p>number 1002</text:p>
          </table:table-cell>
          <table:table-cell office:value-type="string" calcext:value-type="string">
            <text:p>exit</text:p>
          </table:table-cell>
          <table:table-cell office:value-type="float" office:value="1002" calcext:value-type="float">
            <text:p>100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M.MICROSOFT.CONCAT(&quot;ephone-dn &quot;;[.A74])" office:value-type="string" office:string-value="ephone-dn 13" calcext:value-type="string">
            <text:p>ephone-dn 13</text:p>
          </table:table-cell>
          <table:table-cell table:formula="of:=COM.MICROSOFT.CONCAT(&quot;number &quot;;[.E74])" office:value-type="string" office:string-value="number 1003" calcext:value-type="string">
            <text:p>number 1003</text:p>
          </table:table-cell>
          <table:table-cell office:value-type="string" calcext:value-type="string">
            <text:p>exit</text:p>
          </table:table-cell>
          <table:table-cell office:value-type="float" office:value="1003" calcext:value-type="float">
            <text:p>1003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M.MICROSOFT.CONCAT(&quot;ephone-dn &quot;;[.A75])" office:value-type="string" office:string-value="ephone-dn 14" calcext:value-type="string">
            <text:p>ephone-dn 14</text:p>
          </table:table-cell>
          <table:table-cell table:formula="of:=COM.MICROSOFT.CONCAT(&quot;number &quot;;[.E75])" office:value-type="string" office:string-value="number 1004" calcext:value-type="string">
            <text:p>number 1004</text:p>
          </table:table-cell>
          <table:table-cell office:value-type="string" calcext:value-type="string">
            <text:p>exit</text:p>
          </table:table-cell>
          <table:table-cell office:value-type="float" office:value="1004" calcext:value-type="float">
            <text:p>100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M.MICROSOFT.CONCAT(&quot;ephone-dn &quot;;[.A76])" office:value-type="string" office:string-value="ephone-dn 15" calcext:value-type="string">
            <text:p>ephone-dn 15</text:p>
          </table:table-cell>
          <table:table-cell table:formula="of:=COM.MICROSOFT.CONCAT(&quot;number &quot;;[.E76])" office:value-type="string" office:string-value="number 1005" calcext:value-type="string">
            <text:p>number 1005</text:p>
          </table:table-cell>
          <table:table-cell office:value-type="string" calcext:value-type="string">
            <text:p>exit</text:p>
          </table:table-cell>
          <table:table-cell office:value-type="float" office:value="1005" calcext:value-type="float">
            <text:p>100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M.MICROSOFT.CONCAT(&quot;ephone-dn &quot;;[.A77])" office:value-type="string" office:string-value="ephone-dn 16" calcext:value-type="string">
            <text:p>ephone-dn 16</text:p>
          </table:table-cell>
          <table:table-cell table:formula="of:=COM.MICROSOFT.CONCAT(&quot;number &quot;;[.E77])" office:value-type="string" office:string-value="number 1101" calcext:value-type="string">
            <text:p>number 1101</text:p>
          </table:table-cell>
          <table:table-cell office:value-type="string" calcext:value-type="string">
            <text:p>exit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segundo andar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M.MICROSOFT.CONCAT(&quot;ephone-dn &quot;;[.A78])" office:value-type="string" office:string-value="ephone-dn 17" calcext:value-type="string">
            <text:p>ephone-dn 17</text:p>
          </table:table-cell>
          <table:table-cell table:formula="of:=COM.MICROSOFT.CONCAT(&quot;number &quot;;[.E78])" office:value-type="string" office:string-value="number 1102" calcext:value-type="string">
            <text:p>number 1102</text:p>
          </table:table-cell>
          <table:table-cell office:value-type="string" calcext:value-type="string">
            <text:p>exit</text:p>
          </table:table-cell>
          <table:table-cell office:value-type="float" office:value="1102" calcext:value-type="float">
            <text:p>110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M.MICROSOFT.CONCAT(&quot;ephone-dn &quot;;[.A79])" office:value-type="string" office:string-value="ephone-dn 24" calcext:value-type="string">
            <text:p>ephone-dn 24</text:p>
          </table:table-cell>
          <table:table-cell table:formula="of:=COM.MICROSOFT.CONCAT(&quot;number &quot;;[.E79])" office:value-type="string" office:string-value="number 1201" calcext:value-type="string">
            <text:p>number 1201</text:p>
          </table:table-cell>
          <table:table-cell office:value-type="string" calcext:value-type="string">
            <text:p>exit</text:p>
          </table:table-cell>
          <table:table-cell office:value-type="float" office:value="1201" calcext:value-type="float">
            <text:p>120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M.MICROSOFT.CONCAT(&quot;ephone-dn &quot;;[.A80])" office:value-type="string" office:string-value="ephone-dn 25" calcext:value-type="string">
            <text:p>ephone-dn 25</text:p>
          </table:table-cell>
          <table:table-cell table:formula="of:=COM.MICROSOFT.CONCAT(&quot;number &quot;;[.E80])" office:value-type="string" office:string-value="number 1202" calcext:value-type="string">
            <text:p>number 1202</text:p>
          </table:table-cell>
          <table:table-cell office:value-type="string" calcext:value-type="string">
            <text:p>exit</text:p>
          </table:table-cell>
          <table:table-cell office:value-type="float" office:value="1202" calcext:value-type="float">
            <text:p>120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M.MICROSOFT.CONCAT(&quot;ephone-dn &quot;;[.A81])" office:value-type="string" office:string-value="ephone-dn 26" calcext:value-type="string">
            <text:p>ephone-dn 26</text:p>
          </table:table-cell>
          <table:table-cell table:formula="of:=COM.MICROSOFT.CONCAT(&quot;number &quot;;[.E81])" office:value-type="string" office:string-value="number 1303" calcext:value-type="string">
            <text:p>number 1303</text:p>
          </table:table-cell>
          <table:table-cell office:value-type="string" calcext:value-type="string">
            <text:p>exit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terceiro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M.MICROSOFT.CONCAT(&quot;ephone-dn &quot;;[.A82])" office:value-type="string" office:string-value="ephone-dn 27" calcext:value-type="string">
            <text:p>ephone-dn 27</text:p>
          </table:table-cell>
          <table:table-cell table:formula="of:=COM.MICROSOFT.CONCAT(&quot;number &quot;;[.E82])" office:value-type="string" office:string-value="number 1304" calcext:value-type="string">
            <text:p>number 1304</text:p>
          </table:table-cell>
          <table:table-cell office:value-type="string" calcext:value-type="string">
            <text:p>exit</text:p>
          </table:table-cell>
          <table:table-cell office:value-type="float" office:value="1304" calcext:value-type="float">
            <text:p>1304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M.MICROSOFT.CONCAT(&quot;ephone-dn &quot;;[.A83])" office:value-type="string" office:string-value="ephone-dn 28" calcext:value-type="string">
            <text:p>ephone-dn 28</text:p>
          </table:table-cell>
          <table:table-cell table:formula="of:=COM.MICROSOFT.CONCAT(&quot;number &quot;;[.E83])" office:value-type="string" office:string-value="number 1305" calcext:value-type="string">
            <text:p>number 1305</text:p>
          </table:table-cell>
          <table:table-cell office:value-type="string" calcext:value-type="string">
            <text:p>exit</text:p>
          </table:table-cell>
          <table:table-cell office:value-type="float" office:value="1305" calcext:value-type="float">
            <text:p>130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M.MICROSOFT.CONCAT(&quot;ephone-dn &quot;;[.A84])" office:value-type="string" office:string-value="ephone-dn 29" calcext:value-type="string">
            <text:p>ephone-dn 29</text:p>
          </table:table-cell>
          <table:table-cell table:formula="of:=COM.MICROSOFT.CONCAT(&quot;number &quot;;[.E84])" office:value-type="string" office:string-value="number 1306" calcext:value-type="string">
            <text:p>number 1306</text:p>
          </table:table-cell>
          <table:table-cell office:value-type="string" calcext:value-type="string">
            <text:p>exit</text:p>
          </table:table-cell>
          <table:table-cell office:value-type="float" office:value="1306" calcext:value-type="float">
            <text:p>130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M.MICROSOFT.CONCAT(&quot;ephone-dn &quot;;[.A85])" office:value-type="string" office:string-value="ephone-dn 32" calcext:value-type="string">
            <text:p>ephone-dn 32</text:p>
          </table:table-cell>
          <table:table-cell table:formula="of:=COM.MICROSOFT.CONCAT(&quot;number &quot;;[.E85])" office:value-type="string" office:string-value="number 1309" calcext:value-type="string">
            <text:p>number 1309</text:p>
          </table:table-cell>
          <table:table-cell office:value-type="string" calcext:value-type="string">
            <text:p>exit</text:p>
          </table:table-cell>
          <table:table-cell office:value-type="float" office:value="1309" calcext:value-type="float">
            <text:p>1309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M.MICROSOFT.CONCAT(&quot;ephone-dn &quot;;[.A86])" office:value-type="string" office:string-value="ephone-dn 33" calcext:value-type="string">
            <text:p>ephone-dn 33</text:p>
          </table:table-cell>
          <table:table-cell table:formula="of:=COM.MICROSOFT.CONCAT(&quot;number &quot;;[.E86])" office:value-type="string" office:string-value="number 21001" calcext:value-type="string">
            <text:p>number 21001</text:p>
          </table:table-cell>
          <table:table-cell office:value-type="string" calcext:value-type="string">
            <text:p>exit</text:p>
          </table:table-cell>
          <table:table-cell office:value-type="float" office:value="21001" calcext:value-type="float">
            <text:p>21001</text:p>
          </table:table-cell>
          <table:table-cell office:value-type="string" calcext:value-type="string">
            <text:p>B2-1º andar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M.MICROSOFT.CONCAT(&quot;ephone-dn &quot;;[.A87])" office:value-type="string" office:string-value="ephone-dn 34" calcext:value-type="string">
            <text:p>ephone-dn 34</text:p>
          </table:table-cell>
          <table:table-cell table:formula="of:=COM.MICROSOFT.CONCAT(&quot;number &quot;;[.E87])" office:value-type="string" office:string-value="number 21002" calcext:value-type="string">
            <text:p>number 21002</text:p>
          </table:table-cell>
          <table:table-cell office:value-type="string" calcext:value-type="string">
            <text:p>exit</text:p>
          </table:table-cell>
          <table:table-cell office:value-type="float" office:value="21002" calcext:value-type="float">
            <text:p>2100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M.MICROSOFT.CONCAT(&quot;ephone-dn &quot;;[.A88])" office:value-type="string" office:string-value="ephone-dn 35" calcext:value-type="string">
            <text:p>ephone-dn 35</text:p>
          </table:table-cell>
          <table:table-cell table:formula="of:=COM.MICROSOFT.CONCAT(&quot;number &quot;;[.E88])" office:value-type="string" office:string-value="number 21003" calcext:value-type="string">
            <text:p>number 21003</text:p>
          </table:table-cell>
          <table:table-cell office:value-type="string" calcext:value-type="string">
            <text:p>exit</text:p>
          </table:table-cell>
          <table:table-cell office:value-type="float" office:value="21003" calcext:value-type="float">
            <text:p>21003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M.MICROSOFT.CONCAT(&quot;ephone-dn &quot;;[.A89])" office:value-type="string" office:string-value="ephone-dn 36" calcext:value-type="string">
            <text:p>ephone-dn 36</text:p>
          </table:table-cell>
          <table:table-cell table:formula="of:=COM.MICROSOFT.CONCAT(&quot;number &quot;;[.E89])" office:value-type="string" office:string-value="number 21004" calcext:value-type="string">
            <text:p>number 21004</text:p>
          </table:table-cell>
          <table:table-cell office:value-type="string" calcext:value-type="string">
            <text:p>exit</text:p>
          </table:table-cell>
          <table:table-cell office:value-type="float" office:value="21004" calcext:value-type="float">
            <text:p>2100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M.MICROSOFT.CONCAT(&quot;ephone-dn &quot;;[.A90])" office:value-type="string" office:string-value="ephone-dn 47" calcext:value-type="string">
            <text:p>ephone-dn 47</text:p>
          </table:table-cell>
          <table:table-cell table:formula="of:=COM.MICROSOFT.CONCAT(&quot;number &quot;;[.E90])" office:value-type="string" office:string-value="number 21015" calcext:value-type="string">
            <text:p>number 21015</text:p>
          </table:table-cell>
          <table:table-cell office:value-type="string" calcext:value-type="string">
            <text:p>exit</text:p>
          </table:table-cell>
          <table:table-cell office:value-type="float" office:value="21015" calcext:value-type="float">
            <text:p>2101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M.MICROSOFT.CONCAT(&quot;ephone-dn &quot;;[.A91])" office:value-type="string" office:string-value="ephone-dn 48" calcext:value-type="string">
            <text:p>ephone-dn 48</text:p>
          </table:table-cell>
          <table:table-cell table:formula="of:=COM.MICROSOFT.CONCAT(&quot;number &quot;;[.E91])" office:value-type="string" office:string-value="number 21101" calcext:value-type="string">
            <text:p>number 21101</text:p>
          </table:table-cell>
          <table:table-cell office:value-type="string" calcext:value-type="string">
            <text:p>exit</text:p>
          </table:table-cell>
          <table:table-cell office:value-type="float" office:value="21101" calcext:value-type="float">
            <text:p>21101</text:p>
          </table:table-cell>
          <table:table-cell office:value-type="string" calcext:value-type="string">
            <text:p>segundo andar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M.MICROSOFT.CONCAT(&quot;ephone-dn &quot;;[.A92])" office:value-type="string" office:string-value="ephone-dn 49" calcext:value-type="string">
            <text:p>ephone-dn 49</text:p>
          </table:table-cell>
          <table:table-cell table:formula="of:=COM.MICROSOFT.CONCAT(&quot;number &quot;;[.E92])" office:value-type="string" office:string-value="number 21102" calcext:value-type="string">
            <text:p>number 21102</text:p>
          </table:table-cell>
          <table:table-cell office:value-type="string" calcext:value-type="string">
            <text:p>exit</text:p>
          </table:table-cell>
          <table:table-cell office:value-type="float" office:value="21102" calcext:value-type="float">
            <text:p>21102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M.MICROSOFT.CONCAT(&quot;ephone-dn &quot;;[.A93])" office:value-type="string" office:string-value="ephone-dn 50" calcext:value-type="string">
            <text:p>ephone-dn 50</text:p>
          </table:table-cell>
          <table:table-cell table:formula="of:=COM.MICROSOFT.CONCAT(&quot;number &quot;;[.E93])" office:value-type="string" office:string-value="number 21103" calcext:value-type="string">
            <text:p>number 21103</text:p>
          </table:table-cell>
          <table:table-cell office:value-type="string" calcext:value-type="string">
            <text:p>exit</text:p>
          </table:table-cell>
          <table:table-cell office:value-type="float" office:value="21103" calcext:value-type="float">
            <text:p>21103</text:p>
          </table:table-cell>
          <table:table-cell table:number-columns-repeated="1019"/>
        </table:table-row>
      </table:table>
      <table:table table:name="Espaço_Area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ce31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" table:number-columns-repeated="1010" table:default-cell-style-name="Default"/>
        <table:table-row table:style-name="ro1">
          <table:table-cell table:style-name="ce33"/>
          <table:table-cell table:style-name="ce33" office:value-type="string" calcext:value-type="string">
            <text:p>Room</text:p>
          </table:table-cell>
          <table:table-cell table:style-name="ce33" office:value-type="string" calcext:value-type="string">
            <text:p>Largura </text:p>
          </table:table-cell>
          <table:table-cell table:style-name="ce33" office:value-type="string" calcext:value-type="string">
            <text:p>Comprimento</text:p>
          </table:table-cell>
          <table:table-cell office:value-type="string" calcext:value-type="string">
            <text:p>Area</text:p>
          </table:table-cell>
          <table:table-cell table:style-name="ce33" office:value-type="string" calcext:value-type="string">
            <text:p>Purpose</text:p>
          </table:table-cell>
          <table:table-cell table:style-name="ce33" office:value-type="string" calcext:value-type="string">
            <text:p>Amount of clients</text:p>
          </table:table-cell>
          <table:table-cell table:style-name="ce28" office:value-type="string" calcext:value-type="string">
            <text:p>LAN</text:p>
          </table:table-cell>
          <table:table-cell table:style-name="ce11" office:value-type="string" calcext:value-type="string">
            <text:p>Number</text:p>
          </table:table-cell>
          <table:table-cell table:style-name="ce15" office:value-type="string" calcext:value-type="string" table:number-columns-spanned="2" table:number-rows-spanned="1">
            <text:p>Sockets</text:p>
          </table:table-cell>
          <table:covered-table-cell table:style-name="ce33"/>
          <table:table-cell table:style-name="ce33" table:number-columns-repeated="2"/>
          <table:table-cell table:number-columns-repeated="2"/>
          <table:table-cell table:style-name="ce33" table:number-columns-repeated="1009"/>
        </table:table-row>
        <table:table-row table:style-name="ro1">
          <table:table-cell table:style-name="ce9" office:value-type="string" calcext:value-type="string">
            <text:p>Building 1</text:p>
          </table:table-cell>
          <table:table-cell table:style-name="ce9"/>
          <table:table-cell table:style-name="ce9" office:value-type="string" calcext:value-type="string">
            <text:p>metro</text:p>
          </table:table-cell>
          <table:table-cell table:style-name="ce9"/>
          <table:table-cell office:value-type="string" calcext:value-type="string">
            <text:p>Metro²</text:p>
          </table:table-cell>
          <table:table-cell table:style-name="ce9" table:number-columns-repeated="2"/>
          <table:table-cell table:style-name="ce30"/>
          <table:table-cell table:style-name="ce12"/>
          <table:table-cell table:style-name="ce9"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%</text:p>
          </table:table-cell>
          <table:table-cell table:style-name="ce9" office:value-type="string" calcext:value-type="string">
            <text:p>QTD In 1</text:p>
          </table:table-cell>
          <table:table-cell table:style-name="ce9"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Floor</text:p>
          </table:table-cell>
          <table:table-cell office:value-type="float" office:value="1" calcext:value-type="float">
            <text:p>1</text:p>
          </table:table-cell>
          <table:table-cell office:value-type="float" office:value="4.87" calcext:value-type="float">
            <text:p>4,87</text:p>
          </table:table-cell>
          <table:table-cell office:value-type="float" office:value="5.7" calcext:value-type="float">
            <text:p>5,7</text:p>
          </table:table-cell>
          <table:table-cell table:formula="of:=[.C4]*[.D4]" office:value-type="float" office:value="27.759" calcext:value-type="float">
            <text:p>27,759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I$3]*[.M4]" office:value-type="float" office:value="11" calcext:value-type="float">
            <text:p>11</text:p>
          </table:table-cell>
          <table:table-cell table:formula="of:=ROUNDUP(([.E4]*2)/10)" office:value-type="float" office:value="6" calcext:value-type="float">
            <text:p>6</text:p>
          </table:table-cell>
          <table:table-cell table:formula="of:=ROUNDUP([.J4]+[.$N$15])" office:value-type="float" office:value="11" calcext:value-type="float">
            <text:p>11</text:p>
          </table:table-cell>
          <table:table-cell table:formula="of:=([.K4]*100)/[.$I$3]" office:value-type="float" office:value="5.5" calcext:value-type="float">
            <text:p>5,5</text:p>
          </table:table-cell>
          <table:table-cell table:formula="of:=[.L4]/100" office:value-type="float" office:value="0.055" calcext:value-type="float">
            <text:p>0,05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,8</text:p>
          </table:table-cell>
          <table:table-cell office:value-type="float" office:value="7.2" calcext:value-type="float">
            <text:p>7,2</text:p>
          </table:table-cell>
          <table:table-cell table:formula="of:=[.C5]*[.D5]" office:value-type="float" office:value="56.16" calcext:value-type="float">
            <text:p>56,16</text:p>
          </table:table-cell>
          <table:table-cell office:value-type="string" calcext:value-type="string">
            <text:p>Server/Router room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I$3]*[.M5]" office:value-type="float" office:value="17" calcext:value-type="float">
            <text:p>17</text:p>
          </table:table-cell>
          <table:table-cell table:formula="of:=ROUNDUP(([.E5]*2)/10)" office:value-type="float" office:value="12" calcext:value-type="float">
            <text:p>12</text:p>
          </table:table-cell>
          <table:table-cell table:formula="of:=ROUNDUP([.J5]+[.$N$15])" office:value-type="float" office:value="17" calcext:value-type="float">
            <text:p>17</text:p>
          </table:table-cell>
          <table:table-cell table:formula="of:=([.K5]*100)/[.$I$3]" office:value-type="float" office:value="8.5" calcext:value-type="float">
            <text:p>8,5</text:p>
          </table:table-cell>
          <table:table-cell table:formula="of:=[.L5]/100" office:value-type="float" office:value="0.085" calcext:value-type="float">
            <text:p>0,08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table:formula="of:=[.C6]*[.D6]" office:value-type="float" office:value="43.2" calcext:value-type="float">
            <text:p>43,2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I$3]*[.M6]" office:value-type="float" office:value="14" calcext:value-type="float">
            <text:p>14</text:p>
          </table:table-cell>
          <table:table-cell table:formula="of:=ROUNDUP(([.E6]*2)/10)" office:value-type="float" office:value="9" calcext:value-type="float">
            <text:p>9</text:p>
          </table:table-cell>
          <table:table-cell table:formula="of:=ROUNDUP([.J6]+[.$N$15])" office:value-type="float" office:value="14" calcext:value-type="float">
            <text:p>14</text:p>
          </table:table-cell>
          <table:table-cell table:formula="of:=([.K6]*100)/[.$I$3]" office:value-type="float" office:value="7" calcext:value-type="float">
            <text:p>7</text:p>
          </table:table-cell>
          <table:table-cell table:formula="of:=[.L6]/100" office:value-type="float" office:value="0.07" calcext:value-type="float">
            <text:p>0,07</text:p>
          </table:table-cell>
          <table:table-cell table:style-name="ce13" office:value-type="string" calcext:value-type="string">
            <text:p>Lan1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table:formula="of:=[.C7]*[.D7]" office:value-type="float" office:value="43.2" calcext:value-type="float">
            <text:p>43,2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I$3]*[.M7]" office:value-type="float" office:value="14" calcext:value-type="float">
            <text:p>14</text:p>
          </table:table-cell>
          <table:table-cell table:formula="of:=ROUNDUP(([.E7]*2)/10)" office:value-type="float" office:value="9" calcext:value-type="float">
            <text:p>9</text:p>
          </table:table-cell>
          <table:table-cell table:formula="of:=ROUNDUP([.J7]+[.$N$15])" office:value-type="float" office:value="14" calcext:value-type="float">
            <text:p>14</text:p>
          </table:table-cell>
          <table:table-cell table:formula="of:=([.K7]*100)/[.$I$3]" office:value-type="float" office:value="7" calcext:value-type="float">
            <text:p>7</text:p>
          </table:table-cell>
          <table:table-cell table:formula="of:=[.L7]/100" office:value-type="float" office:value="0.07" calcext:value-type="float">
            <text:p>0,07</text:p>
          </table:table-cell>
          <table:table-cell table:style-name="ce13" office:value-type="string" calcext:value-type="string">
            <text:p>Lan11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7.8" calcext:value-type="float">
            <text:p>7,8</text:p>
          </table:table-cell>
          <table:table-cell table:formula="of:=[.C8]*[.D8]" office:value-type="float" office:value="42.9" calcext:value-type="float">
            <text:p>42,9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I$3]*[.M8]" office:value-type="float" office:value="14" calcext:value-type="float">
            <text:p>14</text:p>
          </table:table-cell>
          <table:table-cell table:formula="of:=ROUNDUP(([.E8]*2)/10)" office:value-type="float" office:value="9" calcext:value-type="float">
            <text:p>9</text:p>
          </table:table-cell>
          <table:table-cell table:formula="of:=ROUNDUP([.J8]+[.$N$15])" office:value-type="float" office:value="14" calcext:value-type="float">
            <text:p>14</text:p>
          </table:table-cell>
          <table:table-cell table:formula="of:=([.K8]*100)/[.$I$3]" office:value-type="float" office:value="7" calcext:value-type="float">
            <text:p>7</text:p>
          </table:table-cell>
          <table:table-cell table:formula="of:=[.L8]/100" office:value-type="float" office:value="0.07" calcext:value-type="float">
            <text:p>0,07</text:p>
          </table:table-cell>
          <table:table-cell table:style-name="ce13" office:value-type="string" calcext:value-type="string">
            <text:p>Lan12</text:p>
          </table:table-cell>
          <table:table-cell table:style-name="ce13" office:value-type="float" office:value="300" calcext:value-type="float">
            <text:p>30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.C9]*[.D9]" office:value-type="float" office:value="39.6" calcext:value-type="float">
            <text:p>39,6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I$3]*[.M9]" office:value-type="float" office:value="13" calcext:value-type="float">
            <text:p>13</text:p>
          </table:table-cell>
          <table:table-cell table:formula="of:=ROUNDUP(([.E9]*2)/10)" office:value-type="float" office:value="8" calcext:value-type="float">
            <text:p>8</text:p>
          </table:table-cell>
          <table:table-cell table:formula="of:=ROUNDUP([.J9]+[.$N$15])" office:value-type="float" office:value="13" calcext:value-type="float">
            <text:p>13</text:p>
          </table:table-cell>
          <table:table-cell table:formula="of:=([.K9]*100)/[.$I$3]" office:value-type="float" office:value="6.5" calcext:value-type="float">
            <text:p>6,5</text:p>
          </table:table-cell>
          <table:table-cell table:formula="of:=[.L9]/100" office:value-type="float" office:value="0.065" calcext:value-type="float">
            <text:p>0,065</text:p>
          </table:table-cell>
          <table:table-cell office:value-type="string" calcext:value-type="string">
            <text:p>VOIP</text:p>
          </table:table-cell>
          <table:table-cell office:value-type="float" office:value="250" calcext:value-type="float">
            <text:p>25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.87" calcext:value-type="float">
            <text:p>19,87</text:p>
          </table:table-cell>
          <table:table-cell office:value-type="float" office:value="11.5" calcext:value-type="float">
            <text:p>11,5</text:p>
          </table:table-cell>
          <table:table-cell table:formula="of:=[.C10]*[.D10]" office:value-type="float" office:value="228.505" calcext:value-type="float">
            <text:p>228,505</text:p>
          </table:table-cell>
          <table:table-cell office:value-type="string" calcext:value-type="string">
            <text:p>Warehouse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I$3]*[.M10]" office:value-type="float" office:value="51" calcext:value-type="float">
            <text:p>51</text:p>
          </table:table-cell>
          <table:table-cell table:formula="of:=ROUNDUP(([.E10]*2)/10)" office:value-type="float" office:value="46" calcext:value-type="float">
            <text:p>46</text:p>
          </table:table-cell>
          <table:table-cell table:formula="of:=ROUNDUP([.J10]+[.$N$15])" office:value-type="float" office:value="51" calcext:value-type="float">
            <text:p>51</text:p>
          </table:table-cell>
          <table:table-cell table:formula="of:=([.K10]*100)/[.$I$3]" office:value-type="float" office:value="25.5" calcext:value-type="float">
            <text:p>25,5</text:p>
          </table:table-cell>
          <table:table-cell table:formula="of:=[.L10]/100" office:value-type="float" office:value="0.255" calcext:value-type="float">
            <text:p>0,25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.C11]*[.D11]" office:value-type="float" office:value="39.6" calcext:value-type="float">
            <text:p>39,6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I$3]*[.M11]" office:value-type="float" office:value="13" calcext:value-type="float">
            <text:p>13</text:p>
          </table:table-cell>
          <table:table-cell table:formula="of:=ROUNDUP(([.E11]*2)/10)" office:value-type="float" office:value="8" calcext:value-type="float">
            <text:p>8</text:p>
          </table:table-cell>
          <table:table-cell table:formula="of:=ROUNDUP([.J11]+[.$N$15])" office:value-type="float" office:value="13" calcext:value-type="float">
            <text:p>13</text:p>
          </table:table-cell>
          <table:table-cell table:formula="of:=([.K11]*100)/[.$I$3]" office:value-type="float" office:value="6.5" calcext:value-type="float">
            <text:p>6,5</text:p>
          </table:table-cell>
          <table:table-cell table:formula="of:=[.L11]/100" office:value-type="float" office:value="0.065" calcext:value-type="float">
            <text:p>0,06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.87" calcext:value-type="float">
            <text:p>19,87</text:p>
          </table:table-cell>
          <table:table-cell office:value-type="float" office:value="7.2" calcext:value-type="float">
            <text:p>7,2</text:p>
          </table:table-cell>
          <table:table-cell table:formula="of:=[.C12]*[.D12]" office:value-type="float" office:value="143.064" calcext:value-type="float">
            <text:p>143,064</text:p>
          </table:table-cell>
          <table:table-cell office:value-type="string" calcext:value-type="string">
            <text:p>Cantina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I$3]*[.M12]" office:value-type="float" office:value="34" calcext:value-type="float">
            <text:p>34</text:p>
          </table:table-cell>
          <table:table-cell table:formula="of:=ROUNDUP(([.E12]*2)/10)" office:value-type="float" office:value="29" calcext:value-type="float">
            <text:p>29</text:p>
          </table:table-cell>
          <table:table-cell table:formula="of:=ROUNDUP([.J12]+[.$N$15])" office:value-type="float" office:value="34" calcext:value-type="float">
            <text:p>34</text:p>
          </table:table-cell>
          <table:table-cell table:formula="of:=([.K12]*100)/[.$I$3]" office:value-type="float" office:value="17" calcext:value-type="float">
            <text:p>17</text:p>
          </table:table-cell>
          <table:table-cell table:formula="of:=[.L12]/100" office:value-type="float" office:value="0.17" calcext:value-type="float">
            <text:p>0,1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c*4</text:p>
          </table:table-cell>
          <table:table-cell table:number-columns-repeated="2"/>
          <table:table-cell table:formula="of:=[.C13]*[.D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I4:.I12])" office:value-type="float" office:value="181" calcext:value-type="float">
            <text:p>181</text:p>
          </table:table-cell>
          <table:table-cell table:formula="of:=ROUNDUP(([.E13]*2)/10)" office:value-type="float" office:value="0" calcext:value-type="float">
            <text:p>0</text:p>
          </table:table-cell>
          <table:table-cell table:formula="of:=ROUNDUP([.J13]+[.$N$15])" office:value-type="float" office:value="5" calcext:value-type="float">
            <text:p>5</text:p>
          </table:table-cell>
          <table:table-cell table:formula="of:=([.K13]*100)/[.$I$3]" office:value-type="float" office:value="2.5" calcext:value-type="float">
            <text:p>2,5</text:p>
          </table:table-cell>
          <table:table-cell table:formula="of:=[.L13]/100" office:value-type="float" office:value="0.025" calcext:value-type="float">
            <text:p>0,025</text:p>
          </table:table-cell>
          <table:table-cell table:style-name="ce14" office:value-type="string" calcext:value-type="string" table:number-columns-spanned="2" table:number-rows-spanned="1">
            <text:p>10m² 2 outlets min</text:p>
          </table:table-cell>
          <table:covered-table-cell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tairs * 2</text:p>
          </table:table-cell>
          <table:table-cell table:number-columns-repeated="2"/>
          <table:table-cell table:formula="of:=[.C14]*[.D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SED</text:p>
          </table:table-cell>
          <table:table-cell/>
          <table:table-cell table:formula="of:=ROUNDUP(([.E14]*2)/10)" office:value-type="float" office:value="0" calcext:value-type="float">
            <text:p>0</text:p>
          </table:table-cell>
          <table:table-cell table:formula="of:=ROUNDUP([.J14]+[.$N$15])" office:value-type="float" office:value="5" calcext:value-type="float">
            <text:p>5</text:p>
          </table:table-cell>
          <table:table-cell table:formula="of:=([.K14]*100)/[.$I$3]" office:value-type="float" office:value="2.5" calcext:value-type="float">
            <text:p>2,5</text:p>
          </table:table-cell>
          <table:table-cell table:formula="of:=[.L14]/100" office:value-type="float" office:value="0.025" calcext:value-type="float">
            <text:p>0,025</text:p>
          </table:table-cell>
          <table:table-cell table:style-name="ce15" office:value-type="string" calcext:value-type="string" table:number-columns-spanned="2" table:number-rows-spanned="1">
            <text:p>Safety interval (sockets)</text:p>
          </table:table-cell>
          <table:covered-table-cell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levator * 2</text:p>
          </table:table-cell>
          <table:table-cell table:number-columns-repeated="2"/>
          <table:table-cell table:formula="of:=[.C15]*[.D15]" office:value-type="float" office:value="0" calcext:value-type="float">
            <text:p>0</text:p>
          </table:table-cell>
          <table:table-cell table:number-columns-repeated="4"/>
          <table:table-cell table:formula="of:=ROUNDUP(([.E15]*2)/10)" office:value-type="float" office:value="0" calcext:value-type="float">
            <text:p>0</text:p>
          </table:table-cell>
          <table:table-cell table:formula="of:=ROUNDUP([.J15]+[.$N$15])" office:value-type="float" office:value="5" calcext:value-type="float">
            <text:p>5</text:p>
          </table:table-cell>
          <table:table-cell table:formula="of:=([.K15]*100)/[.$I$3]" office:value-type="float" office:value="2.5" calcext:value-type="float">
            <text:p>2,5</text:p>
          </table:table-cell>
          <table:table-cell table:formula="of:=[.L15]/100" office:value-type="float" office:value="0.025" calcext:value-type="float">
            <text:p>0,025</text:p>
          </table:table-cell>
          <table:table-cell table:style-name="ce15" office:value-type="float" office:value="5" calcext:value-type="float" table:number-columns-spanned="2" table:number-rows-spanned="1">
            <text:p>5</text:p>
          </table:table-cell>
          <table:covered-table-cell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ight to room 8</text:p>
          </table:table-cell>
          <table:table-cell table:style-name="ce14" office:value-type="string" calcext:value-type="string">
            <text:p>Exception</text:p>
          </table:table-cell>
          <table:table-cell table:number-columns-repeated="2"/>
          <table:table-cell office:value-type="string" calcext:value-type="string">
            <text:p>Entrance/Hall/with Recpt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Floor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ce36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87" calcext:value-type="float">
            <text:p>4,87</text:p>
          </table:table-cell>
          <table:table-cell office:value-type="float" office:value="5.7" calcext:value-type="float">
            <text:p>5,7</text:p>
          </table:table-cell>
          <table:table-cell table:formula="of:=[.C19]*[.D19]" office:value-type="float" office:value="27.759" calcext:value-type="float">
            <text:p>27,759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19]*[.$I$18]" office:value-type="float" office:value="11" calcext:value-type="float">
            <text:p>11</text:p>
          </table:table-cell>
          <table:table-cell table:formula="of:=ROUNDUP(([.E19]*2)/10)" office:value-type="float" office:value="6" calcext:value-type="float">
            <text:p>6</text:p>
          </table:table-cell>
          <table:table-cell table:formula="of:=ROUNDUP([.J19]+[.$N$15])" office:value-type="float" office:value="11" calcext:value-type="float">
            <text:p>11</text:p>
          </table:table-cell>
          <table:table-cell table:style-name="ce36" table:formula="of:=([.K19]*100)/[.$I$18]" office:value-type="float" office:value="3.66666666666667" calcext:value-type="float">
            <text:p>3,67</text:p>
          </table:table-cell>
          <table:table-cell table:style-name="ce37" table:formula="of:=[.L19]/100" office:value-type="float" office:value="0.0366666666666667" calcext:value-type="float">
            <text:p>0,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87" calcext:value-type="float">
            <text:p>3,87</text:p>
          </table:table-cell>
          <table:table-cell office:value-type="float" office:value="7.2" calcext:value-type="float">
            <text:p>7,2</text:p>
          </table:table-cell>
          <table:table-cell table:formula="of:=[.C20]*[.D20]" office:value-type="float" office:value="27.864" calcext:value-type="float">
            <text:p>27,864</text:p>
          </table:table-cell>
          <table:table-cell office:value-type="string" calcext:value-type="string">
            <text:p>Switch, Netwoek entrance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20]*[.$I$18]" office:value-type="float" office:value="11" calcext:value-type="float">
            <text:p>11</text:p>
          </table:table-cell>
          <table:table-cell table:formula="of:=ROUNDUP(([.E20]*2)/10)" office:value-type="float" office:value="6" calcext:value-type="float">
            <text:p>6</text:p>
          </table:table-cell>
          <table:table-cell table:formula="of:=ROUNDUP([.J20]+[.$N$15])" office:value-type="float" office:value="11" calcext:value-type="float">
            <text:p>11</text:p>
          </table:table-cell>
          <table:table-cell table:style-name="ce36" table:formula="of:=([.K20]*100)/[.$I$18]" office:value-type="float" office:value="3.66666666666667" calcext:value-type="float">
            <text:p>3,67</text:p>
          </table:table-cell>
          <table:table-cell table:style-name="ce37" table:formula="of:=[.L20]/100" office:value-type="float" office:value="0.0366666666666667" calcext:value-type="float">
            <text:p>0,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21]*[.D21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21]*[.$I$18]" office:value-type="float" office:value="15" calcext:value-type="float">
            <text:p>15</text:p>
          </table:table-cell>
          <table:table-cell table:formula="of:=ROUNDUP(([.E21]*2)/10)" office:value-type="float" office:value="10" calcext:value-type="float">
            <text:p>10</text:p>
          </table:table-cell>
          <table:table-cell table:formula="of:=ROUNDUP([.J21]+[.$N$15])" office:value-type="float" office:value="15" calcext:value-type="float">
            <text:p>15</text:p>
          </table:table-cell>
          <table:table-cell table:style-name="ce36" table:formula="of:=([.K21]*100)/[.$I$18]" office:value-type="float" office:value="5" calcext:value-type="float">
            <text:p>5,00</text:p>
          </table:table-cell>
          <table:table-cell table:style-name="ce37" table:formula="of:=[.L21]/100" office:value-type="float" office:value="0.05" calcext:value-type="float">
            <text:p>0,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7.2" calcext:value-type="float">
            <text:p>7,2</text:p>
          </table:table-cell>
          <table:table-cell table:formula="of:=[.C22]*[.D22]" office:value-type="float" office:value="24.48" calcext:value-type="float">
            <text:p>24,4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22]*[.$I$18]" office:value-type="float" office:value="10" calcext:value-type="float">
            <text:p>10</text:p>
          </table:table-cell>
          <table:table-cell table:formula="of:=ROUNDUP(([.E22]*2)/10)" office:value-type="float" office:value="5" calcext:value-type="float">
            <text:p>5</text:p>
          </table:table-cell>
          <table:table-cell table:formula="of:=ROUNDUP([.J22]+[.$N$15])" office:value-type="float" office:value="10" calcext:value-type="float">
            <text:p>10</text:p>
          </table:table-cell>
          <table:table-cell table:style-name="ce36" table:formula="of:=([.K22]*100)/[.$I$18]" office:value-type="float" office:value="3.33333333333333" calcext:value-type="float">
            <text:p>3,33</text:p>
          </table:table-cell>
          <table:table-cell table:style-name="ce37" table:formula="of:=[.L22]/100" office:value-type="float" office:value="0.0333333333333333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7.8" calcext:value-type="float">
            <text:p>7,8</text:p>
          </table:table-cell>
          <table:table-cell table:formula="of:=[.C23]*[.D23]" office:value-type="float" office:value="42.9" calcext:value-type="float">
            <text:p>42,9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23]*[.$I$18]" office:value-type="float" office:value="14" calcext:value-type="float">
            <text:p>14</text:p>
          </table:table-cell>
          <table:table-cell table:formula="of:=ROUNDUP(([.E23]*2)/10)" office:value-type="float" office:value="9" calcext:value-type="float">
            <text:p>9</text:p>
          </table:table-cell>
          <table:table-cell table:formula="of:=ROUNDUP([.J23]+[.$N$15])" office:value-type="float" office:value="14" calcext:value-type="float">
            <text:p>14</text:p>
          </table:table-cell>
          <table:table-cell table:style-name="ce36" table:formula="of:=([.K23]*100)/[.$I$18]" office:value-type="float" office:value="4.66666666666667" calcext:value-type="float">
            <text:p>4,67</text:p>
          </table:table-cell>
          <table:table-cell table:style-name="ce37" table:formula="of:=[.L23]/100" office:value-type="float" office:value="0.0466666666666667" calcext:value-type="float">
            <text:p>0,0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table:formula="of:=[.C24]*[.D24]" office:value-type="float" office:value="43.2" calcext:value-type="float">
            <text:p>43,2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24]*[.$I$18]" office:value-type="float" office:value="14" calcext:value-type="float">
            <text:p>14</text:p>
          </table:table-cell>
          <table:table-cell table:formula="of:=ROUNDUP(([.E24]*2)/10)" office:value-type="float" office:value="9" calcext:value-type="float">
            <text:p>9</text:p>
          </table:table-cell>
          <table:table-cell table:formula="of:=ROUNDUP([.J24]+[.$N$15])" office:value-type="float" office:value="14" calcext:value-type="float">
            <text:p>14</text:p>
          </table:table-cell>
          <table:table-cell table:style-name="ce36" table:formula="of:=([.K24]*100)/[.$I$18]" office:value-type="float" office:value="4.66666666666667" calcext:value-type="float">
            <text:p>4,67</text:p>
          </table:table-cell>
          <table:table-cell table:style-name="ce37" table:formula="of:=[.L24]/100" office:value-type="float" office:value="0.0466666666666667" calcext:value-type="float">
            <text:p>0,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,2</text:p>
          </table:table-cell>
          <table:table-cell table:formula="of:=[.C25]*[.D25]" office:value-type="float" office:value="152" calcext:value-type="float">
            <text:p>152</text:p>
          </table:table-cell>
          <table:table-cell office:value-type="string" calcext:value-type="string">
            <text:p>Presentation/Formation Room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25]*[.$I$18]" office:value-type="float" office:value="36" calcext:value-type="float">
            <text:p>36</text:p>
          </table:table-cell>
          <table:table-cell table:formula="of:=ROUNDUP(([.E25]*2)/10)" office:value-type="float" office:value="31" calcext:value-type="float">
            <text:p>31</text:p>
          </table:table-cell>
          <table:table-cell table:formula="of:=ROUNDUP([.J25]+[.$N$15])" office:value-type="float" office:value="36" calcext:value-type="float">
            <text:p>36</text:p>
          </table:table-cell>
          <table:table-cell table:style-name="ce36" table:formula="of:=([.K25]*100)/[.$I$18]" office:value-type="float" office:value="12" calcext:value-type="float">
            <text:p>12,00</text:p>
          </table:table-cell>
          <table:table-cell table:style-name="ce37" table:formula="of:=[.L25]/100" office:value-type="float" office:value="0.12" calcext:value-type="float">
            <text:p>0,1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.C26]*[.D26]" office:value-type="float" office:value="39.6" calcext:value-type="float">
            <text:p>39,6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26]*[.$I$18]" office:value-type="float" office:value="13" calcext:value-type="float">
            <text:p>13</text:p>
          </table:table-cell>
          <table:table-cell table:formula="of:=ROUNDUP(([.E26]*2)/10)" office:value-type="float" office:value="8" calcext:value-type="float">
            <text:p>8</text:p>
          </table:table-cell>
          <table:table-cell table:formula="of:=ROUNDUP([.J26]+[.$N$15])" office:value-type="float" office:value="13" calcext:value-type="float">
            <text:p>13</text:p>
          </table:table-cell>
          <table:table-cell table:style-name="ce36" table:formula="of:=([.K26]*100)/[.$I$18]" office:value-type="float" office:value="4.33333333333333" calcext:value-type="float">
            <text:p>4,33</text:p>
          </table:table-cell>
          <table:table-cell table:style-name="ce37" table:formula="of:=[.L26]/100" office:value-type="float" office:value="0.0433333333333333" calcext:value-type="float">
            <text:p>0,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office:value-type="float" office:value="15.2" calcext:value-type="float">
            <text:p>15,2</text:p>
          </table:table-cell>
          <table:table-cell table:formula="of:=[.C27]*[.D27]" office:value-type="float" office:value="144.4" calcext:value-type="float">
            <text:p>144,4</text:p>
          </table:table-cell>
          <table:table-cell office:value-type="string" calcext:value-type="string">
            <text:p>Presentation/Formation Room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27]*[.$I$18]" office:value-type="float" office:value="34" calcext:value-type="float">
            <text:p>34</text:p>
          </table:table-cell>
          <table:table-cell table:formula="of:=ROUNDUP(([.E27]*2)/10)" office:value-type="float" office:value="29" calcext:value-type="float">
            <text:p>29</text:p>
          </table:table-cell>
          <table:table-cell table:formula="of:=ROUNDUP([.J27]+[.$N$15])" office:value-type="float" office:value="34" calcext:value-type="float">
            <text:p>34</text:p>
          </table:table-cell>
          <table:table-cell table:style-name="ce36" table:formula="of:=([.K27]*100)/[.$I$18]" office:value-type="float" office:value="11.3333333333333" calcext:value-type="float">
            <text:p>11,33</text:p>
          </table:table-cell>
          <table:table-cell table:style-name="ce37" table:formula="of:=[.L27]/100" office:value-type="float" office:value="0.113333333333333" calcext:value-type="float">
            <text:p>0,1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.C28]*[.D28]" office:value-type="float" office:value="39.6" calcext:value-type="float">
            <text:p>39,6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28]*[.$I$18]" office:value-type="float" office:value="13" calcext:value-type="float">
            <text:p>13</text:p>
          </table:table-cell>
          <table:table-cell table:formula="of:=ROUNDUP(([.E28]*2)/10)" office:value-type="float" office:value="8" calcext:value-type="float">
            <text:p>8</text:p>
          </table:table-cell>
          <table:table-cell table:formula="of:=ROUNDUP([.J28]+[.$N$15])" office:value-type="float" office:value="13" calcext:value-type="float">
            <text:p>13</text:p>
          </table:table-cell>
          <table:table-cell table:style-name="ce36" table:formula="of:=([.K28]*100)/[.$I$18]" office:value-type="float" office:value="4.33333333333333" calcext:value-type="float">
            <text:p>4,33</text:p>
          </table:table-cell>
          <table:table-cell table:style-name="ce37" table:formula="of:=[.L28]/100" office:value-type="float" office:value="0.0433333333333333" calcext:value-type="float">
            <text:p>0,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.2" calcext:value-type="float">
            <text:p>7,2</text:p>
          </table:table-cell>
          <table:table-cell table:formula="of:=[.C29]*[.D29]" office:value-type="float" office:value="79.2" calcext:value-type="float">
            <text:p>79,2</text:p>
          </table:table-cell>
          <table:table-cell office:value-type="string" calcext:value-type="string">
            <text:p>Meeting Room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29]*[.$I$18]" office:value-type="float" office:value="21" calcext:value-type="float">
            <text:p>21</text:p>
          </table:table-cell>
          <table:table-cell table:formula="of:=ROUNDUP(([.E29]*2)/10)" office:value-type="float" office:value="16" calcext:value-type="float">
            <text:p>16</text:p>
          </table:table-cell>
          <table:table-cell table:formula="of:=ROUNDUP([.J29]+[.$N$15])" office:value-type="float" office:value="21" calcext:value-type="float">
            <text:p>21</text:p>
          </table:table-cell>
          <table:table-cell table:style-name="ce36" table:formula="of:=([.K29]*100)/[.$I$18]" office:value-type="float" office:value="7" calcext:value-type="float">
            <text:p>7,00</text:p>
          </table:table-cell>
          <table:table-cell table:style-name="ce37" table:formula="of:=[.L29]/100" office:value-type="float" office:value="0.07" calcext:value-type="float">
            <text:p>0,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C*4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SUM([.I19:.I29])" office:value-type="float" office:value="192" calcext:value-type="float">
            <text:p>19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irs *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levator *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 Floor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87" calcext:value-type="float">
            <text:p>4,87</text:p>
          </table:table-cell>
          <table:table-cell office:value-type="float" office:value="5.7" calcext:value-type="float">
            <text:p>5,7</text:p>
          </table:table-cell>
          <table:table-cell table:formula="of:=[.C35]*[.D35]" office:value-type="float" office:value="27.759" calcext:value-type="float">
            <text:p>27,759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I$34]*[.M35]" office:value-type="float" office:value="11" calcext:value-type="float">
            <text:p>11</text:p>
          </table:table-cell>
          <table:table-cell table:formula="of:=ROUNDUP(([.E35]*2)/10)" office:value-type="float" office:value="6" calcext:value-type="float">
            <text:p>6</text:p>
          </table:table-cell>
          <table:table-cell table:formula="of:=ROUNDUP([.J35]+[.$N$15])" office:value-type="float" office:value="11" calcext:value-type="float">
            <text:p>11</text:p>
          </table:table-cell>
          <table:table-cell table:style-name="ce36" table:formula="of:=([.K35]*100)/[.$I$34]" office:value-type="float" office:value="3.66666666666667" calcext:value-type="float">
            <text:p>3,67</text:p>
          </table:table-cell>
          <table:table-cell table:style-name="ce37" table:formula="of:=[.L35]/100" office:value-type="float" office:value="0.0366666666666667" calcext:value-type="float">
            <text:p>0,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87" calcext:value-type="float">
            <text:p>3,87</text:p>
          </table:table-cell>
          <table:table-cell office:value-type="float" office:value="7.2" calcext:value-type="float">
            <text:p>7,2</text:p>
          </table:table-cell>
          <table:table-cell table:formula="of:=[.C36]*[.D36]" office:value-type="float" office:value="27.864" calcext:value-type="float">
            <text:p>27,864</text:p>
          </table:table-cell>
          <table:table-cell office:value-type="string" calcext:value-type="string">
            <text:p>Switch, Netwoek entrance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I$34]*[.M36]" office:value-type="float" office:value="11" calcext:value-type="float">
            <text:p>11</text:p>
          </table:table-cell>
          <table:table-cell table:formula="of:=ROUNDUP(([.E36]*2)/10)" office:value-type="float" office:value="6" calcext:value-type="float">
            <text:p>6</text:p>
          </table:table-cell>
          <table:table-cell table:formula="of:=ROUNDUP([.J36]+[.$N$15])" office:value-type="float" office:value="11" calcext:value-type="float">
            <text:p>11</text:p>
          </table:table-cell>
          <table:table-cell table:style-name="ce36" table:formula="of:=([.K36]*100)/[.$I$34]" office:value-type="float" office:value="3.66666666666667" calcext:value-type="float">
            <text:p>3,67</text:p>
          </table:table-cell>
          <table:table-cell table:style-name="ce37" table:formula="of:=[.L36]/100" office:value-type="float" office:value="0.0366666666666667" calcext:value-type="float">
            <text:p>0,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37]*[.D37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I$34]*[.M37]" office:value-type="float" office:value="15" calcext:value-type="float">
            <text:p>15</text:p>
          </table:table-cell>
          <table:table-cell table:formula="of:=ROUNDUP(([.E37]*2)/10)" office:value-type="float" office:value="10" calcext:value-type="float">
            <text:p>10</text:p>
          </table:table-cell>
          <table:table-cell table:formula="of:=ROUNDUP([.J37]+[.$N$15])" office:value-type="float" office:value="15" calcext:value-type="float">
            <text:p>15</text:p>
          </table:table-cell>
          <table:table-cell table:style-name="ce36" table:formula="of:=([.K37]*100)/[.$I$34]" office:value-type="float" office:value="5" calcext:value-type="float">
            <text:p>5,00</text:p>
          </table:table-cell>
          <table:table-cell table:style-name="ce37" table:formula="of:=[.L37]/100" office:value-type="float" office:value="0.05" calcext:value-type="float">
            <text:p>0,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7.2" calcext:value-type="float">
            <text:p>7,2</text:p>
          </table:table-cell>
          <table:table-cell table:formula="of:=[.C38]*[.D38]" office:value-type="float" office:value="24.48" calcext:value-type="float">
            <text:p>24,4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I$34]*[.M38]" office:value-type="float" office:value="10" calcext:value-type="float">
            <text:p>10</text:p>
          </table:table-cell>
          <table:table-cell table:formula="of:=ROUNDUP(([.E38]*2)/10)" office:value-type="float" office:value="5" calcext:value-type="float">
            <text:p>5</text:p>
          </table:table-cell>
          <table:table-cell table:formula="of:=ROUNDUP([.J38]+[.$N$15])" office:value-type="float" office:value="10" calcext:value-type="float">
            <text:p>10</text:p>
          </table:table-cell>
          <table:table-cell table:style-name="ce36" table:formula="of:=([.K38]*100)/[.$I$34]" office:value-type="float" office:value="3.33333333333333" calcext:value-type="float">
            <text:p>3,33</text:p>
          </table:table-cell>
          <table:table-cell table:style-name="ce37" table:formula="of:=[.L38]/100" office:value-type="float" office:value="0.0333333333333333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,5</text:p>
          </table:table-cell>
          <table:table-cell office:value-type="float" office:value="7.8" calcext:value-type="float">
            <text:p>7,8</text:p>
          </table:table-cell>
          <table:table-cell table:formula="of:=[.C39]*[.D39]" office:value-type="float" office:value="42.9" calcext:value-type="float">
            <text:p>42,9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I$34]*[.M39]" office:value-type="float" office:value="14" calcext:value-type="float">
            <text:p>14</text:p>
          </table:table-cell>
          <table:table-cell table:formula="of:=ROUNDUP(([.E39]*2)/10)" office:value-type="float" office:value="9" calcext:value-type="float">
            <text:p>9</text:p>
          </table:table-cell>
          <table:table-cell table:formula="of:=ROUNDUP([.J39]+[.$N$15])" office:value-type="float" office:value="14" calcext:value-type="float">
            <text:p>14</text:p>
          </table:table-cell>
          <table:table-cell table:style-name="ce36" table:formula="of:=([.K39]*100)/[.$I$34]" office:value-type="float" office:value="4.66666666666667" calcext:value-type="float">
            <text:p>4,67</text:p>
          </table:table-cell>
          <table:table-cell table:style-name="ce37" table:formula="of:=[.L39]/100" office:value-type="float" office:value="0.0466666666666667" calcext:value-type="float">
            <text:p>0,0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table:formula="of:=[.C40]*[.D40]" office:value-type="float" office:value="43.2" calcext:value-type="float">
            <text:p>43,2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I$34]*[.M40]" office:value-type="float" office:value="14" calcext:value-type="float">
            <text:p>14</text:p>
          </table:table-cell>
          <table:table-cell table:formula="of:=ROUNDUP(([.E40]*2)/10)" office:value-type="float" office:value="9" calcext:value-type="float">
            <text:p>9</text:p>
          </table:table-cell>
          <table:table-cell table:formula="of:=ROUNDUP([.J40]+[.$N$15])" office:value-type="float" office:value="14" calcext:value-type="float">
            <text:p>14</text:p>
          </table:table-cell>
          <table:table-cell table:style-name="ce36" table:formula="of:=([.K40]*100)/[.$I$34]" office:value-type="float" office:value="4.66666666666667" calcext:value-type="float">
            <text:p>4,67</text:p>
          </table:table-cell>
          <table:table-cell table:style-name="ce37" table:formula="of:=[.L40]/100" office:value-type="float" office:value="0.0466666666666667" calcext:value-type="float">
            <text:p>0,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,2</text:p>
          </table:table-cell>
          <table:table-cell table:formula="of:=[.C41]*[.D41]" office:value-type="float" office:value="152" calcext:value-type="float">
            <text:p>152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I$34]*[.M41]" office:value-type="float" office:value="36" calcext:value-type="float">
            <text:p>36</text:p>
          </table:table-cell>
          <table:table-cell table:formula="of:=ROUNDUP(([.E41]*2)/10)" office:value-type="float" office:value="31" calcext:value-type="float">
            <text:p>31</text:p>
          </table:table-cell>
          <table:table-cell table:formula="of:=ROUNDUP([.J41]+[.$N$15])" office:value-type="float" office:value="36" calcext:value-type="float">
            <text:p>36</text:p>
          </table:table-cell>
          <table:table-cell table:style-name="ce36" table:formula="of:=([.K41]*100)/[.$I$34]" office:value-type="float" office:value="12" calcext:value-type="float">
            <text:p>12,00</text:p>
          </table:table-cell>
          <table:table-cell table:style-name="ce37" table:formula="of:=[.L41]/100" office:value-type="float" office:value="0.12" calcext:value-type="float">
            <text:p>0,1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.C42]*[.D42]" office:value-type="float" office:value="39.6" calcext:value-type="float">
            <text:p>39,6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I$34]*[.M42]" office:value-type="float" office:value="13" calcext:value-type="float">
            <text:p>13</text:p>
          </table:table-cell>
          <table:table-cell table:formula="of:=ROUNDUP(([.E42]*2)/10)" office:value-type="float" office:value="8" calcext:value-type="float">
            <text:p>8</text:p>
          </table:table-cell>
          <table:table-cell table:formula="of:=ROUNDUP([.J42]+[.$N$15])" office:value-type="float" office:value="13" calcext:value-type="float">
            <text:p>13</text:p>
          </table:table-cell>
          <table:table-cell table:style-name="ce36" table:formula="of:=([.K42]*100)/[.$I$34]" office:value-type="float" office:value="4.33333333333333" calcext:value-type="float">
            <text:p>4,33</text:p>
          </table:table-cell>
          <table:table-cell table:style-name="ce37" table:formula="of:=[.L42]/100" office:value-type="float" office:value="0.0433333333333333" calcext:value-type="float">
            <text:p>0,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office:value-type="float" office:value="15.2" calcext:value-type="float">
            <text:p>15,2</text:p>
          </table:table-cell>
          <table:table-cell table:formula="of:=[.C43]*[.D43]" office:value-type="float" office:value="144.4" calcext:value-type="float">
            <text:p>144,4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I$34]*[.M43]" office:value-type="float" office:value="34" calcext:value-type="float">
            <text:p>34</text:p>
          </table:table-cell>
          <table:table-cell table:formula="of:=ROUNDUP(([.E43]*2)/10)" office:value-type="float" office:value="29" calcext:value-type="float">
            <text:p>29</text:p>
          </table:table-cell>
          <table:table-cell table:formula="of:=ROUNDUP([.J43]+[.$N$15])" office:value-type="float" office:value="34" calcext:value-type="float">
            <text:p>34</text:p>
          </table:table-cell>
          <table:table-cell table:style-name="ce36" table:formula="of:=([.K43]*100)/[.$I$34]" office:value-type="float" office:value="11.3333333333333" calcext:value-type="float">
            <text:p>11,33</text:p>
          </table:table-cell>
          <table:table-cell table:style-name="ce37" table:formula="of:=[.L43]/100" office:value-type="float" office:value="0.113333333333333" calcext:value-type="float">
            <text:p>0,1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,5</text:p>
          </table:table-cell>
          <table:table-cell office:value-type="float" office:value="7.2" calcext:value-type="float">
            <text:p>7,2</text:p>
          </table:table-cell>
          <table:table-cell table:formula="of:=[.C44]*[.D44]" office:value-type="float" office:value="39.6" calcext:value-type="float">
            <text:p>39,6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I$34]*[.M44]" office:value-type="float" office:value="13" calcext:value-type="float">
            <text:p>13</text:p>
          </table:table-cell>
          <table:table-cell table:formula="of:=ROUNDUP(([.E44]*2)/10)" office:value-type="float" office:value="8" calcext:value-type="float">
            <text:p>8</text:p>
          </table:table-cell>
          <table:table-cell table:formula="of:=ROUNDUP([.J44]+[.$N$15])" office:value-type="float" office:value="13" calcext:value-type="float">
            <text:p>13</text:p>
          </table:table-cell>
          <table:table-cell table:style-name="ce36" table:formula="of:=([.K44]*100)/[.$I$34]" office:value-type="float" office:value="4.33333333333333" calcext:value-type="float">
            <text:p>4,33</text:p>
          </table:table-cell>
          <table:table-cell table:style-name="ce37" table:formula="of:=[.L44]/100" office:value-type="float" office:value="0.0433333333333333" calcext:value-type="float">
            <text:p>0,0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.2" calcext:value-type="float">
            <text:p>7,2</text:p>
          </table:table-cell>
          <table:table-cell table:formula="of:=[.C45]*[.D45]" office:value-type="float" office:value="79.2" calcext:value-type="float">
            <text:p>79,2</text:p>
          </table:table-cell>
          <table:table-cell office:value-type="string" calcext:value-type="string">
            <text:p>Meeting Room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I$34]*[.M45]" office:value-type="float" office:value="21" calcext:value-type="float">
            <text:p>21</text:p>
          </table:table-cell>
          <table:table-cell table:formula="of:=ROUNDUP(([.E45]*2)/10)" office:value-type="float" office:value="16" calcext:value-type="float">
            <text:p>16</text:p>
          </table:table-cell>
          <table:table-cell table:formula="of:=ROUNDUP([.J45]+[.$N$15])" office:value-type="float" office:value="21" calcext:value-type="float">
            <text:p>21</text:p>
          </table:table-cell>
          <table:table-cell table:style-name="ce36" table:formula="of:=([.K45]*100)/[.$I$34]" office:value-type="float" office:value="7" calcext:value-type="float">
            <text:p>7,00</text:p>
          </table:table-cell>
          <table:table-cell table:style-name="ce37" table:formula="of:=[.L45]/100" office:value-type="float" office:value="0.07" calcext:value-type="float">
            <text:p>0,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WC*4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SUM([.I35:.I45])" office:value-type="float" office:value="192" calcext:value-type="float">
            <text:p>19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irs *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levator *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Building 2</text:p>
          </table:table-cell>
          <table:table-cell table:style-name="ce9" table:number-columns-repeated="3"/>
          <table:table-cell/>
          <table:table-cell table:style-name="ce9" table:number-columns-repeated="2"/>
          <table:table-cell table:style-name="ce30"/>
          <table:table-cell table:style-name="ce9"/>
          <table:table-cell table:number-columns-repeated="4"/>
          <table:table-cell table:style-name="ce9"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rst Floor</text:p>
          </table:table-cell>
          <table:table-cell office:value-type="float" office:value="1" calcext:value-type="float">
            <text:p>1</text:p>
          </table:table-cell>
          <table:table-cell office:value-type="float" office:value="5.86" calcext:value-type="float">
            <text:p>5,86</text:p>
          </table:table-cell>
          <table:table-cell office:value-type="float" office:value="7.7" calcext:value-type="float">
            <text:p>7,7</text:p>
          </table:table-cell>
          <table:table-cell table:formula="of:=[.C52]*[.D52]" office:value-type="float" office:value="45.122" calcext:value-type="float">
            <text:p>45,122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52]*[.$I$51]" office:value-type="float" office:value="15" calcext:value-type="float">
            <text:p>15</text:p>
          </table:table-cell>
          <table:table-cell table:formula="of:=ROUNDUP(([.E52]*2)/10)" office:value-type="float" office:value="10" calcext:value-type="float">
            <text:p>10</text:p>
          </table:table-cell>
          <table:table-cell table:formula="of:=ROUNDUP([.J52]+[.$N$15])" office:value-type="float" office:value="15" calcext:value-type="float">
            <text:p>15</text:p>
          </table:table-cell>
          <table:table-cell table:formula="of:=([.K52]*100)/[.$I$51]" office:value-type="float" office:value="7.5" calcext:value-type="float">
            <text:p>7,5</text:p>
          </table:table-cell>
          <table:table-cell table:style-name="ce37" table:formula="of:=[.L52]/100" office:value-type="float" office:value="0.075" calcext:value-type="float">
            <text:p>0,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86" calcext:value-type="float">
            <text:p>5,86</text:p>
          </table:table-cell>
          <table:table-cell office:value-type="float" office:value="7.7" calcext:value-type="float">
            <text:p>7,7</text:p>
          </table:table-cell>
          <table:table-cell table:formula="of:=[.C53]*[.D53]" office:value-type="float" office:value="45.122" calcext:value-type="float">
            <text:p>45,122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53]*[.$I$51]" office:value-type="float" office:value="15" calcext:value-type="float">
            <text:p>15</text:p>
          </table:table-cell>
          <table:table-cell table:formula="of:=ROUNDUP(([.E53]*2)/10)" office:value-type="float" office:value="10" calcext:value-type="float">
            <text:p>10</text:p>
          </table:table-cell>
          <table:table-cell table:formula="of:=ROUNDUP([.J53]+[.$N$15])" office:value-type="float" office:value="15" calcext:value-type="float">
            <text:p>15</text:p>
          </table:table-cell>
          <table:table-cell table:formula="of:=([.K53]*100)/[.$I$51]" office:value-type="float" office:value="7.5" calcext:value-type="float">
            <text:p>7,5</text:p>
          </table:table-cell>
          <table:table-cell table:style-name="ce37" table:formula="of:=[.L53]/100" office:value-type="float" office:value="0.075" calcext:value-type="float">
            <text:p>0,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.86" calcext:value-type="float">
            <text:p>5,86</text:p>
          </table:table-cell>
          <table:table-cell office:value-type="float" office:value="7.7" calcext:value-type="float">
            <text:p>7,7</text:p>
          </table:table-cell>
          <table:table-cell table:formula="of:=[.C54]*[.D54]" office:value-type="float" office:value="45.122" calcext:value-type="float">
            <text:p>45,122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54]*[.$I$51]" office:value-type="float" office:value="15" calcext:value-type="float">
            <text:p>15</text:p>
          </table:table-cell>
          <table:table-cell table:formula="of:=ROUNDUP(([.E54]*2)/10)" office:value-type="float" office:value="10" calcext:value-type="float">
            <text:p>10</text:p>
          </table:table-cell>
          <table:table-cell table:formula="of:=ROUNDUP([.J54]+[.$N$15])" office:value-type="float" office:value="15" calcext:value-type="float">
            <text:p>15</text:p>
          </table:table-cell>
          <table:table-cell table:formula="of:=([.K54]*100)/[.$I$51]" office:value-type="float" office:value="7.5" calcext:value-type="float">
            <text:p>7,5</text:p>
          </table:table-cell>
          <table:table-cell table:style-name="ce37" table:formula="of:=[.L54]/100" office:value-type="float" office:value="0.075" calcext:value-type="float">
            <text:p>0,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86" calcext:value-type="float">
            <text:p>5,86</text:p>
          </table:table-cell>
          <table:table-cell office:value-type="float" office:value="7.7" calcext:value-type="float">
            <text:p>7,7</text:p>
          </table:table-cell>
          <table:table-cell table:formula="of:=[.C55]*[.D55]" office:value-type="float" office:value="45.122" calcext:value-type="float">
            <text:p>45,122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55]*[.$I$51]" office:value-type="float" office:value="15" calcext:value-type="float">
            <text:p>15</text:p>
          </table:table-cell>
          <table:table-cell table:formula="of:=ROUNDUP(([.E55]*2)/10)" office:value-type="float" office:value="10" calcext:value-type="float">
            <text:p>10</text:p>
          </table:table-cell>
          <table:table-cell table:formula="of:=ROUNDUP([.J55]+[.$N$15])" office:value-type="float" office:value="15" calcext:value-type="float">
            <text:p>15</text:p>
          </table:table-cell>
          <table:table-cell table:formula="of:=([.K55]*100)/[.$I$51]" office:value-type="float" office:value="7.5" calcext:value-type="float">
            <text:p>7,5</text:p>
          </table:table-cell>
          <table:table-cell table:style-name="ce37" table:formula="of:=[.L55]/100" office:value-type="float" office:value="0.075" calcext:value-type="float">
            <text:p>0,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.86" calcext:value-type="float">
            <text:p>5,86</text:p>
          </table:table-cell>
          <table:table-cell office:value-type="float" office:value="7.7" calcext:value-type="float">
            <text:p>7,7</text:p>
          </table:table-cell>
          <table:table-cell table:formula="of:=[.C56]*[.D56]" office:value-type="float" office:value="45.122" calcext:value-type="float">
            <text:p>45,122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56]*[.$I$51]" office:value-type="float" office:value="15" calcext:value-type="float">
            <text:p>15</text:p>
          </table:table-cell>
          <table:table-cell table:formula="of:=ROUNDUP(([.E56]*2)/10)" office:value-type="float" office:value="10" calcext:value-type="float">
            <text:p>10</text:p>
          </table:table-cell>
          <table:table-cell table:formula="of:=ROUNDUP([.J56]+[.$N$15])" office:value-type="float" office:value="15" calcext:value-type="float">
            <text:p>15</text:p>
          </table:table-cell>
          <table:table-cell table:formula="of:=([.K56]*100)/[.$I$51]" office:value-type="float" office:value="7.5" calcext:value-type="float">
            <text:p>7,5</text:p>
          </table:table-cell>
          <table:table-cell table:style-name="ce37" table:formula="of:=[.L56]/100" office:value-type="float" office:value="0.075" calcext:value-type="float">
            <text:p>0,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table:formula="of:=[.C57]*[.D57]" office:value-type="float" office:value="44" calcext:value-type="float">
            <text:p>44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57]*[.$I$51]" office:value-type="float" office:value="14" calcext:value-type="float">
            <text:p>14</text:p>
          </table:table-cell>
          <table:table-cell table:formula="of:=ROUNDUP(([.E57]*2)/10)" office:value-type="float" office:value="9" calcext:value-type="float">
            <text:p>9</text:p>
          </table:table-cell>
          <table:table-cell table:formula="of:=ROUNDUP([.J57]+[.$N$15])" office:value-type="float" office:value="14" calcext:value-type="float">
            <text:p>14</text:p>
          </table:table-cell>
          <table:table-cell table:formula="of:=([.K57]*100)/[.$I$51]" office:value-type="float" office:value="7" calcext:value-type="float">
            <text:p>7</text:p>
          </table:table-cell>
          <table:table-cell table:style-name="ce37" table:formula="of:=[.L57]/100" office:value-type="float" office:value="0.07" calcext:value-type="float">
            <text:p>0,0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.5" calcext:value-type="float">
            <text:p>5,5</text:p>
          </table:table-cell>
          <table:table-cell table:formula="of:=[.C58]*[.D58]" office:value-type="float" office:value="44" calcext:value-type="float">
            <text:p>44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58]*[.$I$51]" office:value-type="float" office:value="14" calcext:value-type="float">
            <text:p>14</text:p>
          </table:table-cell>
          <table:table-cell table:formula="of:=ROUNDUP(([.E58]*2)/10)" office:value-type="float" office:value="9" calcext:value-type="float">
            <text:p>9</text:p>
          </table:table-cell>
          <table:table-cell table:formula="of:=ROUNDUP([.J58]+[.$N$15])" office:value-type="float" office:value="14" calcext:value-type="float">
            <text:p>14</text:p>
          </table:table-cell>
          <table:table-cell table:formula="of:=([.K58]*100)/[.$I$51]" office:value-type="float" office:value="7" calcext:value-type="float">
            <text:p>7</text:p>
          </table:table-cell>
          <table:table-cell table:style-name="ce37" table:formula="of:=[.L58]/100" office:value-type="float" office:value="0.07" calcext:value-type="float">
            <text:p>0,0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8" calcext:value-type="float">
            <text:p>7,8</text:p>
          </table:table-cell>
          <table:table-cell office:value-type="float" office:value="7.5" calcext:value-type="float">
            <text:p>7,5</text:p>
          </table:table-cell>
          <table:table-cell table:formula="of:=[.C59]*[.D59]" office:value-type="float" office:value="58.5" calcext:value-type="float">
            <text:p>58,5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59]*[.$I$51]" office:value-type="float" office:value="17" calcext:value-type="float">
            <text:p>17</text:p>
          </table:table-cell>
          <table:table-cell table:formula="of:=ROUNDUP(([.E59]*2)/10)" office:value-type="float" office:value="12" calcext:value-type="float">
            <text:p>12</text:p>
          </table:table-cell>
          <table:table-cell table:formula="of:=ROUNDUP([.J59]+[.$N$15])" office:value-type="float" office:value="17" calcext:value-type="float">
            <text:p>17</text:p>
          </table:table-cell>
          <table:table-cell table:formula="of:=([.K59]*100)/[.$I$51]" office:value-type="float" office:value="8.5" calcext:value-type="float">
            <text:p>8,5</text:p>
          </table:table-cell>
          <table:table-cell table:style-name="ce37" table:formula="of:=[.L59]/100" office:value-type="float" office:value="0.085" calcext:value-type="float">
            <text:p>0,0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.86" calcext:value-type="float">
            <text:p>5,86</text:p>
          </table:table-cell>
          <table:table-cell office:value-type="float" office:value="7.5" calcext:value-type="float">
            <text:p>7,5</text:p>
          </table:table-cell>
          <table:table-cell table:formula="of:=[.C60]*[.D60]" office:value-type="float" office:value="43.95" calcext:value-type="float">
            <text:p>43,95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60]*[.$I$51]" office:value-type="float" office:value="14" calcext:value-type="float">
            <text:p>14</text:p>
          </table:table-cell>
          <table:table-cell table:formula="of:=ROUNDUP(([.E60]*2)/10)" office:value-type="float" office:value="9" calcext:value-type="float">
            <text:p>9</text:p>
          </table:table-cell>
          <table:table-cell table:formula="of:=ROUNDUP([.J60]+[.$N$15])" office:value-type="float" office:value="14" calcext:value-type="float">
            <text:p>14</text:p>
          </table:table-cell>
          <table:table-cell table:formula="of:=([.K60]*100)/[.$I$51]" office:value-type="float" office:value="7" calcext:value-type="float">
            <text:p>7</text:p>
          </table:table-cell>
          <table:table-cell table:style-name="ce37" table:formula="of:=[.L60]/100" office:value-type="float" office:value="0.07" calcext:value-type="float">
            <text:p>0,0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.4" calcext:value-type="float">
            <text:p>5,4</text:p>
          </table:table-cell>
          <table:table-cell office:value-type="float" office:value="7.5" calcext:value-type="float">
            <text:p>7,5</text:p>
          </table:table-cell>
          <table:table-cell table:formula="of:=[.C61]*[.D61]" office:value-type="float" office:value="40.5" calcext:value-type="float">
            <text:p>40,5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61]*[.$I$51]" office:value-type="float" office:value="14" calcext:value-type="float">
            <text:p>14</text:p>
          </table:table-cell>
          <table:table-cell table:formula="of:=ROUNDUP(([.E61]*2)/10)" office:value-type="float" office:value="9" calcext:value-type="float">
            <text:p>9</text:p>
          </table:table-cell>
          <table:table-cell table:formula="of:=ROUNDUP([.J61]+[.$N$15])" office:value-type="float" office:value="14" calcext:value-type="float">
            <text:p>14</text:p>
          </table:table-cell>
          <table:table-cell table:formula="of:=([.K61]*100)/[.$I$51]" office:value-type="float" office:value="7" calcext:value-type="float">
            <text:p>7</text:p>
          </table:table-cell>
          <table:table-cell table:style-name="ce37" table:formula="of:=[.L61]/100" office:value-type="float" office:value="0.07" calcext:value-type="float">
            <text:p>0,0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,4</text:p>
          </table:table-cell>
          <table:table-cell office:value-type="float" office:value="7.6" calcext:value-type="float">
            <text:p>7,6</text:p>
          </table:table-cell>
          <table:table-cell table:formula="of:=[.C62]*[.D62]" office:value-type="float" office:value="41.04" calcext:value-type="float">
            <text:p>41,04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M62]*[.$I$51]" office:value-type="float" office:value="14" calcext:value-type="float">
            <text:p>14</text:p>
          </table:table-cell>
          <table:table-cell table:formula="of:=ROUNDUP(([.E62]*2)/10)" office:value-type="float" office:value="9" calcext:value-type="float">
            <text:p>9</text:p>
          </table:table-cell>
          <table:table-cell table:formula="of:=ROUNDUP([.J62]+[.$N$15])" office:value-type="float" office:value="14" calcext:value-type="float">
            <text:p>14</text:p>
          </table:table-cell>
          <table:table-cell table:formula="of:=([.K62]*100)/[.$I$51]" office:value-type="float" office:value="7" calcext:value-type="float">
            <text:p>7</text:p>
          </table:table-cell>
          <table:table-cell table:style-name="ce37" table:formula="of:=[.L62]/100" office:value-type="float" office:value="0.07" calcext:value-type="float">
            <text:p>0,07</text:p>
          </table:table-cell>
          <table:table-cell table:number-columns-repeated="1011"/>
        </table:table-row>
        <table:table-row table:style-name="ro1">
          <table:table-cell table:style-name="ce17"/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46.835" calcext:value-type="float">
            <text:p>46,835</text:p>
          </table:table-cell>
          <table:table-cell table:style-name="ce17" office:value-type="float" office:value="30" calcext:value-type="float">
            <text:p>30</text:p>
          </table:table-cell>
          <table:table-cell table:style-name="ce26" table:formula="of:=[.C63]*[.D63]" office:value-type="float" office:value="1405.05" calcext:value-type="float">
            <text:p>1405,05</text:p>
          </table:table-cell>
          <table:table-cell table:style-name="ce17" office:value-type="string" calcext:value-type="string">
            <text:p>Exposition Center</text:p>
          </table:table-cell>
          <table:table-cell table:style-name="ce17"/>
          <table:table-cell table:style-name="ce17" office:value-type="float" office:value="20" calcext:value-type="float">
            <text:p>20</text:p>
          </table:table-cell>
          <table:table-cell table:style-name="ce17" table:formula="of:=[.M63]*[.$I$51]" office:value-type="float" office:value="287" calcext:value-type="float">
            <text:p>287</text:p>
          </table:table-cell>
          <table:table-cell table:style-name="ce17" table:formula="of:=ROUNDUP(([.E63]*2)/10)" office:value-type="float" office:value="282" calcext:value-type="float">
            <text:p>282</text:p>
          </table:table-cell>
          <table:table-cell table:style-name="ce17" table:formula="of:=ROUNDUP([.J63]+[.$N$15])" office:value-type="float" office:value="287" calcext:value-type="float">
            <text:p>287</text:p>
          </table:table-cell>
          <table:table-cell table:style-name="ce17" table:formula="of:=([.K63]*100)/[.$I$51]" office:value-type="float" office:value="143.5" calcext:value-type="float">
            <text:p>143,5</text:p>
          </table:table-cell>
          <table:table-cell table:style-name="ce38" table:formula="of:=[.L63]/100" office:value-type="float" office:value="1.435" calcext:value-type="float">
            <text:p>1,44</text:p>
          </table:table-cell>
          <table:table-cell table:style-name="ce17"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52:.I63])" office:value-type="float" office:value="449" calcext:value-type="float">
            <text:p>449</text:p>
          </table:table-cell>
          <table:table-cell table:number-columns-repeated="3"/>
          <table:table-cell table:style-name="ce3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3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table:style-name="ce37"/>
          <table:table-cell table:number-columns-repeated="1011"/>
        </table:table-row>
        <table:table-row table:style-name="ro1">
          <table:table-cell office:value-type="string" calcext:value-type="string">
            <text:p>Second Floo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68]*[.D68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68]*[.$I$67]" office:value-type="float" office:value="15" calcext:value-type="float">
            <text:p>15</text:p>
          </table:table-cell>
          <table:table-cell table:formula="of:=ROUNDUP(([.E68]*2)/10)" office:value-type="float" office:value="10" calcext:value-type="float">
            <text:p>10</text:p>
          </table:table-cell>
          <table:table-cell table:formula="of:=ROUNDUP([.J68]+[.$N$15])" office:value-type="float" office:value="15" calcext:value-type="float">
            <text:p>15</text:p>
          </table:table-cell>
          <table:table-cell table:formula="of:=([.K68]*100)/[.$I$67]" office:value-type="float" office:value="2.5" calcext:value-type="float">
            <text:p>2,5</text:p>
          </table:table-cell>
          <table:table-cell table:style-name="ce37" table:formula="of:=[.L68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69]*[.D69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69]*[.$I$67]" office:value-type="float" office:value="15" calcext:value-type="float">
            <text:p>15</text:p>
          </table:table-cell>
          <table:table-cell table:formula="of:=ROUNDUP(([.E69]*2)/10)" office:value-type="float" office:value="10" calcext:value-type="float">
            <text:p>10</text:p>
          </table:table-cell>
          <table:table-cell table:formula="of:=ROUNDUP([.J69]+[.$N$15])" office:value-type="float" office:value="15" calcext:value-type="float">
            <text:p>15</text:p>
          </table:table-cell>
          <table:table-cell table:formula="of:=([.K69]*100)/[.$I$67]" office:value-type="float" office:value="2.5" calcext:value-type="float">
            <text:p>2,5</text:p>
          </table:table-cell>
          <table:table-cell table:style-name="ce37" table:formula="of:=[.L69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70]*[.D70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70]*[.$I$67]" office:value-type="float" office:value="15" calcext:value-type="float">
            <text:p>15</text:p>
          </table:table-cell>
          <table:table-cell table:formula="of:=ROUNDUP(([.E70]*2)/10)" office:value-type="float" office:value="10" calcext:value-type="float">
            <text:p>10</text:p>
          </table:table-cell>
          <table:table-cell table:formula="of:=ROUNDUP([.J70]+[.$N$15])" office:value-type="float" office:value="15" calcext:value-type="float">
            <text:p>15</text:p>
          </table:table-cell>
          <table:table-cell table:formula="of:=([.K70]*100)/[.$I$67]" office:value-type="float" office:value="2.5" calcext:value-type="float">
            <text:p>2,5</text:p>
          </table:table-cell>
          <table:table-cell table:style-name="ce37" table:formula="of:=[.L70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71]*[.D71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71]*[.$I$67]" office:value-type="float" office:value="15" calcext:value-type="float">
            <text:p>15</text:p>
          </table:table-cell>
          <table:table-cell table:formula="of:=ROUNDUP(([.E71]*2)/10)" office:value-type="float" office:value="10" calcext:value-type="float">
            <text:p>10</text:p>
          </table:table-cell>
          <table:table-cell table:formula="of:=ROUNDUP([.J71]+[.$N$15])" office:value-type="float" office:value="15" calcext:value-type="float">
            <text:p>15</text:p>
          </table:table-cell>
          <table:table-cell table:formula="of:=([.K71]*100)/[.$I$67]" office:value-type="float" office:value="2.5" calcext:value-type="float">
            <text:p>2,5</text:p>
          </table:table-cell>
          <table:table-cell table:style-name="ce37" table:formula="of:=[.L71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72]*[.D72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72]*[.$I$67]" office:value-type="float" office:value="15" calcext:value-type="float">
            <text:p>15</text:p>
          </table:table-cell>
          <table:table-cell table:formula="of:=ROUNDUP(([.E72]*2)/10)" office:value-type="float" office:value="10" calcext:value-type="float">
            <text:p>10</text:p>
          </table:table-cell>
          <table:table-cell table:formula="of:=ROUNDUP([.J72]+[.$N$15])" office:value-type="float" office:value="15" calcext:value-type="float">
            <text:p>15</text:p>
          </table:table-cell>
          <table:table-cell table:formula="of:=([.K72]*100)/[.$I$67]" office:value-type="float" office:value="2.5" calcext:value-type="float">
            <text:p>2,5</text:p>
          </table:table-cell>
          <table:table-cell table:style-name="ce37" table:formula="of:=[.L72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73]*[.D73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73]*[.$I$67]" office:value-type="float" office:value="15" calcext:value-type="float">
            <text:p>15</text:p>
          </table:table-cell>
          <table:table-cell table:formula="of:=ROUNDUP(([.E73]*2)/10)" office:value-type="float" office:value="10" calcext:value-type="float">
            <text:p>10</text:p>
          </table:table-cell>
          <table:table-cell table:formula="of:=ROUNDUP([.J73]+[.$N$15])" office:value-type="float" office:value="15" calcext:value-type="float">
            <text:p>15</text:p>
          </table:table-cell>
          <table:table-cell table:formula="of:=([.K73]*100)/[.$I$67]" office:value-type="float" office:value="2.5" calcext:value-type="float">
            <text:p>2,5</text:p>
          </table:table-cell>
          <table:table-cell table:style-name="ce37" table:formula="of:=[.L73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74]*[.D74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74]*[.$I$67]" office:value-type="float" office:value="15" calcext:value-type="float">
            <text:p>15</text:p>
          </table:table-cell>
          <table:table-cell table:formula="of:=ROUNDUP(([.E74]*2)/10)" office:value-type="float" office:value="10" calcext:value-type="float">
            <text:p>10</text:p>
          </table:table-cell>
          <table:table-cell table:formula="of:=ROUNDUP([.J74]+[.$N$15])" office:value-type="float" office:value="15" calcext:value-type="float">
            <text:p>15</text:p>
          </table:table-cell>
          <table:table-cell table:formula="of:=([.K74]*100)/[.$I$67]" office:value-type="float" office:value="2.5" calcext:value-type="float">
            <text:p>2,5</text:p>
          </table:table-cell>
          <table:table-cell table:style-name="ce37" table:formula="of:=[.L74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75]*[.D75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75]*[.$I$67]" office:value-type="float" office:value="15" calcext:value-type="float">
            <text:p>15</text:p>
          </table:table-cell>
          <table:table-cell table:formula="of:=ROUNDUP(([.E75]*2)/10)" office:value-type="float" office:value="10" calcext:value-type="float">
            <text:p>10</text:p>
          </table:table-cell>
          <table:table-cell table:formula="of:=ROUNDUP([.J75]+[.$N$15])" office:value-type="float" office:value="15" calcext:value-type="float">
            <text:p>15</text:p>
          </table:table-cell>
          <table:table-cell table:formula="of:=([.K75]*100)/[.$I$67]" office:value-type="float" office:value="2.5" calcext:value-type="float">
            <text:p>2,5</text:p>
          </table:table-cell>
          <table:table-cell table:style-name="ce37" table:formula="of:=[.L75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76]*[.D76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76]*[.$I$67]" office:value-type="float" office:value="15" calcext:value-type="float">
            <text:p>15</text:p>
          </table:table-cell>
          <table:table-cell table:formula="of:=ROUNDUP(([.E76]*2)/10)" office:value-type="float" office:value="10" calcext:value-type="float">
            <text:p>10</text:p>
          </table:table-cell>
          <table:table-cell table:formula="of:=ROUNDUP([.J76]+[.$N$15])" office:value-type="float" office:value="15" calcext:value-type="float">
            <text:p>15</text:p>
          </table:table-cell>
          <table:table-cell table:formula="of:=([.K76]*100)/[.$I$67]" office:value-type="float" office:value="2.5" calcext:value-type="float">
            <text:p>2,5</text:p>
          </table:table-cell>
          <table:table-cell table:style-name="ce37" table:formula="of:=[.L76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77]*[.D77]" office:value-type="float" office:value="46.8" calcext:value-type="float">
            <text:p>46,8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77]*[.$I$67]" office:value-type="float" office:value="15" calcext:value-type="float">
            <text:p>15</text:p>
          </table:table-cell>
          <table:table-cell table:formula="of:=ROUNDUP(([.E77]*2)/10)" office:value-type="float" office:value="10" calcext:value-type="float">
            <text:p>10</text:p>
          </table:table-cell>
          <table:table-cell table:formula="of:=ROUNDUP([.J77]+[.$N$15])" office:value-type="float" office:value="15" calcext:value-type="float">
            <text:p>15</text:p>
          </table:table-cell>
          <table:table-cell table:formula="of:=([.K77]*100)/[.$I$67]" office:value-type="float" office:value="2.5" calcext:value-type="float">
            <text:p>2,5</text:p>
          </table:table-cell>
          <table:table-cell table:style-name="ce37" table:formula="of:=[.L77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.C78]*[.D78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78]*[.$I$67]" office:value-type="float" office:value="15" calcext:value-type="float">
            <text:p>15</text:p>
          </table:table-cell>
          <table:table-cell table:formula="of:=ROUNDUP(([.E78]*2)/10)" office:value-type="float" office:value="10" calcext:value-type="float">
            <text:p>10</text:p>
          </table:table-cell>
          <table:table-cell table:formula="of:=ROUNDUP([.J78]+[.$N$15])" office:value-type="float" office:value="15" calcext:value-type="float">
            <text:p>15</text:p>
          </table:table-cell>
          <table:table-cell table:formula="of:=([.K78]*100)/[.$I$67]" office:value-type="float" office:value="2.5" calcext:value-type="float">
            <text:p>2,5</text:p>
          </table:table-cell>
          <table:table-cell table:style-name="ce37" table:formula="of:=[.L78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.C79]*[.D79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79]*[.$I$67]" office:value-type="float" office:value="15" calcext:value-type="float">
            <text:p>15</text:p>
          </table:table-cell>
          <table:table-cell table:formula="of:=ROUNDUP(([.E79]*2)/10)" office:value-type="float" office:value="10" calcext:value-type="float">
            <text:p>10</text:p>
          </table:table-cell>
          <table:table-cell table:formula="of:=ROUNDUP([.J79]+[.$N$15])" office:value-type="float" office:value="15" calcext:value-type="float">
            <text:p>15</text:p>
          </table:table-cell>
          <table:table-cell table:formula="of:=([.K79]*100)/[.$I$67]" office:value-type="float" office:value="2.5" calcext:value-type="float">
            <text:p>2,5</text:p>
          </table:table-cell>
          <table:table-cell table:style-name="ce37" table:formula="of:=[.L79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.C80]*[.D80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80]*[.$I$67]" office:value-type="float" office:value="15" calcext:value-type="float">
            <text:p>15</text:p>
          </table:table-cell>
          <table:table-cell table:formula="of:=ROUNDUP(([.E80]*2)/10)" office:value-type="float" office:value="10" calcext:value-type="float">
            <text:p>10</text:p>
          </table:table-cell>
          <table:table-cell table:formula="of:=ROUNDUP([.J80]+[.$N$15])" office:value-type="float" office:value="15" calcext:value-type="float">
            <text:p>15</text:p>
          </table:table-cell>
          <table:table-cell table:formula="of:=([.K80]*100)/[.$I$67]" office:value-type="float" office:value="2.5" calcext:value-type="float">
            <text:p>2,5</text:p>
          </table:table-cell>
          <table:table-cell table:style-name="ce37" table:formula="of:=[.L80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.C81]*[.D81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81]*[.$I$67]" office:value-type="float" office:value="15" calcext:value-type="float">
            <text:p>15</text:p>
          </table:table-cell>
          <table:table-cell table:formula="of:=ROUNDUP(([.E81]*2)/10)" office:value-type="float" office:value="10" calcext:value-type="float">
            <text:p>10</text:p>
          </table:table-cell>
          <table:table-cell table:formula="of:=ROUNDUP([.J81]+[.$N$15])" office:value-type="float" office:value="15" calcext:value-type="float">
            <text:p>15</text:p>
          </table:table-cell>
          <table:table-cell table:formula="of:=([.K81]*100)/[.$I$67]" office:value-type="float" office:value="2.5" calcext:value-type="float">
            <text:p>2,5</text:p>
          </table:table-cell>
          <table:table-cell table:style-name="ce37" table:formula="of:=[.L81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.C82]*[.D82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82]*[.$I$67]" office:value-type="float" office:value="15" calcext:value-type="float">
            <text:p>15</text:p>
          </table:table-cell>
          <table:table-cell table:formula="of:=ROUNDUP(([.E82]*2)/10)" office:value-type="float" office:value="10" calcext:value-type="float">
            <text:p>10</text:p>
          </table:table-cell>
          <table:table-cell table:formula="of:=ROUNDUP([.J82]+[.$N$15])" office:value-type="float" office:value="15" calcext:value-type="float">
            <text:p>15</text:p>
          </table:table-cell>
          <table:table-cell table:formula="of:=([.K82]*100)/[.$I$67]" office:value-type="float" office:value="2.5" calcext:value-type="float">
            <text:p>2,5</text:p>
          </table:table-cell>
          <table:table-cell table:style-name="ce37" table:formula="of:=[.L82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.3" calcext:value-type="float">
            <text:p>8,3</text:p>
          </table:table-cell>
          <table:table-cell office:value-type="float" office:value="5.5" calcext:value-type="float">
            <text:p>5,5</text:p>
          </table:table-cell>
          <table:table-cell table:formula="of:=[.C83]*[.D83]" office:value-type="float" office:value="45.65" calcext:value-type="float">
            <text:p>45,65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83]*[.$I$67]" office:value-type="float" office:value="15" calcext:value-type="float">
            <text:p>15</text:p>
          </table:table-cell>
          <table:table-cell table:formula="of:=ROUNDUP(([.E83]*2)/10)" office:value-type="float" office:value="10" calcext:value-type="float">
            <text:p>10</text:p>
          </table:table-cell>
          <table:table-cell table:formula="of:=ROUNDUP([.J83]+[.$N$15])" office:value-type="float" office:value="15" calcext:value-type="float">
            <text:p>15</text:p>
          </table:table-cell>
          <table:table-cell table:formula="of:=([.K83]*100)/[.$I$67]" office:value-type="float" office:value="2.5" calcext:value-type="float">
            <text:p>2,5</text:p>
          </table:table-cell>
          <table:table-cell table:style-name="ce37" table:formula="of:=[.L83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.C84]*[.D84]" office:value-type="float" office:value="60.06" calcext:value-type="float">
            <text:p>60,06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84]*[.$I$67]" office:value-type="float" office:value="18" calcext:value-type="float">
            <text:p>18</text:p>
          </table:table-cell>
          <table:table-cell table:formula="of:=ROUNDUP(([.E84]*2)/10)" office:value-type="float" office:value="13" calcext:value-type="float">
            <text:p>13</text:p>
          </table:table-cell>
          <table:table-cell table:formula="of:=ROUNDUP([.J84]+[.$N$15])" office:value-type="float" office:value="18" calcext:value-type="float">
            <text:p>18</text:p>
          </table:table-cell>
          <table:table-cell table:formula="of:=([.K84]*100)/[.$I$67]" office:value-type="float" office:value="3" calcext:value-type="float">
            <text:p>3</text:p>
          </table:table-cell>
          <table:table-cell table:style-name="ce37" table:formula="of:=[.L84]/100" office:value-type="float" office:value="0.03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,8</text:p>
          </table:table-cell>
          <table:table-cell table:formula="of:=[.C85]*[.D85]" office:value-type="float" office:value="46.8" calcext:value-type="float">
            <text:p>46,8</text:p>
          </table:table-cell>
          <table:table-cell office:value-type="string" calcext:value-type="string">
            <text:p>Office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85]*[.$I$67]" office:value-type="float" office:value="15" calcext:value-type="float">
            <text:p>15</text:p>
          </table:table-cell>
          <table:table-cell table:formula="of:=ROUNDUP(([.E85]*2)/10)" office:value-type="float" office:value="10" calcext:value-type="float">
            <text:p>10</text:p>
          </table:table-cell>
          <table:table-cell table:formula="of:=ROUNDUP([.J85]+[.$N$15])" office:value-type="float" office:value="15" calcext:value-type="float">
            <text:p>15</text:p>
          </table:table-cell>
          <table:table-cell table:formula="of:=([.K85]*100)/[.$I$67]" office:value-type="float" office:value="2.5" calcext:value-type="float">
            <text:p>2,5</text:p>
          </table:table-cell>
          <table:table-cell table:style-name="ce37" table:formula="of:=[.L85]/100" office:value-type="float" office:value="0.025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.C86]*[.D86]" office:value-type="float" office:value="60.06" calcext:value-type="float">
            <text:p>60,06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86]*[.$I$67]" office:value-type="float" office:value="18" calcext:value-type="float">
            <text:p>18</text:p>
          </table:table-cell>
          <table:table-cell table:formula="of:=ROUNDUP(([.E86]*2)/10)" office:value-type="float" office:value="13" calcext:value-type="float">
            <text:p>13</text:p>
          </table:table-cell>
          <table:table-cell table:formula="of:=ROUNDUP([.J86]+[.$N$15])" office:value-type="float" office:value="18" calcext:value-type="float">
            <text:p>18</text:p>
          </table:table-cell>
          <table:table-cell table:formula="of:=([.K86]*100)/[.$I$67]" office:value-type="float" office:value="3" calcext:value-type="float">
            <text:p>3</text:p>
          </table:table-cell>
          <table:table-cell table:style-name="ce37" table:formula="of:=[.L86]/100" office:value-type="float" office:value="0.03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.C87]*[.D87]" office:value-type="float" office:value="60.06" calcext:value-type="float">
            <text:p>60,06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87]*[.$I$67]" office:value-type="float" office:value="18" calcext:value-type="float">
            <text:p>18</text:p>
          </table:table-cell>
          <table:table-cell table:formula="of:=ROUNDUP(([.E87]*2)/10)" office:value-type="float" office:value="13" calcext:value-type="float">
            <text:p>13</text:p>
          </table:table-cell>
          <table:table-cell table:formula="of:=ROUNDUP([.J87]+[.$N$15])" office:value-type="float" office:value="18" calcext:value-type="float">
            <text:p>18</text:p>
          </table:table-cell>
          <table:table-cell table:formula="of:=([.K87]*100)/[.$I$67]" office:value-type="float" office:value="3" calcext:value-type="float">
            <text:p>3</text:p>
          </table:table-cell>
          <table:table-cell table:style-name="ce37" table:formula="of:=[.L87]/100" office:value-type="float" office:value="0.03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.C88]*[.D88]" office:value-type="float" office:value="60.06" calcext:value-type="float">
            <text:p>60,06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88]*[.$I$67]" office:value-type="float" office:value="18" calcext:value-type="float">
            <text:p>18</text:p>
          </table:table-cell>
          <table:table-cell table:formula="of:=ROUNDUP(([.E88]*2)/10)" office:value-type="float" office:value="13" calcext:value-type="float">
            <text:p>13</text:p>
          </table:table-cell>
          <table:table-cell table:formula="of:=ROUNDUP([.J88]+[.$N$15])" office:value-type="float" office:value="18" calcext:value-type="float">
            <text:p>18</text:p>
          </table:table-cell>
          <table:table-cell table:formula="of:=([.K88]*100)/[.$I$67]" office:value-type="float" office:value="3" calcext:value-type="float">
            <text:p>3</text:p>
          </table:table-cell>
          <table:table-cell table:style-name="ce37" table:formula="of:=[.L88]/100" office:value-type="float" office:value="0.03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.C89]*[.D89]" office:value-type="float" office:value="60.06" calcext:value-type="float">
            <text:p>60,06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89]*[.$I$67]" office:value-type="float" office:value="18" calcext:value-type="float">
            <text:p>18</text:p>
          </table:table-cell>
          <table:table-cell table:formula="of:=ROUNDUP(([.E89]*2)/10)" office:value-type="float" office:value="13" calcext:value-type="float">
            <text:p>13</text:p>
          </table:table-cell>
          <table:table-cell table:formula="of:=ROUNDUP([.J89]+[.$N$15])" office:value-type="float" office:value="18" calcext:value-type="float">
            <text:p>18</text:p>
          </table:table-cell>
          <table:table-cell table:formula="of:=([.K89]*100)/[.$I$67]" office:value-type="float" office:value="3" calcext:value-type="float">
            <text:p>3</text:p>
          </table:table-cell>
          <table:table-cell table:style-name="ce37" table:formula="of:=[.L89]/100" office:value-type="float" office:value="0.03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7.7" calcext:value-type="float">
            <text:p>7,7</text:p>
          </table:table-cell>
          <table:table-cell office:value-type="float" office:value="7.8" calcext:value-type="float">
            <text:p>7,8</text:p>
          </table:table-cell>
          <table:table-cell table:formula="of:=[.C90]*[.D90]" office:value-type="float" office:value="60.06" calcext:value-type="float">
            <text:p>60,06</text:p>
          </table:table-cell>
          <table:table-cell office:value-type="string" calcext:value-type="string">
            <text:p>Telephony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90]*[.$I$67]" office:value-type="float" office:value="18" calcext:value-type="float">
            <text:p>18</text:p>
          </table:table-cell>
          <table:table-cell table:formula="of:=ROUNDUP(([.E90]*2)/10)" office:value-type="float" office:value="13" calcext:value-type="float">
            <text:p>13</text:p>
          </table:table-cell>
          <table:table-cell table:formula="of:=ROUNDUP([.J90]+[.$N$15])" office:value-type="float" office:value="18" calcext:value-type="float">
            <text:p>18</text:p>
          </table:table-cell>
          <table:table-cell table:formula="of:=([.K90]*100)/[.$I$67]" office:value-type="float" office:value="3" calcext:value-type="float">
            <text:p>3</text:p>
          </table:table-cell>
          <table:table-cell table:style-name="ce37" table:formula="of:=[.L90]/100" office:value-type="float" office:value="0.03" calcext:value-type="float">
            <text:p>0,0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9.8" calcext:value-type="float">
            <text:p>9,8</text:p>
          </table:table-cell>
          <table:table-cell office:value-type="float" office:value="7.8" calcext:value-type="float">
            <text:p>7,8</text:p>
          </table:table-cell>
          <table:table-cell table:formula="of:=[.C91]*[.D91]" office:value-type="float" office:value="76.44" calcext:value-type="float">
            <text:p>76,44</text:p>
          </table:table-cell>
          <table:table-cell office:value-type="string" calcext:value-type="string">
            <text:p>Presentation/Formation Room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M91]*[.$I$67]" office:value-type="float" office:value="21" calcext:value-type="float">
            <text:p>21</text:p>
          </table:table-cell>
          <table:table-cell table:formula="of:=ROUNDUP(([.E91]*2)/10)" office:value-type="float" office:value="16" calcext:value-type="float">
            <text:p>16</text:p>
          </table:table-cell>
          <table:table-cell table:formula="of:=ROUNDUP([.J91]+[.$N$15])" office:value-type="float" office:value="21" calcext:value-type="float">
            <text:p>21</text:p>
          </table:table-cell>
          <table:table-cell table:formula="of:=([.K91]*100)/[.$I$67]" office:value-type="float" office:value="3.5" calcext:value-type="float">
            <text:p>3,5</text:p>
          </table:table-cell>
          <table:table-cell table:style-name="ce37" table:formula="of:=[.L91]/100" office:value-type="float" office:value="0.035" calcext:value-type="float">
            <text:p>0,04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68:.I91])" office:value-type="float" office:value="384" calcext:value-type="float">
            <text:p>384</text:p>
          </table:table-cell>
          <table:table-cell table:number-columns-repeated="3"/>
          <table:table-cell table:style-name="ce37"/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table:formula="of:=SUM([.J1:.J92])" office:value-type="float" office:value="1063" calcext:value-type="float">
            <text:p>1063</text:p>
          </table:table-cell>
          <table:table-cell table:formula="of:=SUM([.K1:.K92])" office:value-type="float" office:value="1413" calcext:value-type="float">
            <text:p>1413</text:p>
          </table:table-cell>
          <table:table-cell/>
          <table:table-cell table:style-name="ce37"/>
          <table:table-cell table:number-columns-repeated="1011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dereçamento" table:style-name="ta1">
        <table:table-column table:style-name="co1" table:number-columns-repeated="2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1" table:number-columns-repeated="1017" table:default-cell-style-name="ce58"/>
        <table:table-row table:style-name="ro1">
          <table:table-cell office:value-type="string" calcext:value-type="string">
            <text:p>Endereço:</text:p>
          </table:table-cell>
          <table:table-cell office:value-type="string" calcext:value-type="string">
            <text:p>10.10.160.0</text:p>
          </table:table-cell>
          <table:table-cell/>
          <table:table-cell office:value-type="string" calcext:value-type="string">
            <text:p>Usable :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Size needed</text:p>
          </table:table-cell>
          <table:table-cell table:style-name="ce4" office:value-type="string" calcext:value-type="string">
            <text:p>Mask</text:p>
          </table:table-cell>
          <table:table-cell office:value-type="string" calcext:value-type="string">
            <text:p>Network Address</text:p>
          </table:table-cell>
          <table:table-cell office:value-type="string" calcext:value-type="string">
            <text:p>Broadcast IP</text:p>
          </table:table-cell>
          <table:table-cell office:value-type="string" calcext:value-type="string">
            <text:p>Total Ip Avaible</text:p>
          </table:table-cell>
          <table:table-cell office:value-type="string" calcext:value-type="string">
            <text:p>Remaining by cli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/>
          <table:table-cell office:value-type="string" calcext:value-type="string" table:number-columns-spanned="2" table:number-rows-spanned="2">
            <text:p>Usable IP space:</text:p>
            <text:p> ]ip0, broadcasting [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LAN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255.255.252.0</text:p>
          </table:table-cell>
          <table:table-cell office:value-type="string" calcext:value-type="string">
            <text:p>10.0.160.0</text:p>
          </table:table-cell>
          <table:table-cell office:value-type="string" calcext:value-type="string">
            <text:p>10.0.163.255</text:p>
          </table:table-cell>
          <table:table-cell office:value-type="float" office:value="1024" calcext:value-type="float">
            <text:p>1024</text:p>
          </table:table-cell>
          <table:table-cell table:formula="of:=([.F6]-2)-[.B6]" office:value-type="float" office:value="422" calcext:value-type="float">
            <text:p>4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FI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0.0.164.0</text:p>
          </table:table-cell>
          <table:table-cell office:value-type="string" calcext:value-type="string">
            <text:p>10.0.165.255</text:p>
          </table:table-cell>
          <table:table-cell office:value-type="float" office:value="512" calcext:value-type="float">
            <text:p>512</text:p>
          </table:table-cell>
          <table:table-cell table:formula="of:=([.F7]-2)-[.B7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fi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0.0.166.0</text:p>
          </table:table-cell>
          <table:table-cell office:value-type="string" calcext:value-type="string">
            <text:p>10.0.167.255</text:p>
          </table:table-cell>
          <table:table-cell office:value-type="float" office:value="512" calcext:value-type="float">
            <text:p>512</text:p>
          </table:table-cell>
          <table:table-cell table:formula="of:=([.F8]-2)-[.B8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0.0.168.0</text:p>
          </table:table-cell>
          <table:table-cell office:value-type="string" calcext:value-type="string">
            <text:p>10.0.169.255</text:p>
          </table:table-cell>
          <table:table-cell office:value-type="float" office:value="512" calcext:value-type="float">
            <text:p>512</text:p>
          </table:table-cell>
          <table:table-cell table:formula="of:=([.F9]-2)-[.B9]"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1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0.0.170.0</text:p>
          </table:table-cell>
          <table:table-cell office:value-type="string" calcext:value-type="string">
            <text:p>10.0.171.255</text:p>
          </table:table-cell>
          <table:table-cell office:value-type="float" office:value="512" calcext:value-type="float">
            <text:p>512</text:p>
          </table:table-cell>
          <table:table-cell table:formula="of:=([.F10]-2)-[.B10]" office:value-type="float" office:value="210" calcext:value-type="float">
            <text:p>2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i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0.172.0</text:p>
          </table:table-cell>
          <table:table-cell office:value-type="string" calcext:value-type="string">
            <text:p>10.0.172.255</text:p>
          </table:table-cell>
          <table:table-cell office:value-type="float" office:value="256" calcext:value-type="float">
            <text:p>256</text:p>
          </table:table-cell>
          <table:table-cell table:formula="of:=([.F11]-2)-[.B11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0.173.0</text:p>
          </table:table-cell>
          <table:table-cell office:value-type="string" calcext:value-type="string">
            <text:p>10.0.173.255</text:p>
          </table:table-cell>
          <table:table-cell office:value-type="float" office:value="256" calcext:value-type="float">
            <text:p>256</text:p>
          </table:table-cell>
          <table:table-cell table:formula="of:=([.F12]-2)-[.B12]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0.0.175.0</text:p>
          </table:table-cell>
          <table:table-cell office:value-type="string" calcext:value-type="string">
            <text:p>10.0.175.255</text:p>
          </table:table-cell>
          <table:table-cell office:value-type="float" office:value="256" calcext:value-type="float">
            <text:p>256</text:p>
          </table:table-cell>
          <table:table-cell table:formula="of:=([.F13]-2)-[.B13]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MZ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55.255.255.128</text:p>
          </table:table-cell>
          <table:table-cell office:value-type="string" calcext:value-type="string">
            <text:p>10.0.174.0</text:p>
          </table:table-cell>
          <table:table-cell office:value-type="string" calcext:value-type="string">
            <text:p>10.0.174.127</text:p>
          </table:table-cell>
          <table:table-cell office:value-type="float" office:value="128" calcext:value-type="float">
            <text:p>128</text:p>
          </table:table-cell>
          <table:table-cell table:formula="of:=([.F14]-2)-[.B14]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5.255.255.240</text:p>
          </table:table-cell>
          <table:table-cell office:value-type="string" calcext:value-type="string">
            <text:p>10.0.174.128</text:p>
          </table:table-cell>
          <table:table-cell office:value-type="string" calcext:value-type="string">
            <text:p>10.0.174.143</text:p>
          </table:table-cell>
          <table:table-cell office:value-type="float" office:value="16" calcext:value-type="float">
            <text:p>16</text:p>
          </table:table-cell>
          <table:table-cell table:formula="of:=([.F15]-2)-[.B15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Next Avaible Ip</text:p>
          </table:table-cell>
          <table:table-cell office:value-type="string" calcext:value-type="string">
            <text:p>10.0.174.1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6:.B15])" office:value-type="float" office:value="2940" calcext:value-type="float">
            <text:p>294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F6:.F16])" office:value-type="float" office:value="3984" calcext:value-type="float">
            <text:p>3984</text:p>
          </table:table-cell>
          <table:table-cell table:formula="of:=SUM([.G6:.G15]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Not used in the usable Ip range:</text:p>
          </table:table-cell>
          <table:table-cell table:formula="of:=SUM([.G6:.G15])" office:value-type="float" office:value="1024" calcext:value-type="float">
            <text:p>102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maning:</text:p>
          </table:table-cell>
          <table:table-cell table:formula="of:=[.E1]-[.F22]" office:value-type="float" office:value="4096" calcext:value-type="float">
            <text:p>40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tal Needed</text:p>
          </table:table-cell>
          <table:table-cell table:formula="of:=SUM([.B6:.B16])" office:value-type="float" office:value="2940" calcext:value-type="float">
            <text:p>2940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>
            <text:p>It excedes?</text:p>
          </table:table-cell>
          <table:table-cell table:style-name="ce5" table:formula="of:=IF(17&gt;[.E1];&quot;YES&quot;;&quot;NO&quot;)" office:value-type="string" office:string-value="NO" calcext:value-type="string">
            <text:p>NO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7">
          <table:table-cell table:style-name="Default" table:number-columns-repeated="4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agem" table:style-name="ta1">
        <table:table-column table:style-name="co1" table:number-columns-repeated="2" table:default-cell-style-name="Default"/>
        <table:table-column table:style-name="co1" table:default-cell-style-name="ce88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Red(From Ceiling)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romCeiling*sockets</text:p>
          </table:table-cell>
          <table:table-cell office:value-type="string" calcext:value-type="string">
            <text:p>Blue*nSockets</text:p>
          </table:table-cell>
          <table:table-cell office:value-type="string" calcext:value-type="string">
            <text:p>Green*nSockets</text:p>
          </table:table-cell>
          <table:table-cell/>
          <table:table-cell office:value-type="string" calcext:value-type="string">
            <text:p>Curvas:</text:p>
          </table:table-cell>
          <table:table-cell table:formula="of:=54+240" office:value-type="float" office:value="294" calcext:value-type="float">
            <text:p>2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utside</text:p>
          </table:table-cell>
          <table:table-cell table:style-name="ce89" office:value-type="float" office:value="903.12" calcext:value-type="float">
            <text:p>903,12</text:p>
          </table:table-cell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9"/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Router to switch 4*3*2</text:p>
          </table:table-cell>
          <table:table-cell table:formula="of:=4*2*3" office:value-type="float" office:value="24" calcext:value-type="float">
            <text:p>24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89"/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Building1</text:p>
          </table:table-cell>
          <table:table-cell table:style-name="ce89"/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9" table:formula="of:=18.49+5" office:value-type="float" office:value="23.49" calcext:value-type="float">
            <text:p>23,49</text:p>
          </table:table-cell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oom 1</text:p>
          </table:table-cell>
          <table:table-cell table:style-name="ce89" table:formula="of:=17.58*[Espaço_Area.K4]" office:value-type="float" office:value="193.38" calcext:value-type="float">
            <text:p>193,38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8.18" calcext:value-type="float">
            <text:p>8,18</text:p>
          </table:table-cell>
          <table:table-cell table:formula="of:=[.D9]*[Espaço_Area.K4]" office:value-type="float" office:value="22" calcext:value-type="float">
            <text:p>22</text:p>
          </table:table-cell>
          <table:table-cell table:formula="of:=[.E9]*[Espaço_Area.K4]" office:value-type="float" office:value="33" calcext:value-type="float">
            <text:p>33</text:p>
          </table:table-cell>
          <table:table-cell table:formula="of:=[.F9]*[Espaço_Area.K4]" office:value-type="float" office:value="89.98" calcext:value-type="float">
            <text:p>89,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</text:p>
          </table:table-cell>
          <table:table-cell table:style-name="ce89"/>
          <table:table-cell office:value-type="float" office:value="3" calcext:value-type="float">
            <text:p>3</text:p>
          </table:table-cell>
          <table:table-cell table:style-name="ce29" office:value-type="float" office:value="19.05" calcext:value-type="float">
            <text:p>19,05</text:p>
          </table:table-cell>
          <table:table-cell table:style-name="ce29" office:value-type="float" office:value="19.24" calcext:value-type="float">
            <text:p>19,24</text:p>
          </table:table-cell>
          <table:table-cell table:formula="of:=[.D10]*[Espaço_Area.K5]" office:value-type="float" office:value="51" calcext:value-type="float">
            <text:p>51</text:p>
          </table:table-cell>
          <table:table-cell table:formula="of:=[.E10]*[Espaço_Area.K5]" office:value-type="float" office:value="323.85" calcext:value-type="float">
            <text:p>323,85</text:p>
          </table:table-cell>
          <table:table-cell table:formula="of:=[.F10]*[Espaço_Area.K5]" office:value-type="float" office:value="327.08" calcext:value-type="float">
            <text:p>327,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3</text:p>
          </table:table-cell>
          <table:table-cell table:style-name="ce89" table:formula="of:=10.71*[Espaço_Area.K4]" office:value-type="float" office:value="117.81" calcext:value-type="float">
            <text:p>117,81</text:p>
          </table:table-cell>
          <table:table-cell office:value-type="float" office:value="2" calcext:value-type="float">
            <text:p>2</text:p>
          </table:table-cell>
          <table:table-cell table:style-name="ce29" office:value-type="float" office:value="7.48" calcext:value-type="float">
            <text:p>7,48</text:p>
          </table:table-cell>
          <table:table-cell table:style-name="ce29" office:value-type="float" office:value="11.19" calcext:value-type="float">
            <text:p>11,19</text:p>
          </table:table-cell>
          <table:table-cell table:formula="of:=[.D11]*[Espaço_Area.K6]" office:value-type="float" office:value="28" calcext:value-type="float">
            <text:p>28</text:p>
          </table:table-cell>
          <table:table-cell table:formula="of:=[.E11]*[Espaço_Area.K6]" office:value-type="float" office:value="104.72" calcext:value-type="float">
            <text:p>104,72</text:p>
          </table:table-cell>
          <table:table-cell table:formula="of:=[.F11]*[Espaço_Area.K6]" office:value-type="float" office:value="156.66" calcext:value-type="float">
            <text:p>156,6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4</text:p>
          </table:table-cell>
          <table:table-cell table:style-name="ce89"/>
          <table:table-cell office:value-type="float" office:value="2" calcext:value-type="float">
            <text:p>2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4.59" calcext:value-type="float">
            <text:p>14,59</text:p>
          </table:table-cell>
          <table:table-cell table:formula="of:=[.D12]*[Espaço_Area.K7]" office:value-type="float" office:value="28" calcext:value-type="float">
            <text:p>28</text:p>
          </table:table-cell>
          <table:table-cell table:formula="of:=[.E12]*[Espaço_Area.K7]" office:value-type="float" office:value="168" calcext:value-type="float">
            <text:p>168</text:p>
          </table:table-cell>
          <table:table-cell table:formula="of:=[.F12]*[Espaço_Area.K7]" office:value-type="float" office:value="204.26" calcext:value-type="float">
            <text:p>204,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5</text:p>
          </table:table-cell>
          <table:table-cell table:style-name="ce89"/>
          <table:table-cell office:value-type="float" office:value="2" calcext:value-type="float">
            <text:p>2</text:p>
          </table:table-cell>
          <table:table-cell table:style-name="ce29" office:value-type="float" office:value="10.43" calcext:value-type="float">
            <text:p>10,43</text:p>
          </table:table-cell>
          <table:table-cell table:style-name="ce29" office:value-type="float" office:value="8.64" calcext:value-type="float">
            <text:p>8,64</text:p>
          </table:table-cell>
          <table:table-cell table:formula="of:=[.D13]*[Espaço_Area.K8]" office:value-type="float" office:value="28" calcext:value-type="float">
            <text:p>28</text:p>
          </table:table-cell>
          <table:table-cell table:formula="of:=[.E13]*[Espaço_Area.K8]" office:value-type="float" office:value="146.02" calcext:value-type="float">
            <text:p>146,02</text:p>
          </table:table-cell>
          <table:table-cell table:formula="of:=[.F13]*[Espaço_Area.K8]" office:value-type="float" office:value="120.96" calcext:value-type="float">
            <text:p>120,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6</text:p>
          </table:table-cell>
          <table:table-cell table:style-name="ce89"/>
          <table:table-cell office:value-type="float" office:value="2" calcext:value-type="float">
            <text:p>2</text:p>
          </table:table-cell>
          <table:table-cell table:style-name="ce29" office:value-type="float" office:value="8.9" calcext:value-type="float">
            <text:p>8,9</text:p>
          </table:table-cell>
          <table:table-cell table:style-name="ce29" office:value-type="float" office:value="8.79" calcext:value-type="float">
            <text:p>8,79</text:p>
          </table:table-cell>
          <table:table-cell table:formula="of:=[.D14]*[Espaço_Area.K9]" office:value-type="float" office:value="26" calcext:value-type="float">
            <text:p>26</text:p>
          </table:table-cell>
          <table:table-cell table:formula="of:=[.E14]*[Espaço_Area.K9]" office:value-type="float" office:value="115.7" calcext:value-type="float">
            <text:p>115,7</text:p>
          </table:table-cell>
          <table:table-cell table:formula="of:=[.F14]*[Espaço_Area.K9]" office:value-type="float" office:value="114.27" calcext:value-type="float">
            <text:p>114,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7</text:p>
          </table:table-cell>
          <table:table-cell table:style-name="ce89"/>
          <table:table-cell office:value-type="float" office:value="2" calcext:value-type="float">
            <text:p>2</text:p>
          </table:table-cell>
          <table:table-cell table:style-name="ce29" office:value-type="float" office:value="21.72" calcext:value-type="float">
            <text:p>21,72</text:p>
          </table:table-cell>
          <table:table-cell table:style-name="ce29" office:value-type="float" office:value="39" calcext:value-type="float">
            <text:p>39</text:p>
          </table:table-cell>
          <table:table-cell table:formula="of:=[.D15]*[Espaço_Area.K10]" office:value-type="float" office:value="102" calcext:value-type="float">
            <text:p>102</text:p>
          </table:table-cell>
          <table:table-cell table:formula="of:=[.E15]*[Espaço_Area.K10]" office:value-type="float" office:value="1107.72" calcext:value-type="float">
            <text:p>1107,72</text:p>
          </table:table-cell>
          <table:table-cell table:formula="of:=[.F15]*[Espaço_Area.K10]"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8</text:p>
          </table:table-cell>
          <table:table-cell table:style-name="ce89"/>
          <table:table-cell office:value-type="float" office:value="2" calcext:value-type="float">
            <text:p>2</text:p>
          </table:table-cell>
          <table:table-cell table:style-name="ce29" office:value-type="float" office:value="12.21" calcext:value-type="float">
            <text:p>12,21</text:p>
          </table:table-cell>
          <table:table-cell table:style-name="ce29" office:value-type="float" office:value="13.68" calcext:value-type="float">
            <text:p>13,68</text:p>
          </table:table-cell>
          <table:table-cell table:formula="of:=[.D16]*[Espaço_Area.K11]" office:value-type="float" office:value="26" calcext:value-type="float">
            <text:p>26</text:p>
          </table:table-cell>
          <table:table-cell table:formula="of:=[.E16]*[Espaço_Area.K11]" office:value-type="float" office:value="158.73" calcext:value-type="float">
            <text:p>158,73</text:p>
          </table:table-cell>
          <table:table-cell table:formula="of:=[.F16]*[Espaço_Area.K11]" office:value-type="float" office:value="177.84" calcext:value-type="float">
            <text:p>177,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9</text:p>
          </table:table-cell>
          <table:table-cell table:style-name="ce89"/>
          <table:table-cell office:value-type="float" office:value="2" calcext:value-type="float">
            <text:p>2</text:p>
          </table:table-cell>
          <table:table-cell table:style-name="ce29" office:value-type="float" office:value="27.82" calcext:value-type="float">
            <text:p>27,82</text:p>
          </table:table-cell>
          <table:table-cell table:style-name="ce29" office:value-type="float" office:value="27.41" calcext:value-type="float">
            <text:p>27,41</text:p>
          </table:table-cell>
          <table:table-cell table:formula="of:=[.D17]*[Espaço_Area.K12]" office:value-type="float" office:value="68" calcext:value-type="float">
            <text:p>68</text:p>
          </table:table-cell>
          <table:table-cell table:formula="of:=[.E17]*[Espaço_Area.K12]" office:value-type="float" office:value="945.88" calcext:value-type="float">
            <text:p>945,88</text:p>
          </table:table-cell>
          <table:table-cell table:formula="of:=[.F17]*[Espaço_Area.K12]" office:value-type="float" office:value="931.94" calcext:value-type="float">
            <text:p>931,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89" table:formula="of:=[.C8]+[.C9]+[.C11]" office:value-type="float" office:value="334.68" calcext:value-type="float">
            <text:p>334,68</text:p>
          </table:table-cell>
          <table:table-cell table:formula="of:=SUM([.D9:.D17])" office:value-type="float" office:value="19" calcext:value-type="float">
            <text:p>19</text:p>
          </table:table-cell>
          <table:table-cell table:style-name="ce29" table:formula="of:=SUM([.E9:.E17])" office:value-type="float" office:value="122.61" calcext:value-type="float">
            <text:p>122,61</text:p>
          </table:table-cell>
          <table:table-cell table:style-name="ce29" table:formula="of:=SUM([.F9:.F17])" office:value-type="float" office:value="150.72" calcext:value-type="float">
            <text:p>150,72</text:p>
          </table:table-cell>
          <table:table-cell table:formula="of:=SUM([.G9:.G17])" office:value-type="float" office:value="379" calcext:value-type="float">
            <text:p>379</text:p>
          </table:table-cell>
          <table:table-cell table:formula="of:=SUM([.H9:.H17])" office:value-type="float" office:value="3103.62" calcext:value-type="float">
            <text:p>3103,62</text:p>
          </table:table-cell>
          <table:table-cell table:formula="of:=SUM([.I9:.I17])" office:value-type="float" office:value="4111.99" calcext:value-type="float">
            <text:p>4111,99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B1-Floor1</text:p>
          </table:table-cell>
          <table:table-cell table:style-name="ce89"/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9"/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oom 1</text:p>
          </table:table-cell>
          <table:table-cell table:style-name="ce89" table:formula="of:=[Espaço_Area.K19]*20.33" office:value-type="float" office:value="223.63" calcext:value-type="float">
            <text:p>223,63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9.22" calcext:value-type="float">
            <text:p>9,22</text:p>
          </table:table-cell>
          <table:table-cell table:style-name="ce29" office:value-type="float" office:value="8.65" calcext:value-type="float">
            <text:p>8,65</text:p>
          </table:table-cell>
          <table:table-cell table:formula="of:=[.D24]*[Espaço_Area.K19]" office:value-type="float" office:value="16.5" calcext:value-type="float">
            <text:p>16,5</text:p>
          </table:table-cell>
          <table:table-cell table:formula="of:=[.E24]*[Espaço_Area.K19]" office:value-type="float" office:value="101.42" calcext:value-type="float">
            <text:p>101,42</text:p>
          </table:table-cell>
          <table:table-cell table:formula="of:=[.F24]*[Espaço_Area.K19]" office:value-type="float" office:value="95.15" calcext:value-type="float">
            <text:p>95,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</text:p>
          </table:table-cell>
          <table:table-cell table:style-name="ce89"/>
          <table:table-cell office:value-type="float" office:value="3" calcext:value-type="float">
            <text:p>3</text:p>
          </table:table-cell>
          <table:table-cell table:style-name="ce29" office:value-type="float" office:value="7.5" calcext:value-type="float">
            <text:p>7,5</text:p>
          </table:table-cell>
          <table:table-cell table:style-name="ce29" office:value-type="float" office:value="8.65" calcext:value-type="float">
            <text:p>8,65</text:p>
          </table:table-cell>
          <table:table-cell table:formula="of:=[.D25]*[Espaço_Area.K20]" office:value-type="float" office:value="33" calcext:value-type="float">
            <text:p>33</text:p>
          </table:table-cell>
          <table:table-cell table:formula="of:=[.E25]*[Espaço_Area.K20]" office:value-type="float" office:value="82.5" calcext:value-type="float">
            <text:p>82,5</text:p>
          </table:table-cell>
          <table:table-cell table:formula="of:=[.F25]*[Espaço_Area.K20]" office:value-type="float" office:value="95.15" calcext:value-type="float">
            <text:p>95,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3</text:p>
          </table:table-cell>
          <table:table-cell table:style-name="ce89" table:formula="of:=19.7*[Espaço_Area.K24]" office:value-type="float" office:value="275.8" calcext:value-type="float">
            <text:p>275,8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3.29" calcext:value-type="float">
            <text:p>13,29</text:p>
          </table:table-cell>
          <table:table-cell table:style-name="ce29" office:value-type="float" office:value="10.36" calcext:value-type="float">
            <text:p>10,36</text:p>
          </table:table-cell>
          <table:table-cell table:formula="of:=[.D26]*[Espaço_Area.K21]" office:value-type="float" office:value="22.5" calcext:value-type="float">
            <text:p>22,5</text:p>
          </table:table-cell>
          <table:table-cell table:formula="of:=[.E26]*[Espaço_Area.K21]" office:value-type="float" office:value="199.35" calcext:value-type="float">
            <text:p>199,35</text:p>
          </table:table-cell>
          <table:table-cell table:formula="of:=[.F26]*[Espaço_Area.K21]" office:value-type="float" office:value="155.4" calcext:value-type="float">
            <text:p>155,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4</text:p>
          </table:table-cell>
          <table:table-cell table:style-name="ce89" table:formula="of:=6.97*[Espaço_Area.K22]" office:value-type="float" office:value="69.7" calcext:value-type="float">
            <text:p>69,7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6.91" calcext:value-type="float">
            <text:p>6,91</text:p>
          </table:table-cell>
          <table:table-cell table:style-name="ce29" office:value-type="float" office:value="8.65" calcext:value-type="float">
            <text:p>8,65</text:p>
          </table:table-cell>
          <table:table-cell table:formula="of:=[.D27]*[Espaço_Area.K22]" office:value-type="float" office:value="15" calcext:value-type="float">
            <text:p>15</text:p>
          </table:table-cell>
          <table:table-cell table:formula="of:=[.E27]*[Espaço_Area.K22]" office:value-type="float" office:value="69.1" calcext:value-type="float">
            <text:p>69,1</text:p>
          </table:table-cell>
          <table:table-cell table:formula="of:=[.F27]*[Espaço_Area.K22]" office:value-type="float" office:value="86.5" calcext:value-type="float">
            <text:p>86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5</text:p>
          </table:table-cell>
          <table:table-cell table:style-name="ce89" table:formula="of:=6.18*[Espaço_Area.K23]" office:value-type="float" office:value="86.52" calcext:value-type="float">
            <text:p>86,52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7.62" calcext:value-type="float">
            <text:p>7,62</text:p>
          </table:table-cell>
          <table:table-cell table:style-name="ce29" office:value-type="float" office:value="10.36" calcext:value-type="float">
            <text:p>10,36</text:p>
          </table:table-cell>
          <table:table-cell table:formula="of:=[.D28]*[Espaço_Area.K23]" office:value-type="float" office:value="21" calcext:value-type="float">
            <text:p>21</text:p>
          </table:table-cell>
          <table:table-cell table:formula="of:=[.E28]*[Espaço_Area.K23]" office:value-type="float" office:value="106.68" calcext:value-type="float">
            <text:p>106,68</text:p>
          </table:table-cell>
          <table:table-cell table:formula="of:=[.F28]*[Espaço_Area.K23]" office:value-type="float" office:value="145.04" calcext:value-type="float">
            <text:p>145,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6</text:p>
          </table:table-cell>
          <table:table-cell table:style-name="ce89" table:formula="of:=19.8*[Espaço_Area.K24]" office:value-type="float" office:value="277.2" calcext:value-type="float">
            <text:p>277,2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2.18" calcext:value-type="float">
            <text:p>12,18</text:p>
          </table:table-cell>
          <table:table-cell table:style-name="ce29" office:value-type="float" office:value="12.25" calcext:value-type="float">
            <text:p>12,25</text:p>
          </table:table-cell>
          <table:table-cell table:formula="of:=[.D29]*[Espaço_Area.K24]" office:value-type="float" office:value="21" calcext:value-type="float">
            <text:p>21</text:p>
          </table:table-cell>
          <table:table-cell table:formula="of:=[.E29]*[Espaço_Area.K24]" office:value-type="float" office:value="170.52" calcext:value-type="float">
            <text:p>170,52</text:p>
          </table:table-cell>
          <table:table-cell table:formula="of:=[.F29]*[Espaço_Area.K24]" office:value-type="float" office:value="171.5" calcext:value-type="float">
            <text:p>171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7</text:p>
          </table:table-cell>
          <table:table-cell table:style-name="ce89" table:formula="of:=58.91*[Espaço_Area.K25]" office:value-type="float" office:value="2120.76" calcext:value-type="float">
            <text:p>2120,76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" calcext:value-type="float">
            <text:p>2</text:p>
          </table:table-cell>
          <table:table-cell table:formula="of:=[.D30]*[Espaço_Area.K25]" office:value-type="float" office:value="54" calcext:value-type="float">
            <text:p>54</text:p>
          </table:table-cell>
          <table:table-cell table:formula="of:=[.E30]*[Espaço_Area.K25]" office:value-type="float" office:value="864" calcext:value-type="float">
            <text:p>864</text:p>
          </table:table-cell>
          <table:table-cell table:formula="of:=[.F30]*[Espaço_Area.K25]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8</text:p>
          </table:table-cell>
          <table:table-cell table:style-name="ce89" table:formula="of:=25.65*[Espaço_Area.K26]" office:value-type="float" office:value="333.45" calcext:value-type="float">
            <text:p>333,45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2.18" calcext:value-type="float">
            <text:p>12,18</text:p>
          </table:table-cell>
          <table:table-cell table:style-name="ce29" office:value-type="float" office:value="2" calcext:value-type="float">
            <text:p>2</text:p>
          </table:table-cell>
          <table:table-cell table:formula="of:=[.D31]*[Espaço_Area.K26]" office:value-type="float" office:value="19.5" calcext:value-type="float">
            <text:p>19,5</text:p>
          </table:table-cell>
          <table:table-cell table:formula="of:=[.E31]*[Espaço_Area.K26]" office:value-type="float" office:value="158.34" calcext:value-type="float">
            <text:p>158,34</text:p>
          </table:table-cell>
          <table:table-cell table:formula="of:=[.F31]*[Espaço_Area.K26]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9</text:p>
          </table:table-cell>
          <table:table-cell table:style-name="ce89" table:formula="of:=70.37*[Espaço_Area.K27]" office:value-type="float" office:value="2392.58" calcext:value-type="float">
            <text:p>2392,58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2.25" calcext:value-type="float">
            <text:p>12,25</text:p>
          </table:table-cell>
          <table:table-cell table:formula="of:=[.D32]*[Espaço_Area.K27]" office:value-type="float" office:value="51" calcext:value-type="float">
            <text:p>51</text:p>
          </table:table-cell>
          <table:table-cell table:formula="of:=[.E32]*[Espaço_Area.K27]" office:value-type="float" office:value="816" calcext:value-type="float">
            <text:p>816</text:p>
          </table:table-cell>
          <table:table-cell table:formula="of:=[.F32]*[Espaço_Area.K27]" office:value-type="float" office:value="416.5" calcext:value-type="float">
            <text:p>416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0</text:p>
          </table:table-cell>
          <table:table-cell table:style-name="ce89" table:formula="of:=32.3*[Espaço_Area.K28]" office:value-type="float" office:value="419.9" calcext:value-type="float">
            <text:p>419,9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2.04" calcext:value-type="float">
            <text:p>12,04</text:p>
          </table:table-cell>
          <table:table-cell table:style-name="ce29" office:value-type="float" office:value="12.25" calcext:value-type="float">
            <text:p>12,25</text:p>
          </table:table-cell>
          <table:table-cell table:formula="of:=[.D33]*[Espaço_Area.K28]" office:value-type="float" office:value="19.5" calcext:value-type="float">
            <text:p>19,5</text:p>
          </table:table-cell>
          <table:table-cell table:formula="of:=[.E33]*[Espaço_Area.K28]" office:value-type="float" office:value="156.52" calcext:value-type="float">
            <text:p>156,52</text:p>
          </table:table-cell>
          <table:table-cell table:formula="of:=[.F33]*[Espaço_Area.K28]" office:value-type="float" office:value="159.25" calcext:value-type="float">
            <text:p>159,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2</text:p>
          </table:table-cell>
          <table:table-cell table:style-name="ce89" table:formula="of:=43.84*[Espaço_Area.K29]" office:value-type="float" office:value="920.64" calcext:value-type="float">
            <text:p>920,64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24.44" calcext:value-type="float">
            <text:p>24,44</text:p>
          </table:table-cell>
          <table:table-cell table:style-name="ce29" office:value-type="float" office:value="14" calcext:value-type="float">
            <text:p>14</text:p>
          </table:table-cell>
          <table:table-cell table:formula="of:=[.D34]*[Espaço_Area.K29]" office:value-type="float" office:value="31.5" calcext:value-type="float">
            <text:p>31,5</text:p>
          </table:table-cell>
          <table:table-cell table:formula="of:=[.E34]*[Espaço_Area.K29]" office:value-type="float" office:value="513.24" calcext:value-type="float">
            <text:p>513,24</text:p>
          </table:table-cell>
          <table:table-cell table:formula="of:=[.F34]*[Espaço_Area.K29]"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89" table:formula="of:=SUM([.C24:.C34])" office:value-type="float" office:value="7120.18" calcext:value-type="float">
            <text:p>7120,18</text:p>
          </table:table-cell>
          <table:table-cell table:formula="of:=SUM([.D24:.D34])" office:value-type="float" office:value="18" calcext:value-type="float">
            <text:p>18</text:p>
          </table:table-cell>
          <table:table-cell table:style-name="ce29" table:formula="of:=SUM([.E24:.E34])" office:value-type="float" office:value="153.38" calcext:value-type="float">
            <text:p>153,38</text:p>
          </table:table-cell>
          <table:table-cell table:style-name="ce29" table:formula="of:=SUM([.F24:.F34])" office:value-type="float" office:value="101.42" calcext:value-type="float">
            <text:p>101,42</text:p>
          </table:table-cell>
          <table:table-cell/>
          <table:table-cell table:formula="of:=SUM([.H24:.H34])" office:value-type="float" office:value="3237.67" calcext:value-type="float">
            <text:p>3237,67</text:p>
          </table:table-cell>
          <table:table-cell table:formula="of:=SUM([.I24:.I34])" office:value-type="float" office:value="1716.49" calcext:value-type="float">
            <text:p>1716,49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1-Floor2</text:p>
          </table:table-cell>
          <table:table-cell table:style-name="ce89" office:value-type="float" office:value="121.25" calcext:value-type="float">
            <text:p>121,25</text:p>
          </table:table-cell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9"/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oom 1</text:p>
          </table:table-cell>
          <table:table-cell table:style-name="ce89" table:formula="of:=[Espaço_Area.K19]*20.33" office:value-type="float" office:value="223.63" calcext:value-type="float">
            <text:p>223,63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9.22" calcext:value-type="float">
            <text:p>9,22</text:p>
          </table:table-cell>
          <table:table-cell table:style-name="ce29" office:value-type="float" office:value="8.65" calcext:value-type="float">
            <text:p>8,65</text:p>
          </table:table-cell>
          <table:table-cell table:formula="of:=[.D39]*[Espaço_Area.K35]" office:value-type="float" office:value="16.5" calcext:value-type="float">
            <text:p>16,5</text:p>
          </table:table-cell>
          <table:table-cell table:formula="of:=[.E39]*[Espaço_Area.K35]" office:value-type="float" office:value="101.42" calcext:value-type="float">
            <text:p>101,42</text:p>
          </table:table-cell>
          <table:table-cell table:formula="of:=[.F39]*[Espaço_Area.K35]" office:value-type="float" office:value="95.15" calcext:value-type="float">
            <text:p>95,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</text:p>
          </table:table-cell>
          <table:table-cell table:style-name="ce89"/>
          <table:table-cell office:value-type="float" office:value="2.5" calcext:value-type="float">
            <text:p>2,5</text:p>
          </table:table-cell>
          <table:table-cell table:style-name="ce29" office:value-type="float" office:value="7.5" calcext:value-type="float">
            <text:p>7,5</text:p>
          </table:table-cell>
          <table:table-cell table:style-name="ce29" office:value-type="float" office:value="8.65" calcext:value-type="float">
            <text:p>8,65</text:p>
          </table:table-cell>
          <table:table-cell table:formula="of:=[.D40]*[Espaço_Area.K36]" office:value-type="float" office:value="27.5" calcext:value-type="float">
            <text:p>27,5</text:p>
          </table:table-cell>
          <table:table-cell table:formula="of:=[.E40]*[Espaço_Area.K36]" office:value-type="float" office:value="82.5" calcext:value-type="float">
            <text:p>82,5</text:p>
          </table:table-cell>
          <table:table-cell table:formula="of:=[.F40]*[Espaço_Area.K36]" office:value-type="float" office:value="95.15" calcext:value-type="float">
            <text:p>95,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3</text:p>
          </table:table-cell>
          <table:table-cell table:style-name="ce89" table:formula="of:=19.7*[Espaço_Area.K39]" office:value-type="float" office:value="275.8" calcext:value-type="float">
            <text:p>275,8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3.29" calcext:value-type="float">
            <text:p>13,29</text:p>
          </table:table-cell>
          <table:table-cell table:style-name="ce29" office:value-type="float" office:value="10.36" calcext:value-type="float">
            <text:p>10,36</text:p>
          </table:table-cell>
          <table:table-cell table:formula="of:=[.D41]*[Espaço_Area.K37]" office:value-type="float" office:value="22.5" calcext:value-type="float">
            <text:p>22,5</text:p>
          </table:table-cell>
          <table:table-cell table:formula="of:=[.E41]*[Espaço_Area.K37]" office:value-type="float" office:value="199.35" calcext:value-type="float">
            <text:p>199,35</text:p>
          </table:table-cell>
          <table:table-cell table:formula="of:=[.F41]*[Espaço_Area.K37]" office:value-type="float" office:value="155.4" calcext:value-type="float">
            <text:p>155,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4</text:p>
          </table:table-cell>
          <table:table-cell table:style-name="ce89" table:formula="of:=6.97*[Espaço_Area.K22]" office:value-type="float" office:value="69.7" calcext:value-type="float">
            <text:p>69,7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6.91" calcext:value-type="float">
            <text:p>6,91</text:p>
          </table:table-cell>
          <table:table-cell table:style-name="ce29" office:value-type="float" office:value="8.65" calcext:value-type="float">
            <text:p>8,65</text:p>
          </table:table-cell>
          <table:table-cell table:formula="of:=[.D42]*[Espaço_Area.K38]" office:value-type="float" office:value="15" calcext:value-type="float">
            <text:p>15</text:p>
          </table:table-cell>
          <table:table-cell table:formula="of:=[.E42]*[Espaço_Area.K38]" office:value-type="float" office:value="69.1" calcext:value-type="float">
            <text:p>69,1</text:p>
          </table:table-cell>
          <table:table-cell table:formula="of:=[.F42]*[Espaço_Area.K38]" office:value-type="float" office:value="86.5" calcext:value-type="float">
            <text:p>86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5</text:p>
          </table:table-cell>
          <table:table-cell table:style-name="ce89" table:formula="of:=6.18*[Espaço_Area.K23]" office:value-type="float" office:value="86.52" calcext:value-type="float">
            <text:p>86,52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7.62" calcext:value-type="float">
            <text:p>7,62</text:p>
          </table:table-cell>
          <table:table-cell table:style-name="ce29" office:value-type="float" office:value="10.36" calcext:value-type="float">
            <text:p>10,36</text:p>
          </table:table-cell>
          <table:table-cell table:formula="of:=[.D43]*[Espaço_Area.K39]" office:value-type="float" office:value="21" calcext:value-type="float">
            <text:p>21</text:p>
          </table:table-cell>
          <table:table-cell table:formula="of:=[.E43]*[Espaço_Area.K39]" office:value-type="float" office:value="106.68" calcext:value-type="float">
            <text:p>106,68</text:p>
          </table:table-cell>
          <table:table-cell table:formula="of:=[.F43]*[Espaço_Area.K39]" office:value-type="float" office:value="145.04" calcext:value-type="float">
            <text:p>145,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6</text:p>
          </table:table-cell>
          <table:table-cell table:style-name="ce89" table:formula="of:=19.8*[Espaço_Area.K39]" office:value-type="float" office:value="277.2" calcext:value-type="float">
            <text:p>277,2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2.18" calcext:value-type="float">
            <text:p>12,18</text:p>
          </table:table-cell>
          <table:table-cell table:style-name="ce29" office:value-type="float" office:value="12.25" calcext:value-type="float">
            <text:p>12,25</text:p>
          </table:table-cell>
          <table:table-cell table:formula="of:=[.D44]*[Espaço_Area.K40]" office:value-type="float" office:value="21" calcext:value-type="float">
            <text:p>21</text:p>
          </table:table-cell>
          <table:table-cell table:formula="of:=[.E44]*[Espaço_Area.K40]" office:value-type="float" office:value="170.52" calcext:value-type="float">
            <text:p>170,52</text:p>
          </table:table-cell>
          <table:table-cell table:formula="of:=[.F44]*[Espaço_Area.K40]" office:value-type="float" office:value="171.5" calcext:value-type="float">
            <text:p>171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7</text:p>
          </table:table-cell>
          <table:table-cell table:style-name="ce89" table:formula="of:=58.91*[Espaço_Area.K25]" office:value-type="float" office:value="2120.76" calcext:value-type="float">
            <text:p>2120,76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4.24" calcext:value-type="float">
            <text:p>14,24</text:p>
          </table:table-cell>
          <table:table-cell table:formula="of:=[.D45]*[Espaço_Area.K41]" office:value-type="float" office:value="54" calcext:value-type="float">
            <text:p>54</text:p>
          </table:table-cell>
          <table:table-cell table:formula="of:=[.E45]*[Espaço_Area.K41]" office:value-type="float" office:value="864" calcext:value-type="float">
            <text:p>864</text:p>
          </table:table-cell>
          <table:table-cell table:formula="of:=[.F45]*[Espaço_Area.K41]" office:value-type="float" office:value="512.64" calcext:value-type="float">
            <text:p>512,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8</text:p>
          </table:table-cell>
          <table:table-cell table:style-name="ce89" table:formula="of:=25.65*[Espaço_Area.K26]" office:value-type="float" office:value="333.45" calcext:value-type="float">
            <text:p>333,45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2.18" calcext:value-type="float">
            <text:p>12,18</text:p>
          </table:table-cell>
          <table:table-cell table:style-name="ce29" office:value-type="float" office:value="14.4" calcext:value-type="float">
            <text:p>14,4</text:p>
          </table:table-cell>
          <table:table-cell table:formula="of:=[.D46]*[Espaço_Area.K42]" office:value-type="float" office:value="19.5" calcext:value-type="float">
            <text:p>19,5</text:p>
          </table:table-cell>
          <table:table-cell table:formula="of:=[.E46]*[Espaço_Area.K42]" office:value-type="float" office:value="158.34" calcext:value-type="float">
            <text:p>158,34</text:p>
          </table:table-cell>
          <table:table-cell table:formula="of:=[.F46]*[Espaço_Area.K42]" office:value-type="float" office:value="187.2" calcext:value-type="float">
            <text:p>187,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9</text:p>
          </table:table-cell>
          <table:table-cell table:style-name="ce89" table:formula="of:=70.37*[Espaço_Area.K42]" office:value-type="float" office:value="914.81" calcext:value-type="float">
            <text:p>914,81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12.25" calcext:value-type="float">
            <text:p>12,25</text:p>
          </table:table-cell>
          <table:table-cell table:formula="of:=[.D47]*[Espaço_Area.K43]" office:value-type="float" office:value="51" calcext:value-type="float">
            <text:p>51</text:p>
          </table:table-cell>
          <table:table-cell table:formula="of:=[.E47]*[Espaço_Area.K43]" office:value-type="float" office:value="816" calcext:value-type="float">
            <text:p>816</text:p>
          </table:table-cell>
          <table:table-cell table:formula="of:=[.F47]*[Espaço_Area.K43]" office:value-type="float" office:value="416.5" calcext:value-type="float">
            <text:p>416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0</text:p>
          </table:table-cell>
          <table:table-cell table:style-name="ce89" table:formula="of:=32.3*[Espaço_Area.K28]" office:value-type="float" office:value="419.9" calcext:value-type="float">
            <text:p>419,9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2.04" calcext:value-type="float">
            <text:p>12,04</text:p>
          </table:table-cell>
          <table:table-cell table:style-name="ce29" office:value-type="float" office:value="12.25" calcext:value-type="float">
            <text:p>12,25</text:p>
          </table:table-cell>
          <table:table-cell table:formula="of:=[.D48]*[Espaço_Area.K44]" office:value-type="float" office:value="19.5" calcext:value-type="float">
            <text:p>19,5</text:p>
          </table:table-cell>
          <table:table-cell table:formula="of:=[.E48]*[Espaço_Area.K44]" office:value-type="float" office:value="156.52" calcext:value-type="float">
            <text:p>156,52</text:p>
          </table:table-cell>
          <table:table-cell table:formula="of:=[.F48]*[Espaço_Area.K44]" office:value-type="float" office:value="159.25" calcext:value-type="float">
            <text:p>159,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2</text:p>
          </table:table-cell>
          <table:table-cell table:style-name="ce89" table:formula="of:=43.84*[Espaço_Area.K29]" office:value-type="float" office:value="920.64" calcext:value-type="float">
            <text:p>920,64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24.44" calcext:value-type="float">
            <text:p>24,44</text:p>
          </table:table-cell>
          <table:table-cell table:style-name="ce29" office:value-type="float" office:value="13.9" calcext:value-type="float">
            <text:p>13,9</text:p>
          </table:table-cell>
          <table:table-cell table:formula="of:=[.D49]*[Espaço_Area.K45]" office:value-type="float" office:value="31.5" calcext:value-type="float">
            <text:p>31,5</text:p>
          </table:table-cell>
          <table:table-cell table:formula="of:=[.E49]*[Espaço_Area.K45]" office:value-type="float" office:value="513.24" calcext:value-type="float">
            <text:p>513,24</text:p>
          </table:table-cell>
          <table:table-cell table:formula="of:=[.F49]*[Espaço_Area.K45]" office:value-type="float" office:value="291.9" calcext:value-type="float">
            <text:p>291,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89" table:formula="of:=SUM([.C39:.C49])" office:value-type="float" office:value="5642.41" calcext:value-type="float">
            <text:p>5642,41</text:p>
          </table:table-cell>
          <table:table-cell table:formula="of:=SUM([.D39:.D49])" office:value-type="float" office:value="17.5" calcext:value-type="float">
            <text:p>17,5</text:p>
          </table:table-cell>
          <table:table-cell table:style-name="ce29" table:formula="of:=SUM([.E39:.E49])" office:value-type="float" office:value="153.38" calcext:value-type="float">
            <text:p>153,38</text:p>
          </table:table-cell>
          <table:table-cell table:style-name="ce29" table:formula="of:=SUM([.F39:.F49])" office:value-type="float" office:value="125.96" calcext:value-type="float">
            <text:p>125,96</text:p>
          </table:table-cell>
          <table:table-cell table:formula="of:=[.D50]*[Espaço_Area.K46]" office:value-type="float" office:value="0" calcext:value-type="float">
            <text:p>0</text:p>
          </table:table-cell>
          <table:table-cell table:formula="of:=SUM([.H39:.H49])" office:value-type="float" office:value="3237.67" calcext:value-type="float">
            <text:p>3237,67</text:p>
          </table:table-cell>
          <table:table-cell table:formula="of:=SUM([.I39:.I49])" office:value-type="float" office:value="2316.23" calcext:value-type="float">
            <text:p>2316,23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B2-GF</text:p>
          </table:table-cell>
          <table:table-cell table:style-name="ce89" table:formula="of:=29.42+6.69+9" office:value-type="float" office:value="45.11" calcext:value-type="float">
            <text:p>45,11</text:p>
          </table:table-cell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89"/>
          <table:table-cell/>
          <table:table-cell table:style-name="ce29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Room 1</text:p>
          </table:table-cell>
          <table:table-cell table:style-name="ce89"/>
          <table:table-cell office:value-type="float" office:value="5" calcext:value-type="float">
            <text:p>5</text:p>
          </table:table-cell>
          <table:table-cell table:style-name="ce29" office:value-type="float" office:value="11.53" calcext:value-type="float">
            <text:p>11,53</text:p>
          </table:table-cell>
          <table:table-cell table:style-name="ce29" office:value-type="float" office:value="8.44" calcext:value-type="float">
            <text:p>8,44</text:p>
          </table:table-cell>
          <table:table-cell table:formula="of:=[.D54]*[Espaço_Area.K52]" office:value-type="float" office:value="75" calcext:value-type="float">
            <text:p>75</text:p>
          </table:table-cell>
          <table:table-cell table:formula="of:=[.E54]*[Espaço_Area.K52]" office:value-type="float" office:value="172.95" calcext:value-type="float">
            <text:p>172,95</text:p>
          </table:table-cell>
          <table:table-cell table:formula="of:=[.F54]*[Espaço_Area.K52]" office:value-type="float" office:value="126.6" calcext:value-type="float">
            <text:p>126,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</text:p>
          </table:table-cell>
          <table:table-cell table:style-name="ce89" table:formula="of:=11.41*[Espaço_Area.K53]" office:value-type="float" office:value="171.15" calcext:value-type="float">
            <text:p>171,15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6.41" calcext:value-type="float">
            <text:p>6,41</text:p>
          </table:table-cell>
          <table:table-cell table:style-name="ce29" office:value-type="float" office:value="10.05" calcext:value-type="float">
            <text:p>10,05</text:p>
          </table:table-cell>
          <table:table-cell table:formula="of:=[.D55]*[Espaço_Area.K53]" office:value-type="float" office:value="22.5" calcext:value-type="float">
            <text:p>22,5</text:p>
          </table:table-cell>
          <table:table-cell table:formula="of:=[.E55]*[Espaço_Area.K53]" office:value-type="float" office:value="96.15" calcext:value-type="float">
            <text:p>96,15</text:p>
          </table:table-cell>
          <table:table-cell table:formula="of:=[.F55]*[Espaço_Area.K53]" office:value-type="float" office:value="150.75" calcext:value-type="float">
            <text:p>150,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3</text:p>
          </table:table-cell>
          <table:table-cell table:style-name="ce89" table:formula="of:=17.8*[Espaço_Area.K54]" office:value-type="float" office:value="267" calcext:value-type="float">
            <text:p>267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6.41" calcext:value-type="float">
            <text:p>6,41</text:p>
          </table:table-cell>
          <table:table-cell table:style-name="ce29" office:value-type="float" office:value="10.05" calcext:value-type="float">
            <text:p>10,05</text:p>
          </table:table-cell>
          <table:table-cell table:formula="of:=[.D56]*[Espaço_Area.K54]" office:value-type="float" office:value="22.5" calcext:value-type="float">
            <text:p>22,5</text:p>
          </table:table-cell>
          <table:table-cell table:formula="of:=[.E56]*[Espaço_Area.K54]" office:value-type="float" office:value="96.15" calcext:value-type="float">
            <text:p>96,15</text:p>
          </table:table-cell>
          <table:table-cell table:formula="of:=[.F56]*[Espaço_Area.K54]" office:value-type="float" office:value="150.75" calcext:value-type="float">
            <text:p>150,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4</text:p>
          </table:table-cell>
          <table:table-cell table:style-name="ce89"/>
          <table:table-cell office:value-type="float" office:value="1.5" calcext:value-type="float">
            <text:p>1,5</text:p>
          </table:table-cell>
          <table:table-cell table:style-name="ce29" office:value-type="float" office:value="6.41" calcext:value-type="float">
            <text:p>6,41</text:p>
          </table:table-cell>
          <table:table-cell table:style-name="ce29" office:value-type="float" office:value="10.29" calcext:value-type="float">
            <text:p>10,29</text:p>
          </table:table-cell>
          <table:table-cell table:formula="of:=[.D57]*[Espaço_Area.K55]" office:value-type="float" office:value="22.5" calcext:value-type="float">
            <text:p>22,5</text:p>
          </table:table-cell>
          <table:table-cell table:formula="of:=[.E57]*[Espaço_Area.K55]" office:value-type="float" office:value="96.15" calcext:value-type="float">
            <text:p>96,15</text:p>
          </table:table-cell>
          <table:table-cell table:formula="of:=[.F57]*[Espaço_Area.K55]" office:value-type="float" office:value="154.35" calcext:value-type="float">
            <text:p>154,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5</text:p>
          </table:table-cell>
          <table:table-cell table:style-name="ce89" table:formula="of:=2.36*[Espaço_Area.K56]" office:value-type="float" office:value="35.4" calcext:value-type="float">
            <text:p>35,4</text:p>
          </table:table-cell>
          <table:table-cell office:value-type="float" office:value="1.5" calcext:value-type="float">
            <text:p>1,5</text:p>
          </table:table-cell>
          <table:table-cell table:style-name="ce29" table:formula="of:=6.41+7.68" office:value-type="float" office:value="14.09" calcext:value-type="float">
            <text:p>14,09</text:p>
          </table:table-cell>
          <table:table-cell office:value-type="float" office:value="10.29" calcext:value-type="float">
            <text:p>10,29</text:p>
          </table:table-cell>
          <table:table-cell table:formula="of:=[.D58]*[Espaço_Area.K56]" office:value-type="float" office:value="22.5" calcext:value-type="float">
            <text:p>22,5</text:p>
          </table:table-cell>
          <table:table-cell table:formula="of:=[.E58]*[Espaço_Area.K56]" office:value-type="float" office:value="211.35" calcext:value-type="float">
            <text:p>211,35</text:p>
          </table:table-cell>
          <table:table-cell table:formula="of:=[.F58]*[Espaço_Area.K56]" office:value-type="float" office:value="154.35" calcext:value-type="float">
            <text:p>154,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6</text:p>
          </table:table-cell>
          <table:table-cell table:style-name="ce89" table:formula="of:=5.02*[Espaço_Area.K57]" office:value-type="float" office:value="70.28" calcext:value-type="float">
            <text:p>70,28</text:p>
          </table:table-cell>
          <table:table-cell office:value-type="float" office:value="1.5" calcext:value-type="float">
            <text:p>1,5</text:p>
          </table:table-cell>
          <table:table-cell table:number-columns-repeated="2" table:style-name="ce29" office:value-type="float" office:value="16.84" calcext:value-type="float">
            <text:p>16,84</text:p>
          </table:table-cell>
          <table:table-cell table:formula="of:=[.D59]*[Espaço_Area.K57]" office:value-type="float" office:value="21" calcext:value-type="float">
            <text:p>21</text:p>
          </table:table-cell>
          <table:table-cell table:formula="of:=[.E59]*[Espaço_Area.K57]" office:value-type="float" office:value="235.76" calcext:value-type="float">
            <text:p>235,76</text:p>
          </table:table-cell>
          <table:table-cell table:formula="of:=[.F59]*[Espaço_Area.K57]" office:value-type="float" office:value="235.76" calcext:value-type="float">
            <text:p>235,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7</text:p>
          </table:table-cell>
          <table:table-cell table:style-name="ce89"/>
          <table:table-cell office:value-type="float" office:value="1.5" calcext:value-type="float">
            <text:p>1,5</text:p>
          </table:table-cell>
          <table:table-cell table:number-columns-repeated="2" table:style-name="ce29" office:value-type="float" office:value="16.7" calcext:value-type="float">
            <text:p>16,7</text:p>
          </table:table-cell>
          <table:table-cell table:formula="of:=[.D60]*[Espaço_Area.K58]" office:value-type="float" office:value="21" calcext:value-type="float">
            <text:p>21</text:p>
          </table:table-cell>
          <table:table-cell table:formula="of:=[.E60]*[Espaço_Area.K58]" office:value-type="float" office:value="233.8" calcext:value-type="float">
            <text:p>233,8</text:p>
          </table:table-cell>
          <table:table-cell table:formula="of:=[.F60]*[Espaço_Area.K58]" office:value-type="float" office:value="233.8" calcext:value-type="float">
            <text:p>233,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8</text:p>
          </table:table-cell>
          <table:table-cell table:style-name="ce89"/>
          <table:table-cell office:value-type="float" office:value="1.5" calcext:value-type="float">
            <text:p>1,5</text:p>
          </table:table-cell>
          <table:table-cell table:style-name="ce29" office:value-type="float" office:value="18.47" calcext:value-type="float">
            <text:p>18,47</text:p>
          </table:table-cell>
          <table:table-cell table:style-name="ce29" office:value-type="float" office:value="22.06" calcext:value-type="float">
            <text:p>22,06</text:p>
          </table:table-cell>
          <table:table-cell table:formula="of:=[.D61]*[Espaço_Area.K59]" office:value-type="float" office:value="25.5" calcext:value-type="float">
            <text:p>25,5</text:p>
          </table:table-cell>
          <table:table-cell table:formula="of:=[.E61]*[Espaço_Area.K59]" office:value-type="float" office:value="313.99" calcext:value-type="float">
            <text:p>313,99</text:p>
          </table:table-cell>
          <table:table-cell table:formula="of:=[.F61]*[Espaço_Area.K59]" office:value-type="float" office:value="375.02" calcext:value-type="float">
            <text:p>375,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9</text:p>
          </table:table-cell>
          <table:table-cell table:style-name="ce89" table:formula="of:=(14.47+5.92)*[Espaço_Area.K60]" office:value-type="float" office:value="285.46" calcext:value-type="float">
            <text:p>285,46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6.33" calcext:value-type="float">
            <text:p>6,33</text:p>
          </table:table-cell>
          <table:table-cell table:style-name="ce29" office:value-type="float" office:value="13.71" calcext:value-type="float">
            <text:p>13,71</text:p>
          </table:table-cell>
          <table:table-cell table:formula="of:=[.D62]*[Espaço_Area.K60]" office:value-type="float" office:value="21" calcext:value-type="float">
            <text:p>21</text:p>
          </table:table-cell>
          <table:table-cell table:formula="of:=[.E62]*[Espaço_Area.K60]" office:value-type="float" office:value="88.62" calcext:value-type="float">
            <text:p>88,62</text:p>
          </table:table-cell>
          <table:table-cell table:formula="of:=[.F62]*[Espaço_Area.K60]" office:value-type="float" office:value="191.94" calcext:value-type="float">
            <text:p>191,9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0</text:p>
          </table:table-cell>
          <table:table-cell table:style-name="ce89"/>
          <table:table-cell office:value-type="float" office:value="1.5" calcext:value-type="float">
            <text:p>1,5</text:p>
          </table:table-cell>
          <table:table-cell table:style-name="ce29" office:value-type="float" office:value="6.33" calcext:value-type="float">
            <text:p>6,33</text:p>
          </table:table-cell>
          <table:table-cell table:style-name="ce29" office:value-type="float" office:value="13.5" calcext:value-type="float">
            <text:p>13,5</text:p>
          </table:table-cell>
          <table:table-cell table:formula="of:=[.D63]*[Espaço_Area.K61]" office:value-type="float" office:value="21" calcext:value-type="float">
            <text:p>21</text:p>
          </table:table-cell>
          <table:table-cell table:formula="of:=[.E63]*[Espaço_Area.K61]" office:value-type="float" office:value="88.62" calcext:value-type="float">
            <text:p>88,62</text:p>
          </table:table-cell>
          <table:table-cell table:formula="of:=[.F63]*[Espaço_Area.K61]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1</text:p>
          </table:table-cell>
          <table:table-cell table:style-name="ce89" table:formula="of:=6.26*[Espaço_Area.K62]" office:value-type="float" office:value="87.64" calcext:value-type="float">
            <text:p>87,64</text:p>
          </table:table-cell>
          <table:table-cell office:value-type="float" office:value="1.5" calcext:value-type="float">
            <text:p>1,5</text:p>
          </table:table-cell>
          <table:table-cell table:style-name="ce29" office:value-type="float" office:value="10.53" calcext:value-type="float">
            <text:p>10,53</text:p>
          </table:table-cell>
          <table:table-cell table:style-name="ce29" office:value-type="float" office:value="13.5" calcext:value-type="float">
            <text:p>13,5</text:p>
          </table:table-cell>
          <table:table-cell table:formula="of:=[.D64]*[Espaço_Area.K62]" office:value-type="float" office:value="21" calcext:value-type="float">
            <text:p>21</text:p>
          </table:table-cell>
          <table:table-cell table:formula="of:=[.E64]*[Espaço_Area.K62]" office:value-type="float" office:value="147.42" calcext:value-type="float">
            <text:p>147,42</text:p>
          </table:table-cell>
          <table:table-cell table:formula="of:=[.F64]*[Espaço_Area.K62]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bition</text:p>
          </table:table-cell>
          <table:table-cell table:formula="of:=10.29+(9.61*10)+(9.78*5)+(23.6*5)+(9.71*5)+(22.96*5)+(35.35*5)" office:value-type="float" office:value="613.39" calcext:value-type="float">
            <text:p>613,3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D65]*5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52:.C65])" office:value-type="float" office:value="1575.43" calcext:value-type="float">
            <text:p>1575,43</text:p>
          </table:table-cell>
          <table:table-cell table:formula="of:=SUM([.D54:.D65])" office:value-type="float" office:value="45" calcext:value-type="float">
            <text:p>45</text:p>
          </table:table-cell>
          <table:table-cell table:formula="of:=SUM([.E54:.E64])" office:value-type="float" office:value="120.05" calcext:value-type="float">
            <text:p>120,05</text:p>
          </table:table-cell>
          <table:table-cell table:formula="of:=SUM([.F54:.F64])" office:value-type="float" office:value="145.43" calcext:value-type="float">
            <text:p>145,43</text:p>
          </table:table-cell>
          <table:table-cell table:formula="of:=SUM([.G54:.G65])" office:value-type="float" office:value="420.5" calcext:value-type="float">
            <text:p>420,5</text:p>
          </table:table-cell>
          <table:table-cell table:formula="of:=SUM([.H54:.H64])" office:value-type="float" office:value="1780.96" calcext:value-type="float">
            <text:p>1780,96</text:p>
          </table:table-cell>
          <table:table-cell table:formula="of:=SUM([.I54:.I64])" office:value-type="float" office:value="2151.32" calcext:value-type="float">
            <text:p>2151,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´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2-1Floor</text:p>
          </table:table-cell>
          <table:table-cell office:value-type="float" office:value="245.21" calcext:value-type="float">
            <text:p>245,21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Room 1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6.9" calcext:value-type="float">
            <text:p>6,9</text:p>
          </table:table-cell>
          <table:table-cell office:value-type="float" office:value="10.52" calcext:value-type="float">
            <text:p>10,52</text:p>
          </table:table-cell>
          <table:table-cell table:formula="of:=[.D70]*[Espaço_Area.K66]" office:value-type="float" office:value="0" calcext:value-type="float">
            <text:p>0</text:p>
          </table:table-cell>
          <table:table-cell table:formula="of:=[.E70]*[Espaço_Area.K66]" office:value-type="float" office:value="0" calcext:value-type="float">
            <text:p>0</text:p>
          </table:table-cell>
          <table:table-cell table:formula="of:=[.F70]*[Espaço_Area.K6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7.16" calcext:value-type="float">
            <text:p>7,16</text:p>
          </table:table-cell>
          <table:table-cell table:formula="of:=[.D71]*[Espaço_Area.K67]" office:value-type="float" office:value="0" calcext:value-type="float">
            <text:p>0</text:p>
          </table:table-cell>
          <table:table-cell table:formula="of:=[.E71]*[Espaço_Area.K67]" office:value-type="float" office:value="0" calcext:value-type="float">
            <text:p>0</text:p>
          </table:table-cell>
          <table:table-cell table:formula="of:=[.F71]*[Espaço_Area.K6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3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14.25" calcext:value-type="float">
            <text:p>14,25</text:p>
          </table:table-cell>
          <table:table-cell table:formula="of:=[.D72]*[Espaço_Area.K68]" office:value-type="float" office:value="22.5" calcext:value-type="float">
            <text:p>22,5</text:p>
          </table:table-cell>
          <table:table-cell table:formula="of:=[.E72]*[Espaço_Area.K68]" office:value-type="float" office:value="103.5" calcext:value-type="float">
            <text:p>103,5</text:p>
          </table:table-cell>
          <table:table-cell table:formula="of:=[.F72]*[Espaço_Area.K68]" office:value-type="float" office:value="213.75" calcext:value-type="float">
            <text:p>213,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4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13.13" calcext:value-type="float">
            <text:p>13,13</text:p>
          </table:table-cell>
          <table:table-cell table:formula="of:=[.D73]*[Espaço_Area.K69]" office:value-type="float" office:value="22.5" calcext:value-type="float">
            <text:p>22,5</text:p>
          </table:table-cell>
          <table:table-cell table:formula="of:=[.E73]*[Espaço_Area.K69]" office:value-type="float" office:value="103.5" calcext:value-type="float">
            <text:p>103,5</text:p>
          </table:table-cell>
          <table:table-cell table:formula="of:=[.F73]*[Espaço_Area.K69]" office:value-type="float" office:value="196.95" calcext:value-type="float">
            <text:p>196,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5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14.05" calcext:value-type="float">
            <text:p>14,05</text:p>
          </table:table-cell>
          <table:table-cell table:formula="of:=[.D74]*[Espaço_Area.K70]" office:value-type="float" office:value="22.5" calcext:value-type="float">
            <text:p>22,5</text:p>
          </table:table-cell>
          <table:table-cell table:formula="of:=[.E74]*[Espaço_Area.K70]" office:value-type="float" office:value="103.5" calcext:value-type="float">
            <text:p>103,5</text:p>
          </table:table-cell>
          <table:table-cell table:formula="of:=[.F74]*[Espaço_Area.K70]" office:value-type="float" office:value="210.75" calcext:value-type="float">
            <text:p>210,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6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12.31" calcext:value-type="float">
            <text:p>12,31</text:p>
          </table:table-cell>
          <table:table-cell table:formula="of:=[.D75]*[Espaço_Area.K71]" office:value-type="float" office:value="22.5" calcext:value-type="float">
            <text:p>22,5</text:p>
          </table:table-cell>
          <table:table-cell table:formula="of:=[.E75]*[Espaço_Area.K71]" office:value-type="float" office:value="103.5" calcext:value-type="float">
            <text:p>103,5</text:p>
          </table:table-cell>
          <table:table-cell table:formula="of:=[.F75]*[Espaço_Area.K71]" office:value-type="float" office:value="184.65" calcext:value-type="float">
            <text:p>184,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7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9.78" calcext:value-type="float">
            <text:p>9,78</text:p>
          </table:table-cell>
          <table:table-cell table:formula="of:=[.D76]*[Espaço_Area.K72]" office:value-type="float" office:value="22.5" calcext:value-type="float">
            <text:p>22,5</text:p>
          </table:table-cell>
          <table:table-cell table:formula="of:=[.E76]*[Espaço_Area.K72]" office:value-type="float" office:value="103.5" calcext:value-type="float">
            <text:p>103,5</text:p>
          </table:table-cell>
          <table:table-cell table:formula="of:=[.F76]*[Espaço_Area.K72]" office:value-type="float" office:value="146.7" calcext:value-type="float">
            <text:p>146,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8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11.61" calcext:value-type="float">
            <text:p>11,61</text:p>
          </table:table-cell>
          <table:table-cell table:formula="of:=[.D77]*[Espaço_Area.K73]" office:value-type="float" office:value="22.5" calcext:value-type="float">
            <text:p>22,5</text:p>
          </table:table-cell>
          <table:table-cell table:formula="of:=[.E77]*[Espaço_Area.K73]" office:value-type="float" office:value="103.5" calcext:value-type="float">
            <text:p>103,5</text:p>
          </table:table-cell>
          <table:table-cell table:formula="of:=[.F77]*[Espaço_Area.K73]" office:value-type="float" office:value="174.15" calcext:value-type="float">
            <text:p>174,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9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12.31" calcext:value-type="float">
            <text:p>12,31</text:p>
          </table:table-cell>
          <table:table-cell table:formula="of:=[.D78]*[Espaço_Area.K74]" office:value-type="float" office:value="22.5" calcext:value-type="float">
            <text:p>22,5</text:p>
          </table:table-cell>
          <table:table-cell table:formula="of:=[.E78]*[Espaço_Area.K74]" office:value-type="float" office:value="103.5" calcext:value-type="float">
            <text:p>103,5</text:p>
          </table:table-cell>
          <table:table-cell table:formula="of:=[.F78]*[Espaço_Area.K74]" office:value-type="float" office:value="184.65" calcext:value-type="float">
            <text:p>184,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0</text:p>
          </table:table-cell>
          <table:table-cell table:formula="of:=78.48*[Espaço_Area.K66]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6.9" calcext:value-type="float">
            <text:p>6,9</text:p>
          </table:table-cell>
          <table:table-cell office:value-type="float" office:value="9.44" calcext:value-type="float">
            <text:p>9,44</text:p>
          </table:table-cell>
          <table:table-cell table:formula="of:=[.D79]*[Espaço_Area.K75]" office:value-type="float" office:value="22.5" calcext:value-type="float">
            <text:p>22,5</text:p>
          </table:table-cell>
          <table:table-cell table:formula="of:=[.E79]*[Espaço_Area.K75]" office:value-type="float" office:value="103.5" calcext:value-type="float">
            <text:p>103,5</text:p>
          </table:table-cell>
          <table:table-cell table:formula="of:=[.F79]*[Espaço_Area.K75]" office:value-type="float" office:value="141.6" calcext:value-type="float">
            <text:p>141,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1</text:p>
          </table:table-cell>
          <table:table-cell table:formula="of:=2.23*[Espaço_Area.K76]" office:value-type="float" office:value="33.45" calcext:value-type="float">
            <text:p>33,45</text:p>
          </table:table-cell>
          <table:table-cell office:value-type="float" office:value="1.5" calcext:value-type="float">
            <text:p>1,5</text:p>
          </table:table-cell>
          <table:table-cell office:value-type="float" office:value="7.43" calcext:value-type="float">
            <text:p>7,43</text:p>
          </table:table-cell>
          <table:table-cell office:value-type="float" office:value="7.54" calcext:value-type="float">
            <text:p>7,54</text:p>
          </table:table-cell>
          <table:table-cell table:formula="of:=[.D80]*[Espaço_Area.K76]" office:value-type="float" office:value="22.5" calcext:value-type="float">
            <text:p>22,5</text:p>
          </table:table-cell>
          <table:table-cell table:formula="of:=[.E80]*[Espaço_Area.K76]" office:value-type="float" office:value="111.45" calcext:value-type="float">
            <text:p>111,45</text:p>
          </table:table-cell>
          <table:table-cell table:formula="of:=[.F80]*[Espaço_Area.K76]" office:value-type="float" office:value="113.1" calcext:value-type="float">
            <text:p>113,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2</text:p>
          </table:table-cell>
          <table:table-cell table:formula="of:=16.64*[Espaço_Area.K77]" office:value-type="float" office:value="249.6" calcext:value-type="float">
            <text:p>249,6</text:p>
          </table:table-cell>
          <table:table-cell office:value-type="float" office:value="1.5" calcext:value-type="float">
            <text:p>1,5</text:p>
          </table:table-cell>
          <table:table-cell office:value-type="float" office:value="15.23" calcext:value-type="float">
            <text:p>15,23</text:p>
          </table:table-cell>
          <table:table-cell office:value-type="float" office:value="9" calcext:value-type="float">
            <text:p>9</text:p>
          </table:table-cell>
          <table:table-cell table:formula="of:=[.D81]*[Espaço_Area.K77]" office:value-type="float" office:value="22.5" calcext:value-type="float">
            <text:p>22,5</text:p>
          </table:table-cell>
          <table:table-cell table:formula="of:=[.E81]*[Espaço_Area.K77]" office:value-type="float" office:value="228.45" calcext:value-type="float">
            <text:p>228,45</text:p>
          </table:table-cell>
          <table:table-cell table:formula="of:=[.F81]*[Espaço_Area.K77]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3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2.18" calcext:value-type="float">
            <text:p>12,18</text:p>
          </table:table-cell>
          <table:table-cell office:value-type="float" office:value="10.93" calcext:value-type="float">
            <text:p>10,93</text:p>
          </table:table-cell>
          <table:table-cell table:formula="of:=[.D82]*[Espaço_Area.K78]" office:value-type="float" office:value="22.5" calcext:value-type="float">
            <text:p>22,5</text:p>
          </table:table-cell>
          <table:table-cell table:formula="of:=[.E82]*[Espaço_Area.K78]" office:value-type="float" office:value="182.7" calcext:value-type="float">
            <text:p>182,7</text:p>
          </table:table-cell>
          <table:table-cell table:formula="of:=[.F82]*[Espaço_Area.K78]" office:value-type="float" office:value="163.95" calcext:value-type="float">
            <text:p>163,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4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1.35" calcext:value-type="float">
            <text:p>11,35</text:p>
          </table:table-cell>
          <table:table-cell office:value-type="float" office:value="8.39" calcext:value-type="float">
            <text:p>8,39</text:p>
          </table:table-cell>
          <table:table-cell table:formula="of:=[.D83]*[Espaço_Area.K79]" office:value-type="float" office:value="22.5" calcext:value-type="float">
            <text:p>22,5</text:p>
          </table:table-cell>
          <table:table-cell table:formula="of:=[.E83]*[Espaço_Area.K79]" office:value-type="float" office:value="170.25" calcext:value-type="float">
            <text:p>170,25</text:p>
          </table:table-cell>
          <table:table-cell table:formula="of:=[.F83]*[Espaço_Area.K79]" office:value-type="float" office:value="125.85" calcext:value-type="float">
            <text:p>125,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5</text:p>
          </table:table-cell>
          <table:table-cell table:formula="of:=28*[Espaço_Area.K80]" office:value-type="float" office:value="420" calcext:value-type="float">
            <text:p>420</text:p>
          </table:table-cell>
          <table:table-cell office:value-type="float" office:value="1.5" calcext:value-type="float">
            <text:p>1,5</text:p>
          </table:table-cell>
          <table:table-cell office:value-type="float" office:value="10.95" calcext:value-type="float">
            <text:p>10,95</text:p>
          </table:table-cell>
          <table:table-cell office:value-type="float" office:value="8" calcext:value-type="float">
            <text:p>8</text:p>
          </table:table-cell>
          <table:table-cell table:formula="of:=[.D84]*[Espaço_Area.K80]" office:value-type="float" office:value="22.5" calcext:value-type="float">
            <text:p>22,5</text:p>
          </table:table-cell>
          <table:table-cell table:formula="of:=[.E84]*[Espaço_Area.K80]" office:value-type="float" office:value="164.25" calcext:value-type="float">
            <text:p>164,25</text:p>
          </table:table-cell>
          <table:table-cell table:formula="of:=[.F84]*[Espaço_Area.K80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6</text:p>
          </table:table-cell>
          <table:table-cell table:formula="of:=16.64*[Espaço_Area.K81]" office:value-type="float" office:value="249.6" calcext:value-type="float">
            <text:p>249,6</text:p>
          </table:table-cell>
          <table:table-cell office:value-type="float" office:value="1.5" calcext:value-type="float">
            <text:p>1,5</text:p>
          </table:table-cell>
          <table:table-cell office:value-type="float" office:value="11.65" calcext:value-type="float">
            <text:p>11,65</text:p>
          </table:table-cell>
          <table:table-cell office:value-type="float" office:value="7.67" calcext:value-type="float">
            <text:p>7,67</text:p>
          </table:table-cell>
          <table:table-cell table:formula="of:=[.D85]*[Espaço_Area.K81]" office:value-type="float" office:value="22.5" calcext:value-type="float">
            <text:p>22,5</text:p>
          </table:table-cell>
          <table:table-cell table:formula="of:=[.E85]*[Espaço_Area.K81]" office:value-type="float" office:value="174.75" calcext:value-type="float">
            <text:p>174,75</text:p>
          </table:table-cell>
          <table:table-cell table:formula="of:=[.F85]*[Espaço_Area.K81]" office:value-type="float" office:value="115.05" calcext:value-type="float">
            <text:p>115,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7</text:p>
          </table:table-cell>
          <table:table-cell table:formula="of:=29*[Espaço_Area.K66]"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6.68" calcext:value-type="float">
            <text:p>6,68</text:p>
          </table:table-cell>
          <table:table-cell office:value-type="float" office:value="14.06" calcext:value-type="float">
            <text:p>14,06</text:p>
          </table:table-cell>
          <table:table-cell table:formula="of:=[.D86]*[Espaço_Area.K82]" office:value-type="float" office:value="22.5" calcext:value-type="float">
            <text:p>22,5</text:p>
          </table:table-cell>
          <table:table-cell table:formula="of:=[.E86]*[Espaço_Area.K82]" office:value-type="float" office:value="100.2" calcext:value-type="float">
            <text:p>100,2</text:p>
          </table:table-cell>
          <table:table-cell table:formula="of:=[.F86]*[Espaço_Area.K82]" office:value-type="float" office:value="210.9" calcext:value-type="float">
            <text:p>210,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8</text:p>
          </table:table-cell>
          <table:table-cell table:formula="of:=16.67*[Espaço_Area.K83]" office:value-type="float" office:value="250.05" calcext:value-type="float">
            <text:p>250,05</text:p>
          </table:table-cell>
          <table:table-cell office:value-type="float" office:value="1.5" calcext:value-type="float">
            <text:p>1,5</text:p>
          </table:table-cell>
          <table:table-cell office:value-type="float" office:value="6.68" calcext:value-type="float">
            <text:p>6,68</text:p>
          </table:table-cell>
          <table:table-cell office:value-type="float" office:value="14.1" calcext:value-type="float">
            <text:p>14,1</text:p>
          </table:table-cell>
          <table:table-cell table:formula="of:=[.D87]*[Espaço_Area.K83]" office:value-type="float" office:value="22.5" calcext:value-type="float">
            <text:p>22,5</text:p>
          </table:table-cell>
          <table:table-cell table:formula="of:=[.E87]*[Espaço_Area.K83]" office:value-type="float" office:value="100.2" calcext:value-type="float">
            <text:p>100,2</text:p>
          </table:table-cell>
          <table:table-cell table:formula="of:=[.F87]*[Espaço_Area.K83]" office:value-type="float" office:value="211.5" calcext:value-type="float">
            <text:p>211,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19</text:p>
          </table:table-cell>
          <table:table-cell table:formula="of:=12.96*[Espaço_Area.K83]" office:value-type="float" office:value="194.4" calcext:value-type="float">
            <text:p>194,4</text:p>
          </table:table-cell>
          <table:table-cell office:value-type="float" office:value="1.5" calcext:value-type="float">
            <text:p>1,5</text:p>
          </table:table-cell>
          <table:table-cell office:value-type="float" office:value="6.68" calcext:value-type="float">
            <text:p>6,68</text:p>
          </table:table-cell>
          <table:table-cell office:value-type="float" office:value="14.68" calcext:value-type="float">
            <text:p>14,68</text:p>
          </table:table-cell>
          <table:table-cell table:formula="of:=[.D88]*[Espaço_Area.K84]" office:value-type="float" office:value="27" calcext:value-type="float">
            <text:p>27</text:p>
          </table:table-cell>
          <table:table-cell table:formula="of:=[.E88]*[Espaço_Area.K84]" office:value-type="float" office:value="120.24" calcext:value-type="float">
            <text:p>120,24</text:p>
          </table:table-cell>
          <table:table-cell table:formula="of:=[.F88]*[Espaço_Area.K84]" office:value-type="float" office:value="264.24" calcext:value-type="float">
            <text:p>264,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0</text:p>
          </table:table-cell>
          <table:table-cell table:formula="of:=1.97*[Espaço_Area.K85]" office:value-type="float" office:value="29.55" calcext:value-type="float">
            <text:p>29,55</text:p>
          </table:table-cell>
          <table:table-cell office:value-type="float" office:value="1.5" calcext:value-type="float">
            <text:p>1,5</text:p>
          </table:table-cell>
          <table:table-cell office:value-type="float" office:value="6.68" calcext:value-type="float">
            <text:p>6,68</text:p>
          </table:table-cell>
          <table:table-cell office:value-type="float" office:value="14.68" calcext:value-type="float">
            <text:p>14,68</text:p>
          </table:table-cell>
          <table:table-cell table:formula="of:=[.D89]*[Espaço_Area.K85]" office:value-type="float" office:value="22.5" calcext:value-type="float">
            <text:p>22,5</text:p>
          </table:table-cell>
          <table:table-cell table:formula="of:=[.E89]*[Espaço_Area.K85]" office:value-type="float" office:value="100.2" calcext:value-type="float">
            <text:p>100,2</text:p>
          </table:table-cell>
          <table:table-cell table:formula="of:=[.F89]*[Espaço_Area.K85]" office:value-type="float" office:value="220.2" calcext:value-type="float">
            <text:p>220,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1</text:p>
          </table:table-cell>
          <table:table-cell table:formula="of:=14.67*[Espaço_Area.K86]" office:value-type="float" office:value="264.06" calcext:value-type="float">
            <text:p>264,06</text:p>
          </table:table-cell>
          <table:table-cell office:value-type="float" office:value="1.5" calcext:value-type="float">
            <text:p>1,5</text:p>
          </table:table-cell>
          <table:table-cell office:value-type="float" office:value="6.68" calcext:value-type="float">
            <text:p>6,68</text:p>
          </table:table-cell>
          <table:table-cell office:value-type="float" office:value="14.68" calcext:value-type="float">
            <text:p>14,68</text:p>
          </table:table-cell>
          <table:table-cell table:formula="of:=[.D90]*[Espaço_Area.K86]" office:value-type="float" office:value="27" calcext:value-type="float">
            <text:p>27</text:p>
          </table:table-cell>
          <table:table-cell table:formula="of:=[.E90]*[Espaço_Area.K86]" office:value-type="float" office:value="120.24" calcext:value-type="float">
            <text:p>120,24</text:p>
          </table:table-cell>
          <table:table-cell table:formula="of:=[.F90]*[Espaço_Area.K86]" office:value-type="float" office:value="264.24" calcext:value-type="float">
            <text:p>264,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2</text:p>
          </table:table-cell>
          <table:table-cell table:formula="of:=2.06*[Espaço_Area.K87]" office:value-type="float" office:value="37.08" calcext:value-type="float">
            <text:p>37,08</text:p>
          </table:table-cell>
          <table:table-cell office:value-type="float" office:value="1.5" calcext:value-type="float">
            <text:p>1,5</text:p>
          </table:table-cell>
          <table:table-cell office:value-type="float" office:value="6.68" calcext:value-type="float">
            <text:p>6,68</text:p>
          </table:table-cell>
          <table:table-cell office:value-type="float" office:value="8.5" calcext:value-type="float">
            <text:p>8,5</text:p>
          </table:table-cell>
          <table:table-cell table:formula="of:=[.D91]*[Espaço_Area.K87]" office:value-type="float" office:value="27" calcext:value-type="float">
            <text:p>27</text:p>
          </table:table-cell>
          <table:table-cell table:formula="of:=[.E91]*[Espaço_Area.K87]" office:value-type="float" office:value="120.24" calcext:value-type="float">
            <text:p>120,24</text:p>
          </table:table-cell>
          <table:table-cell table:formula="of:=[.F91]*[Espaço_Area.K87]"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3</text:p>
          </table:table-cell>
          <table:table-cell table:formula="of:=15*[Espaço_Area.K88]" office:value-type="float" office:value="270" calcext:value-type="float">
            <text:p>270</text:p>
          </table:table-cell>
          <table:table-cell office:value-type="float" office:value="1.5" calcext:value-type="float">
            <text:p>1,5</text:p>
          </table:table-cell>
          <table:table-cell office:value-type="float" office:value="6.68" calcext:value-type="float">
            <text:p>6,68</text:p>
          </table:table-cell>
          <table:table-cell office:value-type="float" office:value="8.84" calcext:value-type="float">
            <text:p>8,84</text:p>
          </table:table-cell>
          <table:table-cell table:formula="of:=[.D92]*[Espaço_Area.K88]" office:value-type="float" office:value="27" calcext:value-type="float">
            <text:p>27</text:p>
          </table:table-cell>
          <table:table-cell table:formula="of:=[.E92]*[Espaço_Area.K88]" office:value-type="float" office:value="120.24" calcext:value-type="float">
            <text:p>120,24</text:p>
          </table:table-cell>
          <table:table-cell table:formula="of:=[.F92]*[Espaço_Area.K88]" office:value-type="float" office:value="159.12" calcext:value-type="float">
            <text:p>159,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om 24</text:p>
          </table:table-cell>
          <table:table-cell table:formula="of:=10.55*[Espaço_Area.K88]" office:value-type="float" office:value="189.9" calcext:value-type="float">
            <text:p>189,9</text:p>
          </table:table-cell>
          <table:table-cell office:value-type="float" office:value="1.5" calcext:value-type="float">
            <text:p>1,5</text:p>
          </table:table-cell>
          <table:table-cell office:value-type="float" office:value="6.68" calcext:value-type="float">
            <text:p>6,68</text:p>
          </table:table-cell>
          <table:table-cell office:value-type="float" office:value="14.15" calcext:value-type="float">
            <text:p>14,15</text:p>
          </table:table-cell>
          <table:table-cell table:formula="of:=[.D93]*[Espaço_Area.K89]" office:value-type="float" office:value="27" calcext:value-type="float">
            <text:p>27</text:p>
          </table:table-cell>
          <table:table-cell table:formula="of:=[.E93]*[Espaço_Area.K89]" office:value-type="float" office:value="120.24" calcext:value-type="float">
            <text:p>120,24</text:p>
          </table:table-cell>
          <table:table-cell table:formula="of:=[.F93]*[Espaço_Area.K89]" office:value-type="float" office:value="254.7" calcext:value-type="float">
            <text:p>254,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70:.C93])" office:value-type="float" office:value="2187.69" calcext:value-type="float">
            <text:p>2187,69</text:p>
          </table:table-cell>
          <table:table-cell table:formula="of:=SUM([.D70:.D93])" office:value-type="float" office:value="37" calcext:value-type="float">
            <text:p>37</text:p>
          </table:table-cell>
          <table:table-cell table:formula="of:=SUM([.E70:.E93])" office:value-type="float" office:value="191.23" calcext:value-type="float">
            <text:p>191,23</text:p>
          </table:table-cell>
          <table:table-cell table:formula="of:=SUM([.F70:.F93])" office:value-type="float" office:value="269.78" calcext:value-type="float">
            <text:p>269,78</text:p>
          </table:table-cell>
          <table:table-cell/>
          <table:table-cell table:formula="of:=SUM([.H70:.H93])" office:value-type="float" office:value="2761.65" calcext:value-type="float">
            <text:p>2761,65</text:p>
          </table:table-cell>
          <table:table-cell table:formula="of:=SUM([.I70:.I93])" office:value-type="float" office:value="3964.05" calcext:value-type="float">
            <text:p>3964,05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talFinal</text:p>
          </table:table-cell>
          <table:table-cell table:formula="of:=[.C94]+[.C66]+[.C50]+[.C35]+[.C18]+[.C3]+[.D94]+[.D66]+[.D50]+[.D35]+[.D18]" office:value-type="float" office:value="17900.01" calcext:value-type="float">
            <text:p>17900,01</text:p>
          </table:table-cell>
          <table:table-cell/>
          <table:table-cell table:formula="of:=[.E94]+[.E66]+[.E50]+[.E35]+[.E18]" office:value-type="float" office:value="740.65" calcext:value-type="float">
            <text:p>740,65</text:p>
          </table:table-cell>
          <table:table-cell table:formula="of:=[.F94]+[.F66]+[.F50]+[.F35]+[.F18]" office:value-type="float" office:value="793.31" calcext:value-type="float">
            <text:p>793,31</text:p>
          </table:table-cell>
          <table:table-cell/>
          <table:table-cell table:formula="of:=[.H94]+[.H66]+[.H50]+[.H35]+[.H18]" office:value-type="float" office:value="14121.57" calcext:value-type="float">
            <text:p>14121,57</text:p>
          </table:table-cell>
          <table:table-cell table:formula="of:=[.I94]+[.I66]+[.I50]+[.I35]+[.I18]" office:value-type="float" office:value="14260.08" calcext:value-type="float">
            <text:p>14260,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^+teto</text:p>
          </table:table-cell>
          <table:table-cell table:number-columns-repeated="10"/>
        </table:table-row>
        <table:table-row table:style-name="ro1" table:number-rows-repeated="104847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aterialCost" table:style-name="ta1">
        <table:table-column table:style-name="co34" table:default-cell-style-name="ce19"/>
        <table:table-column table:style-name="co35" table:default-cell-style-name="ce22"/>
        <table:table-column table:style-name="co38" table:default-cell-style-name="ce19"/>
        <table:table-column table:style-name="co39" table:default-cell-style-name="ce19"/>
        <table:table-column table:style-name="co40" table:default-cell-style-name="ce19"/>
        <table:table-column table:style-name="co39" table:default-cell-style-name="ce19"/>
        <table:table-column table:style-name="co1" table:number-columns-repeated="1017" table:default-cell-style-name="ce19"/>
        <table:table-column table:style-name="co1" table:default-cell-style-name="ce2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ice 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ary Price</text:p>
          </table:table-cell>
          <table:table-cell office:value-type="string" calcext:value-type="string">
            <text:p>Quantity Needed</text:p>
          </table:table-cell>
          <table:table-cell table:style-name="ce25" office:value-type="string" calcext:value-type="string">
            <text:p>Final Price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AT 6 Crimp Connector</text:p>
          </table:table-cell>
          <table:table-cell office:value-type="currency" office:currency="EUR" office:value="3" calcext:value-type="currency">
            <text:p>3,00 €</text:p>
          </table:table-cell>
          <table:table-cell office:value-type="float" office:value="100" calcext:value-type="float">
            <text:p>100</text:p>
          </table:table-cell>
          <table:table-cell table:style-name="ce22" table:formula="of:=[.B3]/[.C3]" office:value-type="currency" office:currency="EUR" office:value="0.03" calcext:value-type="currency">
            <text:p>0,03 €</text:p>
          </table:table-cell>
          <table:table-cell table:formula="of:=30 + 2*[Espaço_Area.K93]" office:value-type="float" office:value="2856" calcext:value-type="float">
            <text:p>2856</text:p>
          </table:table-cell>
          <table:table-cell table:style-name="ce22" table:formula="of:=[.D3]*[.E3]" office:value-type="currency" office:currency="EUR" office:value="85.68" calcext:value-type="currency">
            <text:p>85,68 €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AT6 RJ45 Female to Female Coupler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30" calcext:value-type="float">
            <text:p>30</text:p>
          </table:table-cell>
          <table:table-cell table:style-name="ce22" table:formula="of:=[.B4]/[.C4]" office:value-type="currency" office:currency="EUR" office:value="0.166666666666667" calcext:value-type="currency">
            <text:p>0,17 €</text:p>
          </table:table-cell>
          <table:table-cell table:formula="of:=[.E3]/2" office:value-type="float" office:value="1428" calcext:value-type="float">
            <text:p>1428</text:p>
          </table:table-cell>
          <table:table-cell table:style-name="ce22" table:formula="of:=[.D4]*[.E4]" office:value-type="currency" office:currency="EUR" office:value="238" calcext:value-type="currency">
            <text:p>238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pper CAT 6 cable</text:p>
          </table:table-cell>
          <table:table-cell office:value-type="currency" office:currency="EUR" office:value="64" calcext:value-type="currency">
            <text:p>64,00 €</text:p>
          </table:table-cell>
          <table:table-cell table:style-name="ce20" office:value-type="float" office:value="304" calcext:value-type="float">
            <text:p>304</text:p>
          </table:table-cell>
          <table:table-cell table:style-name="ce22" table:formula="of:=[.B5]/[.C5]" office:value-type="currency" office:currency="EUR" office:value="0.210526315789474" calcext:value-type="currency">
            <text:p>0,21 €</text:p>
          </table:table-cell>
          <table:table-cell table:formula="of:=ROUND(SUM([Cablagem.C97];[Cablagem.E97];[Cablagem.F97];[Cablagem.H97];[Cablagem.I97]))" office:value-type="float" office:value="47816" calcext:value-type="float">
            <text:p>47816</text:p>
          </table:table-cell>
          <table:table-cell table:style-name="ce22" table:formula="of:=[.D5]*[.E5]" office:value-type="currency" office:currency="EUR" office:value="10066.5263157895" calcext:value-type="currency">
            <text:p>10 066,53 €</text:p>
          </table:table-cell>
          <table:table-cell/>
          <table:table-cell office:value-type="string" calcext:value-type="string">
            <text:p>http://www.ebay.com/bhp/cat6-cable-bul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oor cabinet</text:p>
          </table:table-cell>
          <table:table-cell office:value-type="currency" office:currency="EUR" office:value="650" calcext:value-type="currency">
            <text:p>650,00 €</text:p>
          </table:table-cell>
          <table:table-cell table:style-name="ce25" office:value-type="float" office:value="1" calcext:value-type="float">
            <text:p>1</text:p>
          </table:table-cell>
          <table:table-cell table:style-name="ce22" table:formula="of:=[.B6]/[.C6]" office:value-type="currency" office:currency="EUR" office:value="650" calcext:value-type="currency">
            <text:p>650,00 €</text:p>
          </table:table-cell>
          <table:table-cell table:style-name="ce20" office:value-type="float" office:value="6" calcext:value-type="float">
            <text:p>6</text:p>
          </table:table-cell>
          <table:table-cell table:style-name="ce22" table:formula="of:=[.D6]*[.E6]" office:value-type="currency" office:currency="EUR" office:value="3900" calcext:value-type="currency">
            <text:p>3 900,00 €</text:p>
          </table:table-cell>
          <table:table-cell/>
          <table:table-cell office:value-type="string" calcext:value-type="string">
            <text:p>http://www.chlengenharia.pt/compra/bastidor-de-chao-42u-800x800x2000-589019?utm_source=kuantoku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iling cabinet</text:p>
          </table:table-cell>
          <table:table-cell table:style-name="ce23" office:value-type="currency" office:currency="EUR" office:value="96.09" calcext:value-type="currency">
            <text:p>96,09 €</text:p>
          </table:table-cell>
          <table:table-cell table:style-name="Default" office:value-type="float" office:value="1" calcext:value-type="float">
            <text:p>1</text:p>
          </table:table-cell>
          <table:table-cell table:style-name="ce22" table:formula="of:=[.B7]/[.C7]" office:value-type="currency" office:currency="EUR" office:value="96.09" calcext:value-type="currency">
            <text:p>96,09 €</text:p>
          </table:table-cell>
          <table:table-cell table:style-name="Default" table:formula="of:=3+3+5+6+11" office:value-type="float" office:value="28" calcext:value-type="float">
            <text:p>28</text:p>
          </table:table-cell>
          <table:table-cell table:style-name="ce22" table:formula="of:=[.D7]*[.E7]" office:value-type="currency" office:currency="EUR" office:value="2690.52" calcext:value-type="currency">
            <text:p>2 690,52 €</text:p>
          </table:table-cell>
          <table:table-cell/>
          <table:table-cell table:style-name="Default" office:value-type="string" calcext:value-type="string">
            <text:p>http://www.chlengenharia.pt/compra/bastidor-de-parede-9u-600lx450p-578819?utm_source=kuantoku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ck UPS</text:p>
          </table:table-cell>
          <table:table-cell table:style-name="ce24" office:value-type="currency" office:currency="EUR" office:value="523" calcext:value-type="currency">
            <text:p>523,00 €</text:p>
          </table:table-cell>
          <table:table-cell table:style-name="ce20" office:value-type="float" office:value="1" calcext:value-type="float">
            <text:p>1</text:p>
          </table:table-cell>
          <table:table-cell table:style-name="ce22" table:formula="of:=[.B8]/[.C8]" office:value-type="currency" office:currency="EUR" office:value="523" calcext:value-type="currency">
            <text:p>523,00 €</text:p>
          </table:table-cell>
          <table:table-cell table:formula="of:=3+3+5+6+11+6" office:value-type="float" office:value="34" calcext:value-type="float">
            <text:p>34</text:p>
          </table:table-cell>
          <table:table-cell table:style-name="ce22" table:formula="of:=[.D8]*[.E8]" office:value-type="currency" office:currency="EUR" office:value="17782" calcext:value-type="currency">
            <text:p>17 782,00 €</text:p>
          </table:table-cell>
          <table:table-cell/>
          <table:table-cell office:value-type="string" calcext:value-type="string">
            <text:p>https://www.senetic.pt/product/SMT1500I?utm_source=kuantokusta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2"/>
          <table:table-cell/>
          <table:table-cell table:style-name="ce2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rice </text:p>
          </table:table-cell>
          <table:table-cell table:style-name="ce20" office:value-type="string" calcext:value-type="string">
            <text:p>Per meter</text:p>
          </table:table-cell>
          <table:table-cell table:style-name="ce22"/>
          <table:table-cell/>
          <table:table-cell table:style-name="ce22"/>
          <table:table-cell table:number-columns-repeated="1018"/>
        </table:table-row>
        <table:table-row table:style-name="ro1">
          <table:table-cell office:value-type="string" calcext:value-type="string">
            <text:p>Network rail</text:p>
          </table:table-cell>
          <table:table-cell office:value-type="currency" office:currency="EUR" office:value="0.55" calcext:value-type="currency">
            <text:p>0,55 €</text:p>
          </table:table-cell>
          <table:table-cell office:value-type="float" office:value="1" calcext:value-type="float">
            <text:p>1</text:p>
          </table:table-cell>
          <table:table-cell table:style-name="ce22" table:formula="of:=[.B11]/[.C11]" office:value-type="currency" office:currency="EUR" office:value="0.55" calcext:value-type="currency">
            <text:p>0,55 €</text:p>
          </table:table-cell>
          <table:table-cell table:formula="of:=[.E5]" office:value-type="float" office:value="47816" calcext:value-type="float">
            <text:p>47816</text:p>
          </table:table-cell>
          <table:table-cell table:style-name="ce22" table:formula="of:=[.D11]*[.E11]" office:value-type="currency" office:currency="EUR" office:value="26298.8" calcext:value-type="currency">
            <text:p>26 298,80 €</text:p>
          </table:table-cell>
          <table:table-cell/>
          <table:table-cell office:value-type="string" calcext:value-type="string">
            <text:p>https://volt.pt/serie10/275-efapel-calha-micro-16x10-br-adessiva-10020fbr-5603011043001.htm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ice </text:p>
          </table:table-cell>
          <table:table-cell table:style-name="Default"/>
          <table:table-cell table:style-name="ce22"/>
          <table:table-cell/>
          <table:table-cell table:style-name="ce22"/>
          <table:table-cell table:number-columns-repeated="1018"/>
        </table:table-row>
        <table:table-row table:style-name="ro1">
          <table:table-cell office:value-type="string" calcext:value-type="string">
            <text:p>Network rail corner</text:p>
          </table:table-cell>
          <table:table-cell office:value-type="currency" office:currency="EUR" office:value="0.96" calcext:value-type="currency">
            <text:p>0,96 €</text:p>
          </table:table-cell>
          <table:table-cell office:value-type="float" office:value="1" calcext:value-type="float">
            <text:p>1</text:p>
          </table:table-cell>
          <table:table-cell table:style-name="ce22" table:formula="of:=[.B13]/[.C13]" office:value-type="currency" office:currency="EUR" office:value="0.96" calcext:value-type="currency">
            <text:p>0,96 €</text:p>
          </table:table-cell>
          <table:table-cell table:formula="of:=[Cablagem.H3]" office:value-type="float" office:value="0" calcext:value-type="float">
            <text:p>0</text:p>
          </table:table-cell>
          <table:table-cell table:style-name="ce22" table:formula="of:=[.D13]*[.E13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https://volt.pt/serie16/337-efapel-calha-tecnica-de-angulo-exterior-155x50-br-16036abr-5603011044343.html</text:p>
          </table:table-cell>
          <table:table-cell table:number-columns-repeated="1016"/>
        </table:table-row>
        <table:table-row table:style-name="ro1">
          <table:table-cell table:style-name="Default"/>
          <table:table-cell/>
          <table:table-cell office:value-type="string" calcext:value-type="string">
            <text:p>Per Piece</text:p>
          </table:table-cell>
          <table:table-cell table:style-name="ce22"/>
          <table:table-cell office:value-type="string" calcext:value-type="string">
            <text:p>QTD</text:p>
          </table:table-cell>
          <table:table-cell table:style-name="ce22"/>
          <table:table-cell table:number-columns-repeated="1018"/>
        </table:table-row>
        <table:table-row table:style-name="ro1">
          <table:table-cell office:value-type="string" calcext:value-type="string">
            <text:p>24 port switch</text:p>
          </table:table-cell>
          <table:table-cell office:value-type="currency" office:currency="EUR" office:value="431.55" calcext:value-type="currency">
            <text:p>431,55 €</text:p>
          </table:table-cell>
          <table:table-cell office:value-type="float" office:value="1" calcext:value-type="float">
            <text:p>1</text:p>
          </table:table-cell>
          <table:table-cell table:style-name="ce22" office:value-type="currency" office:currency="EUR" office:value="431.55" calcext:value-type="currency">
            <text:p>431,55 €</text:p>
          </table:table-cell>
          <table:table-cell office:value-type="float" office:value="75" calcext:value-type="float">
            <text:p>75</text:p>
          </table:table-cell>
          <table:table-cell table:style-name="ce22" table:formula="of:=[.D15]*[.E15]" office:value-type="currency" office:currency="EUR" office:value="32366.25" calcext:value-type="currency">
            <text:p>32 366,25 €</text:p>
          </table:table-cell>
          <table:table-cell/>
          <table:table-cell office:value-type="string" calcext:value-type="string">
            <text:p>http://ibertec.pt/store/hubs-e-switchs/30-cisco-catalyst-2960-plus-24tc-s-ws-c2960-24tc-s-ficha-tecnica-detalhada-geraltipo-de-dispositivo-interruptor-24-portas-administr-882658602160.ht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uters</text:p>
          </table:table-cell>
          <table:table-cell office:value-type="currency" office:currency="EUR" office:value="2500.89" calcext:value-type="currency">
            <text:p>2 500,89 €</text:p>
          </table:table-cell>
          <table:table-cell office:value-type="float" office:value="1" calcext:value-type="float">
            <text:p>1</text:p>
          </table:table-cell>
          <table:table-cell table:style-name="ce22" office:value-type="currency" office:currency="EUR" office:value="2500.89" calcext:value-type="currency">
            <text:p>2 500,89 €</text:p>
          </table:table-cell>
          <table:table-cell office:value-type="float" office:value="2" calcext:value-type="float">
            <text:p>2</text:p>
          </table:table-cell>
          <table:table-cell table:style-name="ce22" table:formula="of:=[.D16]*[.E16]" office:value-type="currency" office:currency="EUR" office:value="5001.78" calcext:value-type="currency">
            <text:p>5 001,78 €</text:p>
          </table:table-cell>
          <table:table-cell/>
          <table:table-cell office:value-type="string" calcext:value-type="string">
            <text:p>https://www.bluepixel.pt/informatica/redes/routers/cisco-2911-security-bundle-roteador-gige-montavel-em-trilho-pt.ht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cess point</text:p>
          </table:table-cell>
          <table:table-cell office:value-type="currency" office:currency="EUR" office:value="266" calcext:value-type="currency">
            <text:p>266,00 €</text:p>
          </table:table-cell>
          <table:table-cell office:value-type="float" office:value="1" calcext:value-type="float">
            <text:p>1</text:p>
          </table:table-cell>
          <table:table-cell table:style-name="ce22" office:value-type="currency" office:currency="EUR" office:value="266" calcext:value-type="currency">
            <text:p>266,00 €</text:p>
          </table:table-cell>
          <table:table-cell office:value-type="float" office:value="72" calcext:value-type="float">
            <text:p>72</text:p>
          </table:table-cell>
          <table:table-cell table:style-name="ce22" table:formula="of:=[.D17]*[.E17]" office:value-type="currency" office:currency="EUR" office:value="19152" calcext:value-type="currency">
            <text:p>19 152,00 €</text:p>
          </table:table-cell>
          <table:table-cell/>
          <table:table-cell office:value-type="string" calcext:value-type="string">
            <text:p>https://www.codi-tek.com/APs-/-Bridge/CISCO-SB-AP-WIRELESS-N-DUAL-RADIO-POE-SEM-TR-P141932.html?utm_medium=cpc&amp;utm_campaign=catalogo&amp;utm_source=kuantokusta</text:p>
          </table:table-cell>
          <table:table-cell table:number-columns-repeated="1016"/>
        </table:table-row>
        <table:table-row table:style-name="ro1" table:number-rows-repeated="5">
          <table:table-cell table:number-columns-repeated="3"/>
          <table:table-cell table:style-name="ce22"/>
          <table:table-cell/>
          <table:table-cell table:style-name="ce22"/>
          <table:table-cell table:number-columns-repeated="1018"/>
        </table:table-row>
        <table:table-row table:style-name="ro1">
          <table:table-cell table:style-name="ce21" office:value-type="string" calcext:value-type="string" table:number-columns-spanned="6" table:number-rows-spanned="1">
            <text:p>Man hours</text:p>
          </table:table-cell>
          <table:covered-table-cell table:number-columns-repeated="2"/>
          <table:covered-table-cell table:style-name="ce22"/>
          <table:covered-table-cell/>
          <table:covered-table-cell table:style-name="ce2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lary per Hour</text:p>
          </table:table-cell>
          <table:table-cell office:value-type="string" calcext:value-type="string">
            <text:p>Staff</text:p>
          </table:table-cell>
          <table:table-cell table:style-name="ce22" office:value-type="string" calcext:value-type="string">
            <text:p>Total Salary per Hour</text:p>
          </table:table-cell>
          <table:table-cell office:value-type="string" calcext:value-type="string">
            <text:p>Hours of work</text:p>
          </table:table-cell>
          <table:table-cell table:style-name="ce22"/>
          <table:table-cell table:number-columns-repeated="1018"/>
        </table:table-row>
        <table:table-row table:style-name="ro1">
          <table:table-cell office:value-type="string" calcext:value-type="string">
            <text:p>Network tecnitian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float" office:value="4" calcext:value-type="float">
            <text:p>4</text:p>
          </table:table-cell>
          <table:table-cell table:style-name="ce22" table:formula="of:=[.C25]*[.B25]" office:value-type="currency" office:currency="EUR" office:value="48" calcext:value-type="currency">
            <text:p>48,00 €</text:p>
          </table:table-cell>
          <table:table-cell table:style-name="ce27" office:value-type="float" office:value="40" calcext:value-type="float">
            <text:p>40</text:p>
          </table:table-cell>
          <table:table-cell table:style-name="ce22" table:formula="of:=[.D25]*[.E25]" office:value-type="currency" office:currency="EUR" office:value="1920" calcext:value-type="currency">
            <text:p>1 920,00 €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tructor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6" calcext:value-type="float">
            <text:p>6</text:p>
          </table:table-cell>
          <table:table-cell table:style-name="ce22" table:formula="of:=[.C26]*[.B26]" office:value-type="currency" office:currency="EUR" office:value="60" calcext:value-type="currency">
            <text:p>60,00 €</text:p>
          </table:table-cell>
          <table:table-cell table:style-name="ce27" office:value-type="float" office:value="50" calcext:value-type="float">
            <text:p>50</text:p>
          </table:table-cell>
          <table:table-cell table:style-name="ce22" table:formula="of:=[.D26]*[.E26]" office:value-type="currency" office:currency="EUR" office:value="3000" calcext:value-type="currency">
            <text:p>3 000,00 €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OTAL:</text:p>
          </table:table-cell>
          <table:table-cell table:style-name="ce22" table:formula="of:=SUM([.F3:.F26])" office:value-type="currency" office:currency="EUR" office:value="122501.556315789" calcext:value-type="currency">
            <text:p>122 501,56 €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yer 2" table:style-name="ta1"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1" table:default-cell-style-name="Default"/>
        <table:table-column table:style-name="co45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table:style-name="ce61" office:value-type="string" calcext:value-type="string">
            <text:p>Floor</text:p>
          </table:table-cell>
          <table:table-cell table:style-name="ce61" office:value-type="string" calcext:value-type="string">
            <text:p>Backbone switch name</text:p>
          </table:table-cell>
          <table:table-cell office:value-type="string" calcext:value-type="string">
            <text:p>Number Of ports</text:p>
          </table:table-cell>
          <table:table-cell office:value-type="string" calcext:value-type="string">
            <text:p>USED</text:p>
          </table:table-cell>
          <table:table-cell table:number-columns-repeated="2"/>
          <table:table-cell office:value-type="string" calcext:value-type="string">
            <text:p>Connections to R1</text:p>
          </table:table-cell>
          <table:table-cell table:number-columns-repeated="1017"/>
        </table:table-row>
        <table:table-row table:style-name="ro3">
          <table:table-cell table:style-name="ce61" office:value-type="string" calcext:value-type="string">
            <text:p>Ground</text:p>
          </table:table-cell>
          <table:table-cell table:style-name="ce61" office:value-type="string" calcext:value-type="string">
            <text:p>Building1_Floor0</text:p>
          </table:table-cell>
          <table:table-cell table:formula="of:=24" office:value-type="float" office:value="24" calcext:value-type="float">
            <text:p>24</text:p>
          </table:table-cell>
          <table:table-cell table:formula="of:=[.G2]+2+COUNTA([.$B$13:.$B$21])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61" office:value-type="string" calcext:value-type="string">
            <text:p>First</text:p>
          </table:table-cell>
          <table:table-cell table:style-name="ce61" office:value-type="string" calcext:value-type="string">
            <text:p>Building1_Floor1</text:p>
          </table:table-cell>
          <table:table-cell table:formula="of:=24" office:value-type="float" office:value="24" calcext:value-type="float">
            <text:p>24</text:p>
          </table:table-cell>
          <table:table-cell table:formula="of:=[.G3]+2+COUNTA([.$B$13:.$B$21])"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61" office:value-type="string" calcext:value-type="string">
            <text:p>Second</text:p>
          </table:table-cell>
          <table:table-cell table:style-name="ce61" office:value-type="string" calcext:value-type="string">
            <text:p>Building1_Floor2</text:p>
          </table:table-cell>
          <table:table-cell table:formula="of:=24" office:value-type="float" office:value="24" calcext:value-type="float">
            <text:p>24</text:p>
          </table:table-cell>
          <table:table-cell table:formula="of:=[.G4]+2+COUNTA([.$B$13:.$B$21])"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style-name="ce64" office:value-type="string" calcext:value-type="string">
            <text:p>Floor</text:p>
          </table:table-cell>
          <table:table-cell table:style-name="ce66"/>
          <table:table-cell table:style-name="ce67" table:number-columns-repeated="4"/>
          <table:table-cell table:style-name="ce67" office:value-type="string" calcext:value-type="string">
            <text:p>Connectiin to R2</text:p>
          </table:table-cell>
          <table:table-cell table:style-name="ce67" table:number-columns-repeated="1017"/>
        </table:table-row>
        <table:table-row table:style-name="ro4">
          <table:table-cell table:style-name="ce61" office:value-type="string" calcext:value-type="string">
            <text:p>ground</text:p>
          </table:table-cell>
          <table:table-cell office:value-type="string" calcext:value-type="string">
            <text:p>BackBone_Floor0</text:p>
          </table:table-cell>
          <table:table-cell table:formula="of:=24" office:value-type="float" office:value="24" calcext:value-type="float">
            <text:p>24</text:p>
          </table:table-cell>
          <table:table-cell table:formula="of:=[.G6]+1+COUNTA([.B58:.B67])"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61" office:value-type="string" calcext:value-type="string">
            <text:p>first floor</text:p>
          </table:table-cell>
          <table:table-cell office:value-type="string" calcext:value-type="string">
            <text:p>BackBone_Floor1</text:p>
          </table:table-cell>
          <table:table-cell table:formula="of:=24" office:value-type="float" office:value="24" calcext:value-type="float">
            <text:p>24</text:p>
          </table:table-cell>
          <table:table-cell table:formula="of:=[.G3]+2+COUNTA([.B70:.B95])"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 table:style-name="ce61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ckbone</text:p>
          </table:table-cell>
          <table:table-cell office:value-type="string" calcext:value-type="string">
            <text:p>Connected to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Building1_Floor0</text:p>
          </table:table-cell>
          <table:table-cell/>
          <table:table-cell office:value-type="string" calcext:value-type="string">
            <text:p>Ports</text:p>
          </table:table-cell>
          <table:table-cell office:value-type="string" calcext:value-type="string">
            <text:p>UnnUSE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Nodes Conencted</text:p>
          </table:table-cell>
          <table:table-cell/>
          <table:table-cell office:value-type="string" calcext:value-type="string">
            <text:p>Enought?</text:p>
          </table:table-cell>
          <table:table-cell office:value-type="string" calcext:value-type="string">
            <text:p>Join?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1_F0_SW0</text:p>
          </table:table-cell>
          <table:table-cell office:value-type="float" office:value="24" calcext:value-type="float">
            <text:p>24</text:p>
          </table:table-cell>
          <table:table-cell table:formula="of:=[.C13]-1-[.G13]" office:value-type="float" office:value="12" calcext:value-type="float">
            <text:p>12</text:p>
          </table:table-cell>
          <table:table-cell table:formula="of:=[.C13]-[.D13]" office:value-type="float" office:value="12" calcext:value-type="float">
            <text:p>12</text:p>
          </table:table-cell>
          <table:table-cell table:formula="of:=[Espaço_Area.B4]" office:value-type="float" office:value="1" calcext:value-type="float">
            <text:p>1</text:p>
          </table:table-cell>
          <table:table-cell table:formula="of:=[Espaço_Area.K4]" office:value-type="float" office:value="11" calcext:value-type="float">
            <text:p>11</text:p>
          </table:table-cell>
          <table:table-cell/>
          <table:table-cell table:style-name="ce63" table:formula="of:=IF([.D13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0_SW1</text:p>
          </table:table-cell>
          <table:table-cell office:value-type="float" office:value="24" calcext:value-type="float">
            <text:p>24</text:p>
          </table:table-cell>
          <table:table-cell table:formula="of:=[.C14]-1-[.G14]" office:value-type="float" office:value="6" calcext:value-type="float">
            <text:p>6</text:p>
          </table:table-cell>
          <table:table-cell table:formula="of:=[.C14]-[.D14]" office:value-type="float" office:value="18" calcext:value-type="float">
            <text:p>18</text:p>
          </table:table-cell>
          <table:table-cell table:formula="of:=[Espaço_Area.B5]" office:value-type="float" office:value="2" calcext:value-type="float">
            <text:p>2</text:p>
          </table:table-cell>
          <table:table-cell table:formula="of:=[Espaço_Area.K5]" office:value-type="float" office:value="17" calcext:value-type="float">
            <text:p>17</text:p>
          </table:table-cell>
          <table:table-cell/>
          <table:table-cell table:style-name="ce63" table:formula="of:=IF([.D14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0_SW2</text:p>
          </table:table-cell>
          <table:table-cell office:value-type="float" office:value="24" calcext:value-type="float">
            <text:p>24</text:p>
          </table:table-cell>
          <table:table-cell table:formula="of:=[.C15]-1-[.G15]" office:value-type="float" office:value="9" calcext:value-type="float">
            <text:p>9</text:p>
          </table:table-cell>
          <table:table-cell table:formula="of:=[.C15]-[.D15]" office:value-type="float" office:value="15" calcext:value-type="float">
            <text:p>15</text:p>
          </table:table-cell>
          <table:table-cell table:formula="of:=[Espaço_Area.B6]" office:value-type="float" office:value="3" calcext:value-type="float">
            <text:p>3</text:p>
          </table:table-cell>
          <table:table-cell table:formula="of:=[Espaço_Area.K6]" office:value-type="float" office:value="14" calcext:value-type="float">
            <text:p>14</text:p>
          </table:table-cell>
          <table:table-cell/>
          <table:table-cell table:style-name="ce63" table:formula="of:=IF([.D15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0_SW3</text:p>
          </table:table-cell>
          <table:table-cell office:value-type="float" office:value="24" calcext:value-type="float">
            <text:p>24</text:p>
          </table:table-cell>
          <table:table-cell table:formula="of:=[.C16]-1-[.G16]" office:value-type="float" office:value="9" calcext:value-type="float">
            <text:p>9</text:p>
          </table:table-cell>
          <table:table-cell table:formula="of:=[.C16]-[.D16]" office:value-type="float" office:value="15" calcext:value-type="float">
            <text:p>15</text:p>
          </table:table-cell>
          <table:table-cell table:formula="of:=[Espaço_Area.B7]" office:value-type="float" office:value="4" calcext:value-type="float">
            <text:p>4</text:p>
          </table:table-cell>
          <table:table-cell table:formula="of:=[Espaço_Area.K7]" office:value-type="float" office:value="14" calcext:value-type="float">
            <text:p>14</text:p>
          </table:table-cell>
          <table:table-cell/>
          <table:table-cell table:style-name="ce63" table:formula="of:=IF([.D16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0_SW4</text:p>
          </table:table-cell>
          <table:table-cell office:value-type="float" office:value="24" calcext:value-type="float">
            <text:p>24</text:p>
          </table:table-cell>
          <table:table-cell table:formula="of:=[.C17]-1-[.G17]" office:value-type="float" office:value="9" calcext:value-type="float">
            <text:p>9</text:p>
          </table:table-cell>
          <table:table-cell table:formula="of:=[.C17]-[.D17]" office:value-type="float" office:value="15" calcext:value-type="float">
            <text:p>15</text:p>
          </table:table-cell>
          <table:table-cell table:formula="of:=[Espaço_Area.B8]" office:value-type="float" office:value="5" calcext:value-type="float">
            <text:p>5</text:p>
          </table:table-cell>
          <table:table-cell table:formula="of:=[Espaço_Area.K8]" office:value-type="float" office:value="14" calcext:value-type="float">
            <text:p>14</text:p>
          </table:table-cell>
          <table:table-cell/>
          <table:table-cell table:style-name="ce63" table:formula="of:=IF([.D17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0_SW5</text:p>
          </table:table-cell>
          <table:table-cell office:value-type="float" office:value="24" calcext:value-type="float">
            <text:p>24</text:p>
          </table:table-cell>
          <table:table-cell table:formula="of:=[.C18]-1-[.G18]" office:value-type="float" office:value="10" calcext:value-type="float">
            <text:p>10</text:p>
          </table:table-cell>
          <table:table-cell table:formula="of:=[.C18]-[.D18]" office:value-type="float" office:value="14" calcext:value-type="float">
            <text:p>14</text:p>
          </table:table-cell>
          <table:table-cell table:formula="of:=[Espaço_Area.B9]" office:value-type="float" office:value="6" calcext:value-type="float">
            <text:p>6</text:p>
          </table:table-cell>
          <table:table-cell table:formula="of:=[Espaço_Area.K9]" office:value-type="float" office:value="13" calcext:value-type="float">
            <text:p>13</text:p>
          </table:table-cell>
          <table:table-cell/>
          <table:table-cell table:style-name="ce63" table:formula="of:=IF([.D18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0_SW6</text:p>
          </table:table-cell>
          <table:table-cell office:value-type="float" office:value="24" calcext:value-type="float">
            <text:p>24</text:p>
          </table:table-cell>
          <table:table-cell table:formula="of:=[.C19]-1-[.G19]" office:value-type="float" office:value="-28" calcext:value-type="float">
            <text:p>-28</text:p>
          </table:table-cell>
          <table:table-cell table:formula="of:=[.C19]-[.D19]" office:value-type="float" office:value="52" calcext:value-type="float">
            <text:p>52</text:p>
          </table:table-cell>
          <table:table-cell table:formula="of:=[Espaço_Area.B10]" office:value-type="float" office:value="7" calcext:value-type="float">
            <text:p>7</text:p>
          </table:table-cell>
          <table:table-cell table:formula="of:=[Espaço_Area.K10]" office:value-type="float" office:value="51" calcext:value-type="float">
            <text:p>51</text:p>
          </table:table-cell>
          <table:table-cell/>
          <table:table-cell table:style-name="ce63" table:formula="of:=IF([.D19]&gt;0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1_F0_SW7</text:p>
          </table:table-cell>
          <table:table-cell office:value-type="float" office:value="24" calcext:value-type="float">
            <text:p>24</text:p>
          </table:table-cell>
          <table:table-cell table:formula="of:=[.C20]-1-[.G20]" office:value-type="float" office:value="10" calcext:value-type="float">
            <text:p>10</text:p>
          </table:table-cell>
          <table:table-cell table:formula="of:=[.C20]-[.D20]" office:value-type="float" office:value="14" calcext:value-type="float">
            <text:p>14</text:p>
          </table:table-cell>
          <table:table-cell table:formula="of:=[Espaço_Area.B11]" office:value-type="float" office:value="8" calcext:value-type="float">
            <text:p>8</text:p>
          </table:table-cell>
          <table:table-cell table:formula="of:=[Espaço_Area.K11]" office:value-type="float" office:value="13" calcext:value-type="float">
            <text:p>13</text:p>
          </table:table-cell>
          <table:table-cell/>
          <table:table-cell table:style-name="ce63" table:formula="of:=IF([.D20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0_SW8</text:p>
          </table:table-cell>
          <table:table-cell office:value-type="float" office:value="24" calcext:value-type="float">
            <text:p>24</text:p>
          </table:table-cell>
          <table:table-cell table:formula="of:=[.C21]-1-[.G21]" office:value-type="float" office:value="-11" calcext:value-type="float">
            <text:p>-11</text:p>
          </table:table-cell>
          <table:table-cell table:formula="of:=[.C21]-[.D21]" office:value-type="float" office:value="35" calcext:value-type="float">
            <text:p>35</text:p>
          </table:table-cell>
          <table:table-cell table:formula="of:=[Espaço_Area.B12]" office:value-type="float" office:value="9" calcext:value-type="float">
            <text:p>9</text:p>
          </table:table-cell>
          <table:table-cell table:formula="of:=[Espaço_Area.K12]" office:value-type="float" office:value="34" calcext:value-type="float">
            <text:p>34</text:p>
          </table:table-cell>
          <table:table-cell/>
          <table:table-cell table:style-name="ce63" table:formula="of:=IF([.D21]&gt;0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table:formula="of:=COM.MICROSOFT.CONCAT(&quot;Total:   &quot;; COUNTA([.B13:.B21]) +1)" office:value-type="string" office:string-value="Total:   10" calcext:value-type="string">
            <text:p>Total: <text:s text:c="2"/>10</text:p>
          </table:table-cell>
          <table:table-cell table:formula="of:=SUM([.C13:.C21])" office:value-type="float" office:value="216" calcext:value-type="float">
            <text:p>216</text:p>
          </table:table-cell>
          <table:table-cell table:formula="of:=[.C22]-[.E22]" office:value-type="float" office:value="26" calcext:value-type="float">
            <text:p>26</text:p>
          </table:table-cell>
          <table:table-cell table:formula="of:=SUM([.E13:.E21])" office:value-type="float" office:value="190" calcext:value-type="float">
            <text:p>190</text:p>
          </table:table-cell>
          <table:table-cell/>
          <table:table-cell table:formula="of:=SUM([.G13:.G21])" office:value-type="float" office:value="181" calcext:value-type="float">
            <text:p>18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61" office:value-type="string" calcext:value-type="string">
            <text:p>Building1_Floor1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1_F1_SW0</text:p>
          </table:table-cell>
          <table:table-cell office:value-type="float" office:value="24" calcext:value-type="float">
            <text:p>24</text:p>
          </table:table-cell>
          <table:table-cell table:formula="of:=[.C25]-1-[.G25]" office:value-type="float" office:value="12" calcext:value-type="float">
            <text:p>12</text:p>
          </table:table-cell>
          <table:table-cell table:formula="of:=[.C25]-[.D25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Espaço_Area.K19]" office:value-type="float" office:value="11" calcext:value-type="float">
            <text:p>11</text:p>
          </table:table-cell>
          <table:table-cell/>
          <table:table-cell table:style-name="ce63" table:formula="of:=IF([.D25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1</text:p>
          </table:table-cell>
          <table:table-cell office:value-type="float" office:value="24" calcext:value-type="float">
            <text:p>24</text:p>
          </table:table-cell>
          <table:table-cell table:formula="of:=[.C26]-1-[.G26]" office:value-type="float" office:value="12" calcext:value-type="float">
            <text:p>12</text:p>
          </table:table-cell>
          <table:table-cell table:formula="of:=[.C26]-[.D26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Espaço_Area.K20]" office:value-type="float" office:value="11" calcext:value-type="float">
            <text:p>11</text:p>
          </table:table-cell>
          <table:table-cell/>
          <table:table-cell table:style-name="ce63" table:formula="of:=IF([.D26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2</text:p>
          </table:table-cell>
          <table:table-cell office:value-type="float" office:value="24" calcext:value-type="float">
            <text:p>24</text:p>
          </table:table-cell>
          <table:table-cell table:formula="of:=[.C27]-1-[.G27]" office:value-type="float" office:value="8" calcext:value-type="float">
            <text:p>8</text:p>
          </table:table-cell>
          <table:table-cell table:formula="of:=[.C27]-[.D27]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Espaço_Area.K21]" office:value-type="float" office:value="15" calcext:value-type="float">
            <text:p>15</text:p>
          </table:table-cell>
          <table:table-cell/>
          <table:table-cell table:style-name="ce63" table:formula="of:=IF([.D27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3</text:p>
          </table:table-cell>
          <table:table-cell office:value-type="float" office:value="24" calcext:value-type="float">
            <text:p>24</text:p>
          </table:table-cell>
          <table:table-cell table:formula="of:=[.C28]-1-[.G28]" office:value-type="float" office:value="13" calcext:value-type="float">
            <text:p>13</text:p>
          </table:table-cell>
          <table:table-cell table:formula="of:=[.C28]-[.D28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Espaço_Area.K22]" office:value-type="float" office:value="10" calcext:value-type="float">
            <text:p>10</text:p>
          </table:table-cell>
          <table:table-cell/>
          <table:table-cell table:style-name="ce63" table:formula="of:=IF([.D28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4</text:p>
          </table:table-cell>
          <table:table-cell office:value-type="float" office:value="24" calcext:value-type="float">
            <text:p>24</text:p>
          </table:table-cell>
          <table:table-cell table:formula="of:=[.C29]-1-[.G29]" office:value-type="float" office:value="9" calcext:value-type="float">
            <text:p>9</text:p>
          </table:table-cell>
          <table:table-cell table:formula="of:=[.C29]-[.D2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Espaço_Area.K23]" office:value-type="float" office:value="14" calcext:value-type="float">
            <text:p>14</text:p>
          </table:table-cell>
          <table:table-cell/>
          <table:table-cell table:style-name="ce63" table:formula="of:=IF([.D29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5</text:p>
          </table:table-cell>
          <table:table-cell office:value-type="float" office:value="24" calcext:value-type="float">
            <text:p>24</text:p>
          </table:table-cell>
          <table:table-cell table:formula="of:=[.C30]-1-[.G30]" office:value-type="float" office:value="9" calcext:value-type="float">
            <text:p>9</text:p>
          </table:table-cell>
          <table:table-cell table:formula="of:=[.C30]-[.D30]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Espaço_Area.K24]" office:value-type="float" office:value="14" calcext:value-type="float">
            <text:p>14</text:p>
          </table:table-cell>
          <table:table-cell/>
          <table:table-cell table:style-name="ce63" table:formula="of:=IF([.D30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6</text:p>
          </table:table-cell>
          <table:table-cell office:value-type="float" office:value="24" calcext:value-type="float">
            <text:p>24</text:p>
          </table:table-cell>
          <table:table-cell table:formula="of:=[.C31]-1-[.G31]" office:value-type="float" office:value="-13" calcext:value-type="float">
            <text:p>-13</text:p>
          </table:table-cell>
          <table:table-cell table:formula="of:=[.C31]-[.D31]"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[Espaço_Area.K25]" office:value-type="float" office:value="36" calcext:value-type="float">
            <text:p>36</text:p>
          </table:table-cell>
          <table:table-cell/>
          <table:table-cell table:style-name="ce63" table:formula="of:=IF([.D31]&gt;0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1_F1_SW7</text:p>
          </table:table-cell>
          <table:table-cell office:value-type="float" office:value="24" calcext:value-type="float">
            <text:p>24</text:p>
          </table:table-cell>
          <table:table-cell table:formula="of:=[.C32]-1-[.G32]" office:value-type="float" office:value="10" calcext:value-type="float">
            <text:p>10</text:p>
          </table:table-cell>
          <table:table-cell table:formula="of:=[.C32]-[.D32]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Espaço_Area.K26]" office:value-type="float" office:value="13" calcext:value-type="float">
            <text:p>13</text:p>
          </table:table-cell>
          <table:table-cell/>
          <table:table-cell table:style-name="ce63" table:formula="of:=IF([.D32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8</text:p>
          </table:table-cell>
          <table:table-cell office:value-type="float" office:value="24" calcext:value-type="float">
            <text:p>24</text:p>
          </table:table-cell>
          <table:table-cell table:formula="of:=[.C33]-1-[.G33]" office:value-type="float" office:value="-11" calcext:value-type="float">
            <text:p>-11</text:p>
          </table:table-cell>
          <table:table-cell table:formula="of:=[.C33]-[.D33]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[Espaço_Area.K27]" office:value-type="float" office:value="34" calcext:value-type="float">
            <text:p>34</text:p>
          </table:table-cell>
          <table:table-cell/>
          <table:table-cell table:style-name="ce63" table:formula="of:=IF([.D33]&gt;0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1_F1_SW9</text:p>
          </table:table-cell>
          <table:table-cell office:value-type="float" office:value="24" calcext:value-type="float">
            <text:p>24</text:p>
          </table:table-cell>
          <table:table-cell table:formula="of:=[.C34]-1-[.G34]" office:value-type="float" office:value="10" calcext:value-type="float">
            <text:p>10</text:p>
          </table:table-cell>
          <table:table-cell table:formula="of:=[.C34]-[.D34]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Espaço_Area.K28]" office:value-type="float" office:value="13" calcext:value-type="float">
            <text:p>13</text:p>
          </table:table-cell>
          <table:table-cell/>
          <table:table-cell table:style-name="ce63" table:formula="of:=IF([.D34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10</text:p>
          </table:table-cell>
          <table:table-cell office:value-type="float" office:value="24" calcext:value-type="float">
            <text:p>24</text:p>
          </table:table-cell>
          <table:table-cell table:formula="of:=[.C35]-1-[.G35]" office:value-type="float" office:value="2" calcext:value-type="float">
            <text:p>2</text:p>
          </table:table-cell>
          <table:table-cell table:formula="of:=[.C35]-[.D35]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Espaço_Area.K29]" office:value-type="float" office:value="21" calcext:value-type="float">
            <text:p>21</text:p>
          </table:table-cell>
          <table:table-cell/>
          <table:table-cell table:style-name="ce63" table:formula="of:=IF([.D35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11</text:p>
          </table:table-cell>
          <table:table-cell office:value-type="float" office:value="24" calcext:value-type="float">
            <text:p>24</text:p>
          </table:table-cell>
          <table:table-cell table:formula="of:=[.C36]-1-[.G36]" office:value-type="float" office:value="23" calcext:value-type="float">
            <text:p>23</text:p>
          </table:table-cell>
          <table:table-cell table:formula="of:=[.C36]-[.D36]" office:value-type="float" office:value="1" calcext:value-type="float">
            <text:p>1</text:p>
          </table:table-cell>
          <table:table-cell/>
          <table:table-cell table:formula="of:=[Espaço_Area.K30]" office:value-type="float" office:value="0" calcext:value-type="float">
            <text:p>0</text:p>
          </table:table-cell>
          <table:table-cell/>
          <table:table-cell table:style-name="ce63" table:formula="of:=IF([.D36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1_SW12</text:p>
          </table:table-cell>
          <table:table-cell office:value-type="float" office:value="24" calcext:value-type="float">
            <text:p>24</text:p>
          </table:table-cell>
          <table:table-cell table:formula="of:=[.C37]-1-[.G37]" office:value-type="float" office:value="23" calcext:value-type="float">
            <text:p>23</text:p>
          </table:table-cell>
          <table:table-cell table:formula="of:=[.C37]-[.D37]" office:value-type="float" office:value="1" calcext:value-type="float">
            <text:p>1</text:p>
          </table:table-cell>
          <table:table-cell/>
          <table:table-cell table:formula="of:=[Espaço_Area.K31]" office:value-type="float" office:value="0" calcext:value-type="float">
            <text:p>0</text:p>
          </table:table-cell>
          <table:table-cell/>
          <table:table-cell table:style-name="ce63" table:formula="of:=IF([.D37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table:formula="of:=COM.MICROSOFT.CONCAT(&quot;Total:   &quot;; COUNTA([.B25:.B37]) +1)" office:value-type="string" office:string-value="Total:   14" calcext:value-type="string">
            <text:p>Total: <text:s text:c="2"/>14</text:p>
          </table:table-cell>
          <table:table-cell table:formula="of:=SUM([.C25:.C37])" office:value-type="float" office:value="312" calcext:value-type="float">
            <text:p>312</text:p>
          </table:table-cell>
          <table:table-cell table:formula="of:=[.C38]-[.E38]" office:value-type="float" office:value="158" calcext:value-type="float">
            <text:p>158</text:p>
          </table:table-cell>
          <table:table-cell table:formula="of:=SUM([.E29:.E37])" office:value-type="float" office:value="154" calcext:value-type="float">
            <text:p>154</text:p>
          </table:table-cell>
          <table:table-cell/>
          <table:table-cell table:formula="of:=SUM([.G29:.G37])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61" office:value-type="string" calcext:value-type="string">
            <text:p>Building1_Floor2</text:p>
          </table:table-cell>
          <table:table-cell office:value-type="string" calcext:value-type="string">
            <text:p>B1_F2_SW0</text:p>
          </table:table-cell>
          <table:table-cell office:value-type="float" office:value="24" calcext:value-type="float">
            <text:p>24</text:p>
          </table:table-cell>
          <table:table-cell table:formula="of:=[.C40]-1-[.G40]" office:value-type="float" office:value="12" calcext:value-type="float">
            <text:p>12</text:p>
          </table:table-cell>
          <table:table-cell table:formula="of:=[.C40]-[.D40]" office:value-type="float" office:value="12" calcext:value-type="float">
            <text:p>12</text:p>
          </table:table-cell>
          <table:table-cell table:formula="of:=[Espaço_Area.B35]" office:value-type="float" office:value="1" calcext:value-type="float">
            <text:p>1</text:p>
          </table:table-cell>
          <table:table-cell table:formula="of:=[Espaço_Area.K35]" office:value-type="float" office:value="11" calcext:value-type="float">
            <text:p>11</text:p>
          </table:table-cell>
          <table:table-cell/>
          <table:table-cell table:style-name="ce63" table:formula="of:=IF([.D40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1</text:p>
          </table:table-cell>
          <table:table-cell office:value-type="float" office:value="24" calcext:value-type="float">
            <text:p>24</text:p>
          </table:table-cell>
          <table:table-cell table:formula="of:=[.C41]-1-[.G41]" office:value-type="float" office:value="12" calcext:value-type="float">
            <text:p>12</text:p>
          </table:table-cell>
          <table:table-cell table:formula="of:=[.C41]-[.D41]" office:value-type="float" office:value="12" calcext:value-type="float">
            <text:p>12</text:p>
          </table:table-cell>
          <table:table-cell table:formula="of:=[Espaço_Area.B36]" office:value-type="float" office:value="2" calcext:value-type="float">
            <text:p>2</text:p>
          </table:table-cell>
          <table:table-cell table:formula="of:=[Espaço_Area.K36]" office:value-type="float" office:value="11" calcext:value-type="float">
            <text:p>11</text:p>
          </table:table-cell>
          <table:table-cell/>
          <table:table-cell table:style-name="ce63" table:formula="of:=IF([.D41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2</text:p>
          </table:table-cell>
          <table:table-cell office:value-type="float" office:value="24" calcext:value-type="float">
            <text:p>24</text:p>
          </table:table-cell>
          <table:table-cell table:formula="of:=[.C42]-1-[.G42]" office:value-type="float" office:value="8" calcext:value-type="float">
            <text:p>8</text:p>
          </table:table-cell>
          <table:table-cell table:formula="of:=[.C42]-[.D42]" office:value-type="float" office:value="16" calcext:value-type="float">
            <text:p>16</text:p>
          </table:table-cell>
          <table:table-cell table:formula="of:=[Espaço_Area.B37]" office:value-type="float" office:value="3" calcext:value-type="float">
            <text:p>3</text:p>
          </table:table-cell>
          <table:table-cell table:formula="of:=[Espaço_Area.K37]" office:value-type="float" office:value="15" calcext:value-type="float">
            <text:p>15</text:p>
          </table:table-cell>
          <table:table-cell/>
          <table:table-cell table:style-name="ce63" table:formula="of:=IF([.D42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3</text:p>
          </table:table-cell>
          <table:table-cell office:value-type="float" office:value="24" calcext:value-type="float">
            <text:p>24</text:p>
          </table:table-cell>
          <table:table-cell table:formula="of:=[.C43]-1-[.G43]" office:value-type="float" office:value="13" calcext:value-type="float">
            <text:p>13</text:p>
          </table:table-cell>
          <table:table-cell table:formula="of:=[.C43]-[.D43]" office:value-type="float" office:value="11" calcext:value-type="float">
            <text:p>11</text:p>
          </table:table-cell>
          <table:table-cell table:formula="of:=[Espaço_Area.B38]" office:value-type="float" office:value="4" calcext:value-type="float">
            <text:p>4</text:p>
          </table:table-cell>
          <table:table-cell table:formula="of:=[Espaço_Area.K38]" office:value-type="float" office:value="10" calcext:value-type="float">
            <text:p>10</text:p>
          </table:table-cell>
          <table:table-cell/>
          <table:table-cell table:style-name="ce63" table:formula="of:=IF([.D43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4</text:p>
          </table:table-cell>
          <table:table-cell office:value-type="float" office:value="24" calcext:value-type="float">
            <text:p>24</text:p>
          </table:table-cell>
          <table:table-cell table:formula="of:=[.C44]-1-[.G44]" office:value-type="float" office:value="9" calcext:value-type="float">
            <text:p>9</text:p>
          </table:table-cell>
          <table:table-cell table:formula="of:=[.C44]-[.D44]" office:value-type="float" office:value="15" calcext:value-type="float">
            <text:p>15</text:p>
          </table:table-cell>
          <table:table-cell table:formula="of:=[Espaço_Area.B39]" office:value-type="float" office:value="5" calcext:value-type="float">
            <text:p>5</text:p>
          </table:table-cell>
          <table:table-cell table:formula="of:=[Espaço_Area.K39]" office:value-type="float" office:value="14" calcext:value-type="float">
            <text:p>14</text:p>
          </table:table-cell>
          <table:table-cell/>
          <table:table-cell table:style-name="ce63" table:formula="of:=IF([.D44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5</text:p>
          </table:table-cell>
          <table:table-cell office:value-type="float" office:value="24" calcext:value-type="float">
            <text:p>24</text:p>
          </table:table-cell>
          <table:table-cell table:formula="of:=[.C45]-1-[.G45]" office:value-type="float" office:value="9" calcext:value-type="float">
            <text:p>9</text:p>
          </table:table-cell>
          <table:table-cell table:formula="of:=[.C45]-[.D45]" office:value-type="float" office:value="15" calcext:value-type="float">
            <text:p>15</text:p>
          </table:table-cell>
          <table:table-cell table:formula="of:=[Espaço_Area.B40]" office:value-type="float" office:value="6" calcext:value-type="float">
            <text:p>6</text:p>
          </table:table-cell>
          <table:table-cell table:formula="of:=[Espaço_Area.K40]" office:value-type="float" office:value="14" calcext:value-type="float">
            <text:p>14</text:p>
          </table:table-cell>
          <table:table-cell/>
          <table:table-cell table:style-name="ce63" table:formula="of:=IF([.D45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6</text:p>
          </table:table-cell>
          <table:table-cell office:value-type="float" office:value="24" calcext:value-type="float">
            <text:p>24</text:p>
          </table:table-cell>
          <table:table-cell table:formula="of:=[.C46]-1-[.G46]" office:value-type="float" office:value="-13" calcext:value-type="float">
            <text:p>-13</text:p>
          </table:table-cell>
          <table:table-cell table:formula="of:=[.C46]-[.D46]" office:value-type="float" office:value="37" calcext:value-type="float">
            <text:p>37</text:p>
          </table:table-cell>
          <table:table-cell table:formula="of:=[Espaço_Area.B41]" office:value-type="float" office:value="7" calcext:value-type="float">
            <text:p>7</text:p>
          </table:table-cell>
          <table:table-cell table:formula="of:=[Espaço_Area.K41]" office:value-type="float" office:value="36" calcext:value-type="float">
            <text:p>36</text:p>
          </table:table-cell>
          <table:table-cell/>
          <table:table-cell table:style-name="ce63" table:formula="of:=IF([.D46]&gt;0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1_F2_SW7</text:p>
          </table:table-cell>
          <table:table-cell office:value-type="float" office:value="24" calcext:value-type="float">
            <text:p>24</text:p>
          </table:table-cell>
          <table:table-cell table:formula="of:=[.C47]-1-[.G47]" office:value-type="float" office:value="10" calcext:value-type="float">
            <text:p>10</text:p>
          </table:table-cell>
          <table:table-cell table:formula="of:=[.C47]-[.D47]" office:value-type="float" office:value="14" calcext:value-type="float">
            <text:p>14</text:p>
          </table:table-cell>
          <table:table-cell table:formula="of:=[Espaço_Area.B42]" office:value-type="float" office:value="8" calcext:value-type="float">
            <text:p>8</text:p>
          </table:table-cell>
          <table:table-cell table:formula="of:=[Espaço_Area.K42]" office:value-type="float" office:value="13" calcext:value-type="float">
            <text:p>13</text:p>
          </table:table-cell>
          <table:table-cell/>
          <table:table-cell table:style-name="ce63" table:formula="of:=IF([.D47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8</text:p>
          </table:table-cell>
          <table:table-cell office:value-type="float" office:value="24" calcext:value-type="float">
            <text:p>24</text:p>
          </table:table-cell>
          <table:table-cell table:formula="of:=[.C48]-1-[.G48]" office:value-type="float" office:value="-11" calcext:value-type="float">
            <text:p>-11</text:p>
          </table:table-cell>
          <table:table-cell table:formula="of:=[.C48]-[.D48]" office:value-type="float" office:value="35" calcext:value-type="float">
            <text:p>35</text:p>
          </table:table-cell>
          <table:table-cell table:formula="of:=[Espaço_Area.B43]" office:value-type="float" office:value="9" calcext:value-type="float">
            <text:p>9</text:p>
          </table:table-cell>
          <table:table-cell table:formula="of:=[Espaço_Area.K43]" office:value-type="float" office:value="34" calcext:value-type="float">
            <text:p>34</text:p>
          </table:table-cell>
          <table:table-cell/>
          <table:table-cell table:style-name="ce63" table:formula="of:=IF([.D48]&gt;0;&quot;YES&quot;;&quot;NO&quot;)" office:value-type="string" office:string-value="NO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1_F2_SW9</text:p>
          </table:table-cell>
          <table:table-cell office:value-type="float" office:value="24" calcext:value-type="float">
            <text:p>24</text:p>
          </table:table-cell>
          <table:table-cell table:formula="of:=[.C49]-1-[.G49]" office:value-type="float" office:value="10" calcext:value-type="float">
            <text:p>10</text:p>
          </table:table-cell>
          <table:table-cell table:formula="of:=[.C49]-[.D49]" office:value-type="float" office:value="14" calcext:value-type="float">
            <text:p>14</text:p>
          </table:table-cell>
          <table:table-cell table:formula="of:=[Espaço_Area.B44]" office:value-type="float" office:value="10" calcext:value-type="float">
            <text:p>10</text:p>
          </table:table-cell>
          <table:table-cell table:formula="of:=[Espaço_Area.K44]" office:value-type="float" office:value="13" calcext:value-type="float">
            <text:p>13</text:p>
          </table:table-cell>
          <table:table-cell/>
          <table:table-cell table:style-name="ce63" table:formula="of:=IF([.D49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10</text:p>
          </table:table-cell>
          <table:table-cell office:value-type="float" office:value="24" calcext:value-type="float">
            <text:p>24</text:p>
          </table:table-cell>
          <table:table-cell table:formula="of:=[.C50]-1-[.G50]" office:value-type="float" office:value="2" calcext:value-type="float">
            <text:p>2</text:p>
          </table:table-cell>
          <table:table-cell table:formula="of:=[.C50]-[.D50]" office:value-type="float" office:value="22" calcext:value-type="float">
            <text:p>22</text:p>
          </table:table-cell>
          <table:table-cell table:formula="of:=[Espaço_Area.B45]" office:value-type="float" office:value="12" calcext:value-type="float">
            <text:p>12</text:p>
          </table:table-cell>
          <table:table-cell table:formula="of:=[Espaço_Area.K45]" office:value-type="float" office:value="21" calcext:value-type="float">
            <text:p>21</text:p>
          </table:table-cell>
          <table:table-cell/>
          <table:table-cell table:style-name="ce63" table:formula="of:=IF([.D50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11</text:p>
          </table:table-cell>
          <table:table-cell office:value-type="float" office:value="24" calcext:value-type="float">
            <text:p>24</text:p>
          </table:table-cell>
          <table:table-cell table:formula="of:=[.C51]-1-[.G51]" office:value-type="float" office:value="23" calcext:value-type="float">
            <text:p>23</text:p>
          </table:table-cell>
          <table:table-cell table:formula="of:=[.C51]-[.D51]" office:value-type="float" office:value="1" calcext:value-type="float">
            <text:p>1</text:p>
          </table:table-cell>
          <table:table-cell/>
          <table:table-cell table:formula="of:=[Espaço_Area.K46]" office:value-type="float" office:value="0" calcext:value-type="float">
            <text:p>0</text:p>
          </table:table-cell>
          <table:table-cell/>
          <table:table-cell table:style-name="ce63" table:formula="of:=IF([.D51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1_F2_SW12</text:p>
          </table:table-cell>
          <table:table-cell office:value-type="float" office:value="24" calcext:value-type="float">
            <text:p>24</text:p>
          </table:table-cell>
          <table:table-cell table:formula="of:=[.C52]-1-[.G52]" office:value-type="float" office:value="23" calcext:value-type="float">
            <text:p>23</text:p>
          </table:table-cell>
          <table:table-cell table:formula="of:=[.C52]-[.D52]" office:value-type="float" office:value="1" calcext:value-type="float">
            <text:p>1</text:p>
          </table:table-cell>
          <table:table-cell/>
          <table:table-cell table:formula="of:=[Espaço_Area.K47]" office:value-type="float" office:value="0" calcext:value-type="float">
            <text:p>0</text:p>
          </table:table-cell>
          <table:table-cell/>
          <table:table-cell table:style-name="ce63" table:formula="of:=IF([.D52]&gt;0;&quot;YES&quot;;&quot;NO&quot;)" office:value-type="string" office:string-value="YES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table:style-name="ce71" table:formula="of:=COM.MICROSOFT.CONCAT(&quot;Total:   &quot;; COUNTA([.B40:.B52]) +1)" office:value-type="string" office:string-value="Total:   14" calcext:value-type="string">
            <text:p>Total: <text:s text:c="2"/>14</text:p>
          </table:table-cell>
          <table:table-cell table:formula="of:=SUM([.C40:.C52])" office:value-type="float" office:value="312" calcext:value-type="float">
            <text:p>312</text:p>
          </table:table-cell>
          <table:table-cell table:formula="of:=[.C53]-[.E53]" office:value-type="float" office:value="158" calcext:value-type="float">
            <text:p>158</text:p>
          </table:table-cell>
          <table:table-cell table:formula="of:=SUM([.E44:.E52])" office:value-type="float" office:value="154" calcext:value-type="float">
            <text:p>154</text:p>
          </table:table-cell>
          <table:table-cell/>
          <table:table-cell table:formula="of:=SUM([.G44:.G52])"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5" office:value-type="string" calcext:value-type="string">
            <text:p>BUILDING 2</text:p>
          </table:table-cell>
          <table:table-cell table:style-name="ce6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ed 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Bone_Floor0</text:p>
          </table:table-cell>
          <table:table-cell office:value-type="string" calcext:value-type="string">
            <text:p>B2_F0_SW0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2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4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6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8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0_SW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table:formula="of:=COM.MICROSOFT.CONCAT(&quot;Total:   &quot;; COUNTA([.B58:.B67]) +1)" office:value-type="string" office:string-value="Total:   11" calcext:value-type="string">
            <text:p>Total: <text:s text:c="2"/>11</text:p>
          </table:table-cell>
          <table:table-cell table:formula="of:=SUM([.C58:.C67])"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Bone_Floor1</text:p>
          </table:table-cell>
          <table:table-cell office:value-type="string" calcext:value-type="string">
            <text:p>B2_F1_SW0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2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4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6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8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0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2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4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6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7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8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19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20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2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22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23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24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2_F1_SW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table:formula="of:=COM.MICROSOFT.CONCAT(&quot;Total:   &quot;; COUNTA([.B70:.B95]) +1)" office:value-type="string" office:string-value="Total:   27" calcext:value-type="string">
            <text:p>Total: <text:s text:c="2"/>27</text:p>
          </table:table-cell>
          <table:table-cell table:formula="of:=SUM([.C70:.C95])" office:value-type="float" office:value="624" calcext:value-type="float">
            <text:p>624</text:p>
          </table:table-cell>
          <table:table-cell table:number-columns-repeated="1021"/>
        </table:table-row>
      </table:table>
      <table:table table:name="Caixas_AP's" table:style-name="ta1">
        <table:table-column table:style-name="co1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1020" table:default-cell-style-name="Default"/>
        <table:table-row table:style-name="ro1">
          <table:table-cell table:style-name="ce14" office:value-type="string" calcext:value-type="string" table:number-columns-spanned="3" table:number-rows-spanned="1">
            <text:p>Backstages and layer tw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Building_1</text:p>
          </table:table-cell>
          <table:table-cell table:number-columns-repeated="2"/>
          <table:table-cell table:style-name="ce14" office:value-type="string" calcext:value-type="string" table:number-columns-spanned="2" table:number-rows-spanned="1">
            <text:p>Device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oor_0</text:p>
          </table:table-cell>
          <table:table-cell table:number-columns-repeated="1022"/>
        </table:table-row>
        <table:table-row table:style-name="ro1">
          <table:table-cell table:style-name="ce82" table:number-columns-repeated="2"/>
          <table:table-cell table:style-name="ce78" office:value-type="string" calcext:value-type="string" table:number-columns-spanned="2" table:number-rows-spanned="1">
            <text:p>12 Access Points In ceiling</text:p>
          </table:table-cell>
          <table:covered-table-cell table:style-name="ce82"/>
          <table:table-cell table:style-name="ce82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0.9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5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0.6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0.5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 swit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0.2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office:value-type="string" calcext:value-type="string">
            <text:p>1 router</text:p>
          </table:table-cell>
          <table:table-cell office:value-type="string" calcext:value-type="string">
            <text:p>One is fiber relay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 table:number-columns-spanned="3" table:number-rows-spanned="1">
            <text:p>Backstages and layer tw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oor_1</text:p>
          </table:table-cell>
          <table:table-cell table:number-columns-repeated="1022"/>
        </table:table-row>
        <table:table-row table:style-name="ro1">
          <table:table-cell table:style-name="ce74" table:number-columns-repeated="2"/>
          <table:table-cell table:style-name="ce74" office:value-type="string" calcext:value-type="string">
            <text:p>12 Access Points</text:p>
          </table:table-cell>
          <table:table-cell table:style-name="ce74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om_1.7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4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2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5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1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4 switch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3" table:number-rows-spanned="1">
            <text:p>Backstages and layer tw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oor_2</text:p>
          </table:table-cell>
          <table:table-cell table:number-columns-repeated="1022"/>
        </table:table-row>
        <table:table-row table:style-name="ro1">
          <table:table-cell table:style-name="ce82" table:number-columns-repeated="2"/>
          <table:table-cell table:style-name="ce82" office:value-type="string" calcext:value-type="string">
            <text:p>12 Access Points</text:p>
          </table:table-cell>
          <table:table-cell table:style-name="ce82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om_2.7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4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2.2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2.5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2.1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4 switch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3" table:number-rows-spanned="1">
            <text:p>Backstages and layer tw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Building_2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loor_0</text:p>
          </table:table-cell>
          <table:table-cell table:number-columns-repeated="1022"/>
        </table:table-row>
        <table:table-row table:style-name="ro1">
          <table:table-cell table:style-name="ce82" table:number-columns-repeated="2"/>
          <table:table-cell table:style-name="ce82" office:value-type="string" calcext:value-type="string">
            <text:p>21 Access Points</text:p>
          </table:table-cell>
          <table:table-cell table:style-name="ce82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om_0.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 switches</text:p>
          </table:table-cell>
          <table:table-cell office:value-type="string" calcext:value-type="string">
            <text:p>1 rout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oom_0.3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0.6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0.8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0.9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xhibition_room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office:value-type="string" calcext:value-type="string">
            <text:p>One is fiber rel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3" table:number-rows-spanned="1">
            <text:p>Backstages and layer two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oor_1</text:p>
          </table:table-cell>
          <table:table-cell table:number-columns-repeated="1022"/>
        </table:table-row>
        <table:table-row table:style-name="ro1">
          <table:table-cell table:style-name="ce82" table:number-columns-repeated="2"/>
          <table:table-cell table:style-name="ce82" office:value-type="string" calcext:value-type="string">
            <text:p>15 Access Points</text:p>
          </table:table-cell>
          <table:table-cell table:style-name="ce82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oom_1.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5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7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1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12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14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16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17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18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20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2 switch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oom_1.23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3 switches</text:p>
          </table:table-cell>
          <table:table-cell table:number-columns-repeated="1020"/>
        </table:table-row>
      </table:table>
      <table:table table:name="VOIP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Usag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15" loext:min-decimal-places="15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3" loext:min-decimal-places="13" number:min-integer-digits="1"/>
    </number:number-style>
    <style:style style:name="Default" style:family="table-cell">
      <style:text-properties style:font-name-asian="Noto Sans CJK JP DemiLight" style:font-family-asian="'Noto Sans CJK JP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-00-0000</text:date>, <text:time style:data-style-name="N2" text:time-value="13:20:25.2762248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-admin </meta:initial-creator>
    <meta:creation-date>2016-02-18T12:05:33.993589248</meta:creation-date>
    <meta:generator>LibreOffice/5.3.1.2$Linux_X86_64 LibreOffice_project/30m0$Build-2</meta:generator>
    <dc:date>2017-03-24T14:26:09.597214642</dc:date>
    <meta:editing-duration>PT22H46M20S</meta:editing-duration>
    <meta:editing-cycles>425</meta:editing-cycles>
    <dc:creator>José Rodrigues</dc:creator>
    <meta:document-statistic meta:table-count="8" meta:cell-count="2445" meta:object-count="0"/>
  </office:meta>
</office:document-meta>
</file>